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_TPB_WLSabsorptionLegnth_GERDA_50-415nm" table:style-name="ta1">
        <table:shapes>
          <draw:frame draw:z-index="0" draw:style-name="gr1" draw:text-style-name="P1" svg:width="6.2988in" svg:height="3.5429in" svg:x="5.2937in" svg:y="47.9028in">
            <draw:object draw:notify-on-update-of-ranges="'3_TPB_WLSabsorptionLegnth_GERDA_50-415nm'.A2:'3_TPB_WLSabsorptionLegnth_GERDA_50-415nm'.A288 '3_TPB_WLSabsorptionLegnth_GERDA_50-415nm'.B2:'3_TPB_WLSabsorptionLegnth_GERDA_50-415nm'.B2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0.4469273743017" calcext:value-type="float">
            <text:p>50.4469273743017</text:p>
          </table:table-cell>
          <table:table-cell office:value-type="float" office:value="0.000000397380074" calcext:value-type="float">
            <text:p>3.97380074E-07</text:p>
          </table:table-cell>
          <table:table-cell table:formula="of:=[.A2]-[.A1]" office:value-type="float" office:value="0.446927374301701" calcext:value-type="float">
            <text:p>0.446927374301701</text:p>
          </table:table-cell>
        </table:table-row>
        <table:table-row table:style-name="ro1">
          <table:table-cell office:value-type="float" office:value="53.5754189944134" calcext:value-type="float">
            <text:p>53.5754189944134</text:p>
          </table:table-cell>
          <table:table-cell office:value-type="float" office:value="0.000000390295203" calcext:value-type="float">
            <text:p>3.90295203E-07</text:p>
          </table:table-cell>
          <table:table-cell table:formula="of:=[.A3]-[.A2]" office:value-type="float" office:value="3.1284916201117" calcext:value-type="float">
            <text:p>3.1284916201117</text:p>
          </table:table-cell>
        </table:table-row>
        <table:table-row table:style-name="ro1">
          <table:table-cell office:value-type="float" office:value="56.927374301676" calcext:value-type="float">
            <text:p>56.927374301676</text:p>
          </table:table-cell>
          <table:table-cell office:value-type="float" office:value="0.00000038498155" calcext:value-type="float">
            <text:p>3.8498155E-07</text:p>
          </table:table-cell>
          <table:table-cell table:formula="of:=[.A4]-[.A3]" office:value-type="float" office:value="3.3519553072626" calcext:value-type="float">
            <text:p>3.3519553072626</text:p>
          </table:table-cell>
        </table:table-row>
        <table:table-row table:style-name="ro1">
          <table:table-cell office:value-type="float" office:value="60.2793296089386" calcext:value-type="float">
            <text:p>60.2793296089386</text:p>
          </table:table-cell>
          <table:table-cell office:value-type="float" office:value="0.000000376715867" calcext:value-type="float">
            <text:p>3.76715867E-07</text:p>
          </table:table-cell>
          <table:table-cell table:formula="of:=[.A5]-[.A4]" office:value-type="float" office:value="3.35195530726261" calcext:value-type="float">
            <text:p>3.35195530726261</text:p>
          </table:table-cell>
        </table:table-row>
        <table:table-row table:style-name="ro1">
          <table:table-cell office:value-type="float" office:value="63.1843575418994" calcext:value-type="float">
            <text:p>63.1843575418994</text:p>
          </table:table-cell>
          <table:table-cell office:value-type="float" office:value="0.000000370811808" calcext:value-type="float">
            <text:p>3.70811808E-07</text:p>
          </table:table-cell>
          <table:table-cell table:formula="of:=[.A6]-[.A5]" office:value-type="float" office:value="2.9050279329608" calcext:value-type="float">
            <text:p>2.9050279329608</text:p>
          </table:table-cell>
        </table:table-row>
        <table:table-row table:style-name="ro1">
          <table:table-cell office:value-type="float" office:value="66.0893854748603" calcext:value-type="float">
            <text:p>66.0893854748603</text:p>
          </table:table-cell>
          <table:table-cell office:value-type="float" office:value="0.000000365498155" calcext:value-type="float">
            <text:p>3.65498155E-07</text:p>
          </table:table-cell>
          <table:table-cell table:formula="of:=[.A7]-[.A6]" office:value-type="float" office:value="2.90502793296089" calcext:value-type="float">
            <text:p>2.90502793296089</text:p>
          </table:table-cell>
        </table:table-row>
        <table:table-row table:style-name="ro1">
          <table:table-cell office:value-type="float" office:value="68.5474860335196" calcext:value-type="float">
            <text:p>68.5474860335196</text:p>
          </table:table-cell>
          <table:table-cell office:value-type="float" office:value="0.00000035900369" calcext:value-type="float">
            <text:p>3.5900369E-07</text:p>
          </table:table-cell>
          <table:table-cell table:formula="of:=[.A8]-[.A7]" office:value-type="float" office:value="2.45810055865931" calcext:value-type="float">
            <text:p>2.45810055865931</text:p>
          </table:table-cell>
        </table:table-row>
        <table:table-row table:style-name="ro1">
          <table:table-cell office:value-type="float" office:value="71.6759776536313" calcext:value-type="float">
            <text:p>71.6759776536313</text:p>
          </table:table-cell>
          <table:table-cell office:value-type="float" office:value="0.000000352509225" calcext:value-type="float">
            <text:p>3.52509225E-07</text:p>
          </table:table-cell>
          <table:table-cell table:formula="of:=[.A9]-[.A8]" office:value-type="float" office:value="3.1284916201117" calcext:value-type="float">
            <text:p>3.1284916201117</text:p>
          </table:table-cell>
        </table:table-row>
        <table:table-row table:style-name="ro1">
          <table:table-cell office:value-type="float" office:value="75.4748603351955" calcext:value-type="float">
            <text:p>75.4748603351955</text:p>
          </table:table-cell>
          <table:table-cell office:value-type="float" office:value="0.000000353099631" calcext:value-type="float">
            <text:p>3.53099631E-07</text:p>
          </table:table-cell>
          <table:table-cell table:formula="of:=[.A10]-[.A9]" office:value-type="float" office:value="3.79888268156419" calcext:value-type="float">
            <text:p>3.79888268156419</text:p>
          </table:table-cell>
        </table:table-row>
        <table:table-row table:style-name="ro1">
          <table:table-cell office:value-type="float" office:value="77.2625698324022" calcext:value-type="float">
            <text:p>77.2625698324022</text:p>
          </table:table-cell>
          <table:table-cell office:value-type="float" office:value="0.000000358413284" calcext:value-type="float">
            <text:p>3.58413284E-07</text:p>
          </table:table-cell>
          <table:table-cell table:formula="of:=[.A11]-[.A10]" office:value-type="float" office:value="1.78770949720671" calcext:value-type="float">
            <text:p>1.78770949720671</text:p>
          </table:table-cell>
        </table:table-row>
        <table:table-row table:style-name="ro1">
          <table:table-cell office:value-type="float" office:value="79.7206703910615" calcext:value-type="float">
            <text:p>79.7206703910615</text:p>
          </table:table-cell>
          <table:table-cell office:value-type="float" office:value="0.000000363136531" calcext:value-type="float">
            <text:p>3.63136531E-07</text:p>
          </table:table-cell>
          <table:table-cell table:formula="of:=[.A12]-[.A11]" office:value-type="float" office:value="2.4581005586593" calcext:value-type="float">
            <text:p>2.4581005586593</text:p>
          </table:table-cell>
        </table:table-row>
        <table:table-row table:style-name="ro1">
          <table:table-cell office:value-type="float" office:value="82.6256983240224" calcext:value-type="float">
            <text:p>82.6256983240224</text:p>
          </table:table-cell>
          <table:table-cell office:value-type="float" office:value="0.000000367269373" calcext:value-type="float">
            <text:p>3.67269373E-07</text:p>
          </table:table-cell>
          <table:table-cell table:formula="of:=[.A13]-[.A12]" office:value-type="float" office:value="2.90502793296089" calcext:value-type="float">
            <text:p>2.90502793296089</text:p>
          </table:table-cell>
        </table:table-row>
        <table:table-row table:style-name="ro1">
          <table:table-cell office:value-type="float" office:value="85.7541899441341" calcext:value-type="float">
            <text:p>85.7541899441341</text:p>
          </table:table-cell>
          <table:table-cell office:value-type="float" office:value="0.00000037199262" calcext:value-type="float">
            <text:p>3.7199262E-07</text:p>
          </table:table-cell>
          <table:table-cell table:formula="of:=[.A14]-[.A13]" office:value-type="float" office:value="3.1284916201117" calcext:value-type="float">
            <text:p>3.1284916201117</text:p>
          </table:table-cell>
        </table:table-row>
        <table:table-row table:style-name="ro1">
          <table:table-cell office:value-type="float" office:value="88.2122905027933" calcext:value-type="float">
            <text:p>88.2122905027933</text:p>
          </table:table-cell>
          <table:table-cell office:value-type="float" office:value="0.000000379077491" calcext:value-type="float">
            <text:p>3.79077491E-07</text:p>
          </table:table-cell>
          <table:table-cell table:formula="of:=[.A15]-[.A14]" office:value-type="float" office:value="2.4581005586592" calcext:value-type="float">
            <text:p>2.4581005586592</text:p>
          </table:table-cell>
        </table:table-row>
        <table:table-row table:style-name="ro1">
          <table:table-cell office:value-type="float" office:value="92.2346368715084" calcext:value-type="float">
            <text:p>92.2346368715084</text:p>
          </table:table-cell>
          <table:table-cell office:value-type="float" office:value="0.000000385571956" calcext:value-type="float">
            <text:p>3.85571956E-07</text:p>
          </table:table-cell>
          <table:table-cell table:formula="of:=[.A16]-[.A15]" office:value-type="float" office:value="4.02234636871511" calcext:value-type="float">
            <text:p>4.02234636871511</text:p>
          </table:table-cell>
        </table:table-row>
        <table:table-row table:style-name="ro1">
          <table:table-cell office:value-type="float" office:value="94.6927374301676" calcext:value-type="float">
            <text:p>94.6927374301676</text:p>
          </table:table-cell>
          <table:table-cell office:value-type="float" office:value="0.000000390295203" calcext:value-type="float">
            <text:p>3.90295203E-07</text:p>
          </table:table-cell>
          <table:table-cell table:formula="of:=[.A17]-[.A16]" office:value-type="float" office:value="2.4581005586592" calcext:value-type="float">
            <text:p>2.4581005586592</text:p>
          </table:table-cell>
        </table:table-row>
        <table:table-row table:style-name="ro1">
          <table:table-cell office:value-type="float" office:value="97.3743016759777" calcext:value-type="float">
            <text:p>97.3743016759777</text:p>
          </table:table-cell>
          <table:table-cell office:value-type="float" office:value="0.000000395608856" calcext:value-type="float">
            <text:p>3.95608856E-07</text:p>
          </table:table-cell>
          <table:table-cell table:formula="of:=[.A18]-[.A17]" office:value-type="float" office:value="2.68156424581011" calcext:value-type="float">
            <text:p>2.68156424581011</text:p>
          </table:table-cell>
        </table:table-row>
        <table:table-row table:style-name="ro1">
          <table:table-cell office:value-type="float" office:value="100.279329608939" calcext:value-type="float">
            <text:p>100.279329608939</text:p>
          </table:table-cell>
          <table:table-cell office:value-type="float" office:value="0.000000399151292" calcext:value-type="float">
            <text:p>3.99151292E-07</text:p>
          </table:table-cell>
          <table:table-cell table:formula="of:=[.A19]-[.A18]" office:value-type="float" office:value="2.90502793296129" calcext:value-type="float">
            <text:p>2.90502793296129</text:p>
          </table:table-cell>
        </table:table-row>
        <table:table-row table:style-name="ro1">
          <table:table-cell office:value-type="float" office:value="104.301675977654" calcext:value-type="float">
            <text:p>104.301675977654</text:p>
          </table:table-cell>
          <table:table-cell office:value-type="float" office:value="0.000000400332103" calcext:value-type="float">
            <text:p>4.00332103E-07</text:p>
          </table:table-cell>
          <table:table-cell table:formula="of:=[.A20]-[.A19]" office:value-type="float" office:value="4.02234636871501" calcext:value-type="float">
            <text:p>4.02234636871501</text:p>
          </table:table-cell>
        </table:table-row>
        <table:table-row table:style-name="ro1">
          <table:table-cell office:value-type="float" office:value="107.877094972067" calcext:value-type="float">
            <text:p>107.877094972067</text:p>
          </table:table-cell>
          <table:table-cell office:value-type="float" office:value="0.000000400332103" calcext:value-type="float">
            <text:p>4.00332103E-07</text:p>
          </table:table-cell>
          <table:table-cell table:formula="of:=[.A21]-[.A20]" office:value-type="float" office:value="3.575418994413" calcext:value-type="float">
            <text:p>3.575418994413</text:p>
          </table:table-cell>
        </table:table-row>
        <table:table-row table:style-name="ro1">
          <table:table-cell office:value-type="float" office:value="110.111731843575" calcext:value-type="float">
            <text:p>110.111731843575</text:p>
          </table:table-cell>
          <table:table-cell office:value-type="float" office:value="0.000000399741697" calcext:value-type="float">
            <text:p>3.99741697E-07</text:p>
          </table:table-cell>
          <table:table-cell table:formula="of:=[.A22]-[.A21]" office:value-type="float" office:value="2.234636871508" calcext:value-type="float">
            <text:p>2.234636871508</text:p>
          </table:table-cell>
        </table:table-row>
        <table:table-row table:style-name="ro1">
          <table:table-cell office:value-type="float" office:value="113.463687150838" calcext:value-type="float">
            <text:p>113.463687150838</text:p>
          </table:table-cell>
          <table:table-cell office:value-type="float" office:value="0.000000399741697" calcext:value-type="float">
            <text:p>3.99741697E-07</text:p>
          </table:table-cell>
          <table:table-cell table:formula="of:=[.A23]-[.A22]" office:value-type="float" office:value="3.351955307263" calcext:value-type="float">
            <text:p>3.351955307263</text:p>
          </table:table-cell>
        </table:table-row>
        <table:table-row table:style-name="ro1">
          <table:table-cell office:value-type="float" office:value="116.59217877095" calcext:value-type="float">
            <text:p>116.59217877095</text:p>
          </table:table-cell>
          <table:table-cell office:value-type="float" office:value="0.00000039797048" calcext:value-type="float">
            <text:p>3.9797048E-07</text:p>
          </table:table-cell>
          <table:table-cell table:formula="of:=[.A24]-[.A23]" office:value-type="float" office:value="3.128491620112" calcext:value-type="float">
            <text:p>3.128491620112</text:p>
          </table:table-cell>
        </table:table-row>
        <table:table-row table:style-name="ro1">
          <table:table-cell office:value-type="float" office:value="119.720670391061" calcext:value-type="float">
            <text:p>119.720670391061</text:p>
          </table:table-cell>
          <table:table-cell office:value-type="float" office:value="0.000000398560886" calcext:value-type="float">
            <text:p>3.98560886E-07</text:p>
          </table:table-cell>
          <table:table-cell table:formula="of:=[.A25]-[.A24]" office:value-type="float" office:value="3.12849162011101" calcext:value-type="float">
            <text:p>3.12849162011101</text:p>
          </table:table-cell>
        </table:table-row>
        <table:table-row table:style-name="ro1">
          <table:table-cell office:value-type="float" office:value="123.072625698324" calcext:value-type="float">
            <text:p>123.072625698324</text:p>
          </table:table-cell>
          <table:table-cell office:value-type="float" office:value="0.000000399151292" calcext:value-type="float">
            <text:p>3.99151292E-07</text:p>
          </table:table-cell>
          <table:table-cell table:formula="of:=[.A26]-[.A25]" office:value-type="float" office:value="3.351955307263" calcext:value-type="float">
            <text:p>3.351955307263</text:p>
          </table:table-cell>
        </table:table-row>
        <table:table-row table:style-name="ro1">
          <table:table-cell office:value-type="float" office:value="126.424581005587" calcext:value-type="float">
            <text:p>126.424581005587</text:p>
          </table:table-cell>
          <table:table-cell office:value-type="float" office:value="0.000000399151292" calcext:value-type="float">
            <text:p>3.99151292E-07</text:p>
          </table:table-cell>
          <table:table-cell table:formula="of:=[.A27]-[.A26]" office:value-type="float" office:value="3.351955307263" calcext:value-type="float">
            <text:p>3.3519553072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399551292" calcext:value-type="float">
            <text:p>3.99551292E-07</text:p>
          </table:table-cell>
          <table:table-cell table:formula="of:=[.A28]-[.A27]" office:value-type="float" office:value="1.575418994413" calcext:value-type="float">
            <text:p>1.575418994413</text:p>
          </table:table-cell>
        </table:table-row>
        <table:table-row table:style-name="ro1">
          <table:table-cell office:value-type="float" office:value="129.776536312849" calcext:value-type="float">
            <text:p>129.776536312849</text:p>
          </table:table-cell>
          <table:table-cell office:value-type="float" office:value="0.000000399741697" calcext:value-type="float">
            <text:p>3.99741697E-07</text:p>
          </table:table-cell>
          <table:table-cell table:formula="of:=[.A29]-[.A28]" office:value-type="float" office:value="1.776536312849" calcext:value-type="float">
            <text:p>1.776536312849</text:p>
          </table:table-cell>
        </table:table-row>
        <table:table-row table:style-name="ro1">
          <table:table-cell office:value-type="float" office:value="133.575418994413" calcext:value-type="float">
            <text:p>133.575418994413</text:p>
          </table:table-cell>
          <table:table-cell office:value-type="float" office:value="0.000000398560886" calcext:value-type="float">
            <text:p>3.98560886E-07</text:p>
          </table:table-cell>
          <table:table-cell table:formula="of:=[.A30]-[.A29]" office:value-type="float" office:value="3.79888268156401" calcext:value-type="float">
            <text:p>3.79888268156401</text:p>
          </table:table-cell>
        </table:table-row>
        <table:table-row table:style-name="ro1">
          <table:table-cell office:value-type="float" office:value="137.597765363128" calcext:value-type="float">
            <text:p>137.597765363128</text:p>
          </table:table-cell>
          <table:table-cell office:value-type="float" office:value="0.000000399741697" calcext:value-type="float">
            <text:p>3.99741697E-07</text:p>
          </table:table-cell>
          <table:table-cell table:formula="of:=[.A31]-[.A30]" office:value-type="float" office:value="4.02234636871498" calcext:value-type="float">
            <text:p>4.02234636871498</text:p>
          </table:table-cell>
        </table:table-row>
        <table:table-row table:style-name="ro1">
          <table:table-cell office:value-type="float" office:value="141.620111731844" calcext:value-type="float">
            <text:p>141.620111731844</text:p>
          </table:table-cell>
          <table:table-cell office:value-type="float" office:value="0.000000399741697" calcext:value-type="float">
            <text:p>3.99741697E-07</text:p>
          </table:table-cell>
          <table:table-cell table:formula="of:=[.A32]-[.A31]" office:value-type="float" office:value="4.022346368716" calcext:value-type="float">
            <text:p>4.022346368716</text:p>
          </table:table-cell>
        </table:table-row>
        <table:table-row table:style-name="ro1">
          <table:table-cell office:value-type="float" office:value="146.312849162011" calcext:value-type="float">
            <text:p>146.312849162011</text:p>
          </table:table-cell>
          <table:table-cell office:value-type="float" office:value="0.000000399741697" calcext:value-type="float">
            <text:p>3.99741697E-07</text:p>
          </table:table-cell>
          <table:table-cell table:formula="of:=[.A33]-[.A32]" office:value-type="float" office:value="4.692737430167" calcext:value-type="float">
            <text:p>4.692737430167</text:p>
          </table:table-cell>
        </table:table-row>
        <table:table-row table:style-name="ro1">
          <table:table-cell office:value-type="float" office:value="150.558659217877" calcext:value-type="float">
            <text:p>150.558659217877</text:p>
          </table:table-cell>
          <table:table-cell office:value-type="float" office:value="0.000000399151292" calcext:value-type="float">
            <text:p>3.99151292E-07</text:p>
          </table:table-cell>
          <table:table-cell table:formula="of:=[.A34]-[.A33]" office:value-type="float" office:value="4.245810055866" calcext:value-type="float">
            <text:p>4.245810055866</text:p>
          </table:table-cell>
        </table:table-row>
        <table:table-row table:style-name="ro1">
          <table:table-cell office:value-type="float" office:value="152.569832402235" calcext:value-type="float">
            <text:p>152.569832402235</text:p>
          </table:table-cell>
          <table:table-cell office:value-type="float" office:value="0.000000393247232" calcext:value-type="float">
            <text:p>3.93247232E-07</text:p>
          </table:table-cell>
          <table:table-cell table:formula="of:=[.A35]-[.A34]" office:value-type="float" office:value="2.011173184358" calcext:value-type="float">
            <text:p>2.011173184358</text:p>
          </table:table-cell>
        </table:table-row>
        <table:table-row table:style-name="ro1">
          <table:table-cell office:value-type="float" office:value="155.251396648045" calcext:value-type="float">
            <text:p>155.251396648045</text:p>
          </table:table-cell>
          <table:table-cell office:value-type="float" office:value="0.000000386752768" calcext:value-type="float">
            <text:p>3.86752768E-07</text:p>
          </table:table-cell>
          <table:table-cell table:formula="of:=[.A36]-[.A35]" office:value-type="float" office:value="2.68156424580999" calcext:value-type="float">
            <text:p>2.68156424580999</text:p>
          </table:table-cell>
        </table:table-row>
        <table:table-row table:style-name="ro1">
          <table:table-cell office:value-type="float" office:value="158.379888268156" calcext:value-type="float">
            <text:p>158.379888268156</text:p>
          </table:table-cell>
          <table:table-cell office:value-type="float" office:value="0.000000380258303" calcext:value-type="float">
            <text:p>3.80258303E-07</text:p>
          </table:table-cell>
          <table:table-cell table:formula="of:=[.A37]-[.A36]" office:value-type="float" office:value="3.12849162011102" calcext:value-type="float">
            <text:p>3.12849162011102</text:p>
          </table:table-cell>
        </table:table-row>
        <table:table-row table:style-name="ro1">
          <table:table-cell office:value-type="float" office:value="160.614525139665" calcext:value-type="float">
            <text:p>160.614525139665</text:p>
          </table:table-cell>
          <table:table-cell office:value-type="float" office:value="0.000000373763838" calcext:value-type="float">
            <text:p>3.73763838E-07</text:p>
          </table:table-cell>
          <table:table-cell table:formula="of:=[.A38]-[.A37]" office:value-type="float" office:value="2.234636871509" calcext:value-type="float">
            <text:p>2.234636871509</text:p>
          </table:table-cell>
        </table:table-row>
        <table:table-row table:style-name="ro1">
          <table:table-cell office:value-type="float" office:value="163.072625698324" calcext:value-type="float">
            <text:p>163.072625698324</text:p>
          </table:table-cell>
          <table:table-cell office:value-type="float" office:value="0.000000366088561" calcext:value-type="float">
            <text:p>3.66088561E-07</text:p>
          </table:table-cell>
          <table:table-cell table:formula="of:=[.A39]-[.A38]" office:value-type="float" office:value="2.458100558659" calcext:value-type="float">
            <text:p>2.458100558659</text:p>
          </table:table-cell>
        </table:table-row>
        <table:table-row table:style-name="ro1">
          <table:table-cell office:value-type="float" office:value="165.307262569832" calcext:value-type="float">
            <text:p>165.307262569832</text:p>
          </table:table-cell>
          <table:table-cell office:value-type="float" office:value="0.000000359594096" calcext:value-type="float">
            <text:p>3.59594096E-07</text:p>
          </table:table-cell>
          <table:table-cell table:formula="of:=[.A40]-[.A39]" office:value-type="float" office:value="2.234636871508" calcext:value-type="float">
            <text:p>2.234636871508</text:p>
          </table:table-cell>
        </table:table-row>
        <table:table-row table:style-name="ro1">
          <table:table-cell office:value-type="float" office:value="167.988826815642" calcext:value-type="float">
            <text:p>167.988826815642</text:p>
          </table:table-cell>
          <table:table-cell office:value-type="float" office:value="0.000000353099631" calcext:value-type="float">
            <text:p>3.53099631E-07</text:p>
          </table:table-cell>
          <table:table-cell table:formula="of:=[.A41]-[.A40]" office:value-type="float" office:value="2.68156424580999" calcext:value-type="float">
            <text:p>2.681564245809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034896679" calcext:value-type="float">
            <text:p>3.4896679E-07</text:p>
          </table:table-cell>
          <table:table-cell table:formula="of:=[.A42]-[.A41]" office:value-type="float" office:value="2.011173184358" calcext:value-type="float">
            <text:p>2.011173184358</text:p>
          </table:table-cell>
        </table:table-row>
        <table:table-row table:style-name="ro1">
          <table:table-cell office:value-type="float" office:value="171.787709497207" calcext:value-type="float">
            <text:p>171.787709497207</text:p>
          </table:table-cell>
          <table:table-cell office:value-type="float" office:value="0.000000340110701" calcext:value-type="float">
            <text:p>3.40110701E-07</text:p>
          </table:table-cell>
          <table:table-cell table:formula="of:=[.A43]-[.A42]" office:value-type="float" office:value="1.787709497207" calcext:value-type="float">
            <text:p>1.787709497207</text:p>
          </table:table-cell>
        </table:table-row>
        <table:table-row table:style-name="ro1">
          <table:table-cell office:value-type="float" office:value="173.128491620112" calcext:value-type="float">
            <text:p>173.128491620112</text:p>
          </table:table-cell>
          <table:table-cell office:value-type="float" office:value="0.000000332435424" calcext:value-type="float">
            <text:p>3.32435424E-07</text:p>
          </table:table-cell>
          <table:table-cell table:formula="of:=[.A44]-[.A43]" office:value-type="float" office:value="1.34078212290498" calcext:value-type="float">
            <text:p>1.34078212290498</text:p>
          </table:table-cell>
        </table:table-row>
        <table:table-row table:style-name="ro1">
          <table:table-cell office:value-type="float" office:value="175.139664804469" calcext:value-type="float">
            <text:p>175.139664804469</text:p>
          </table:table-cell>
          <table:table-cell office:value-type="float" office:value="0.000000325940959" calcext:value-type="float">
            <text:p>3.25940959E-07</text:p>
          </table:table-cell>
          <table:table-cell table:formula="of:=[.A45]-[.A44]" office:value-type="float" office:value="2.01117318435701" calcext:value-type="float">
            <text:p>2.01117318435701</text:p>
          </table:table-cell>
        </table:table-row>
        <table:table-row table:style-name="ro1">
          <table:table-cell office:value-type="float" office:value="176.480446927374" calcext:value-type="float">
            <text:p>176.480446927374</text:p>
          </table:table-cell>
          <table:table-cell office:value-type="float" office:value="0.000000318265683" calcext:value-type="float">
            <text:p>3.18265683E-07</text:p>
          </table:table-cell>
          <table:table-cell table:formula="of:=[.A46]-[.A45]" office:value-type="float" office:value="1.34078212290501" calcext:value-type="float">
            <text:p>1.34078212290501</text:p>
          </table:table-cell>
        </table:table-row>
        <table:table-row table:style-name="ro1">
          <table:table-cell office:value-type="float" office:value="177.374301675978" calcext:value-type="float">
            <text:p>177.374301675978</text:p>
          </table:table-cell>
          <table:table-cell office:value-type="float" office:value="0.000000310590406" calcext:value-type="float">
            <text:p>3.10590406E-07</text:p>
          </table:table-cell>
          <table:table-cell table:formula="of:=[.A47]-[.A46]" office:value-type="float" office:value="0.893854748603985" calcext:value-type="float">
            <text:p>0.893854748603985</text:p>
          </table:table-cell>
        </table:table-row>
        <table:table-row table:style-name="ro1">
          <table:table-cell office:value-type="float" office:value="179.385474860335" calcext:value-type="float">
            <text:p>179.385474860335</text:p>
          </table:table-cell>
          <table:table-cell office:value-type="float" office:value="0.000000302324723" calcext:value-type="float">
            <text:p>3.02324723E-07</text:p>
          </table:table-cell>
          <table:table-cell table:formula="of:=[.A48]-[.A47]" office:value-type="float" office:value="2.01117318435701" calcext:value-type="float">
            <text:p>2.01117318435701</text:p>
          </table:table-cell>
        </table:table-row>
        <table:table-row table:style-name="ro1">
          <table:table-cell office:value-type="float" office:value="180.502793296089" calcext:value-type="float">
            <text:p>180.502793296089</text:p>
          </table:table-cell>
          <table:table-cell office:value-type="float" office:value="0.000000295239852" calcext:value-type="float">
            <text:p>2.95239852E-07</text:p>
          </table:table-cell>
          <table:table-cell table:formula="of:=[.A49]-[.A48]" office:value-type="float" office:value="1.11731843575402" calcext:value-type="float">
            <text:p>1.11731843575402</text:p>
          </table:table-cell>
        </table:table-row>
        <table:table-row table:style-name="ro1">
          <table:table-cell office:value-type="float" office:value="182.290502793296" calcext:value-type="float">
            <text:p>182.290502793296</text:p>
          </table:table-cell>
          <table:table-cell office:value-type="float" office:value="0.000000287564576" calcext:value-type="float">
            <text:p>2.87564576E-07</text:p>
          </table:table-cell>
          <table:table-cell table:formula="of:=[.A50]-[.A49]" office:value-type="float" office:value="1.787709497207" calcext:value-type="float">
            <text:p>1.787709497207</text:p>
          </table:table-cell>
        </table:table-row>
        <table:table-row table:style-name="ro1">
          <table:table-cell office:value-type="float" office:value="183.854748603352" calcext:value-type="float">
            <text:p>183.854748603352</text:p>
          </table:table-cell>
          <table:table-cell office:value-type="float" office:value="0.000000280479705" calcext:value-type="float">
            <text:p>2.80479705E-07</text:p>
          </table:table-cell>
          <table:table-cell table:formula="of:=[.A51]-[.A50]" office:value-type="float" office:value="1.56424581005598" calcext:value-type="float">
            <text:p>1.56424581005598</text:p>
          </table:table-cell>
        </table:table-row>
        <table:table-row table:style-name="ro1">
          <table:table-cell office:value-type="float" office:value="185.195530726257" calcext:value-type="float">
            <text:p>185.195530726257</text:p>
          </table:table-cell>
          <table:table-cell office:value-type="float" office:value="0.00000027398524" calcext:value-type="float">
            <text:p>2.7398524E-07</text:p>
          </table:table-cell>
          <table:table-cell table:formula="of:=[.A52]-[.A51]" office:value-type="float" office:value="1.34078212290501" calcext:value-type="float">
            <text:p>1.34078212290501</text:p>
          </table:table-cell>
        </table:table-row>
        <table:table-row table:style-name="ro1">
          <table:table-cell office:value-type="float" office:value="186.536312849162" calcext:value-type="float">
            <text:p>186.536312849162</text:p>
          </table:table-cell>
          <table:table-cell office:value-type="float" office:value="0.000000267490775" calcext:value-type="float">
            <text:p>2.67490775E-07</text:p>
          </table:table-cell>
          <table:table-cell table:formula="of:=[.A53]-[.A52]" office:value-type="float" office:value="1.34078212290498" calcext:value-type="float">
            <text:p>1.34078212290498</text:p>
          </table:table-cell>
        </table:table-row>
        <table:table-row table:style-name="ro1">
          <table:table-cell office:value-type="float" office:value="187.877094972067" calcext:value-type="float">
            <text:p>187.877094972067</text:p>
          </table:table-cell>
          <table:table-cell office:value-type="float" office:value="0.000000258634686" calcext:value-type="float">
            <text:p>2.58634686E-07</text:p>
          </table:table-cell>
          <table:table-cell table:formula="of:=[.A54]-[.A53]" office:value-type="float" office:value="1.34078212290501" calcext:value-type="float">
            <text:p>1.34078212290501</text:p>
          </table:table-cell>
        </table:table-row>
        <table:table-row table:style-name="ro1">
          <table:table-cell office:value-type="float" office:value="189.664804469274" calcext:value-type="float">
            <text:p>189.664804469274</text:p>
          </table:table-cell>
          <table:table-cell office:value-type="float" office:value="0.000000252140221" calcext:value-type="float">
            <text:p>2.52140221E-07</text:p>
          </table:table-cell>
          <table:table-cell table:formula="of:=[.A55]-[.A54]" office:value-type="float" office:value="1.787709497207" calcext:value-type="float">
            <text:p>1.787709497207</text:p>
          </table:table-cell>
        </table:table-row>
        <table:table-row table:style-name="ro1">
          <table:table-cell office:value-type="float" office:value="191.45251396648" calcext:value-type="float">
            <text:p>191.45251396648</text:p>
          </table:table-cell>
          <table:table-cell office:value-type="float" office:value="0.000000256273063" calcext:value-type="float">
            <text:p>2.56273063E-07</text:p>
          </table:table-cell>
          <table:table-cell table:formula="of:=[.A56]-[.A55]" office:value-type="float" office:value="1.78770949720601" calcext:value-type="float">
            <text:p>1.78770949720601</text:p>
          </table:table-cell>
        </table:table-row>
        <table:table-row table:style-name="ro1">
          <table:table-cell office:value-type="float" office:value="193.016759776536" calcext:value-type="float">
            <text:p>193.016759776536</text:p>
          </table:table-cell>
          <table:table-cell office:value-type="float" office:value="0.000000263357934" calcext:value-type="float">
            <text:p>2.63357934E-07</text:p>
          </table:table-cell>
          <table:table-cell table:formula="of:=[.A57]-[.A56]" office:value-type="float" office:value="1.56424581005598" calcext:value-type="float">
            <text:p>1.56424581005598</text:p>
          </table:table-cell>
        </table:table-row>
        <table:table-row table:style-name="ro1">
          <table:table-cell office:value-type="float" office:value="194.357541899441" calcext:value-type="float">
            <text:p>194.357541899441</text:p>
          </table:table-cell>
          <table:table-cell office:value-type="float" office:value="0.000000273099631" calcext:value-type="float">
            <text:p>2.73099631E-07</text:p>
          </table:table-cell>
          <table:table-cell table:formula="of:=[.A58]-[.A57]" office:value-type="float" office:value="1.34078212290501" calcext:value-type="float">
            <text:p>1.34078212290501</text:p>
          </table:table-cell>
        </table:table-row>
        <table:table-row table:style-name="ro1">
          <table:table-cell office:value-type="float" office:value="196.59217877095" calcext:value-type="float">
            <text:p>196.59217877095</text:p>
          </table:table-cell>
          <table:table-cell office:value-type="float" office:value="0.000000283431734" calcext:value-type="float">
            <text:p>2.83431734E-07</text:p>
          </table:table-cell>
          <table:table-cell table:formula="of:=[.A59]-[.A58]" office:value-type="float" office:value="2.234636871509" calcext:value-type="float">
            <text:p>2.234636871509</text:p>
          </table:table-cell>
        </table:table-row>
        <table:table-row table:style-name="ro1">
          <table:table-cell office:value-type="float" office:value="198.379888268156" calcext:value-type="float">
            <text:p>198.379888268156</text:p>
          </table:table-cell>
          <table:table-cell office:value-type="float" office:value="0.000000289926199" calcext:value-type="float">
            <text:p>2.89926199E-07</text:p>
          </table:table-cell>
          <table:table-cell table:formula="of:=[.A60]-[.A59]" office:value-type="float" office:value="1.78770949720601" calcext:value-type="float">
            <text:p>1.78770949720601</text:p>
          </table:table-cell>
        </table:table-row>
        <table:table-row table:style-name="ro1">
          <table:table-cell office:value-type="float" office:value="200.167597765363" calcext:value-type="float">
            <text:p>200.167597765363</text:p>
          </table:table-cell>
          <table:table-cell office:value-type="float" office:value="0.000000299372694" calcext:value-type="float">
            <text:p>2.99372694E-07</text:p>
          </table:table-cell>
          <table:table-cell table:formula="of:=[.A61]-[.A60]" office:value-type="float" office:value="1.787709497207" calcext:value-type="float">
            <text:p>1.787709497207</text:p>
          </table:table-cell>
        </table:table-row>
        <table:table-row table:style-name="ro1">
          <table:table-cell office:value-type="float" office:value="201.95530726257" calcext:value-type="float">
            <text:p>201.95530726257</text:p>
          </table:table-cell>
          <table:table-cell office:value-type="float" office:value="0.000000309409594" calcext:value-type="float">
            <text:p>3.09409594E-07</text:p>
          </table:table-cell>
          <table:table-cell table:formula="of:=[.A62]-[.A61]" office:value-type="float" office:value="1.78770949720698" calcext:value-type="float">
            <text:p>1.78770949720698</text:p>
          </table:table-cell>
        </table:table-row>
        <table:table-row table:style-name="ro1">
          <table:table-cell office:value-type="float" office:value="203.296089385475" calcext:value-type="float">
            <text:p>203.296089385475</text:p>
          </table:table-cell>
          <table:table-cell office:value-type="float" office:value="0.000000317084871" calcext:value-type="float">
            <text:p>3.17084871E-07</text:p>
          </table:table-cell>
          <table:table-cell table:formula="of:=[.A63]-[.A62]" office:value-type="float" office:value="1.34078212290501" calcext:value-type="float">
            <text:p>1.34078212290501</text:p>
          </table:table-cell>
        </table:table-row>
        <table:table-row table:style-name="ro1">
          <table:table-cell office:value-type="float" office:value="205.083798882682" calcext:value-type="float">
            <text:p>205.083798882682</text:p>
          </table:table-cell>
          <table:table-cell office:value-type="float" office:value="0.000000325350554" calcext:value-type="float">
            <text:p>3.25350554E-07</text:p>
          </table:table-cell>
          <table:table-cell table:formula="of:=[.A64]-[.A63]" office:value-type="float" office:value="1.787709497207" calcext:value-type="float">
            <text:p>1.787709497207</text:p>
          </table:table-cell>
        </table:table-row>
        <table:table-row table:style-name="ro1">
          <table:table-cell office:value-type="float" office:value="206.871508379888" calcext:value-type="float">
            <text:p>206.871508379888</text:p>
          </table:table-cell>
          <table:table-cell office:value-type="float" office:value="0.000000331845018" calcext:value-type="float">
            <text:p>3.31845018E-07</text:p>
          </table:table-cell>
          <table:table-cell table:formula="of:=[.A65]-[.A64]" office:value-type="float" office:value="1.78770949720601" calcext:value-type="float">
            <text:p>1.78770949720601</text:p>
          </table:table-cell>
        </table:table-row>
        <table:table-row table:style-name="ro1">
          <table:table-cell office:value-type="float" office:value="208.435754189944" calcext:value-type="float">
            <text:p>208.435754189944</text:p>
          </table:table-cell>
          <table:table-cell office:value-type="float" office:value="0.000000340701107" calcext:value-type="float">
            <text:p>3.40701107E-07</text:p>
          </table:table-cell>
          <table:table-cell table:formula="of:=[.A66]-[.A65]" office:value-type="float" office:value="1.56424581005598" calcext:value-type="float">
            <text:p>1.56424581005598</text:p>
          </table:table-cell>
        </table:table-row>
        <table:table-row table:style-name="ro1">
          <table:table-cell office:value-type="float" office:value="210.223463687151" calcext:value-type="float">
            <text:p>210.223463687151</text:p>
          </table:table-cell>
          <table:table-cell office:value-type="float" office:value="0.000000347785978" calcext:value-type="float">
            <text:p>3.47785978E-07</text:p>
          </table:table-cell>
          <table:table-cell table:formula="of:=[.A67]-[.A66]" office:value-type="float" office:value="1.787709497207" calcext:value-type="float">
            <text:p>1.787709497207</text:p>
          </table:table-cell>
        </table:table-row>
        <table:table-row table:style-name="ro1">
          <table:table-cell office:value-type="float" office:value="212.458100558659" calcext:value-type="float">
            <text:p>212.458100558659</text:p>
          </table:table-cell>
          <table:table-cell office:value-type="float" office:value="0.000000356642066" calcext:value-type="float">
            <text:p>3.56642066E-07</text:p>
          </table:table-cell>
          <table:table-cell table:formula="of:=[.A68]-[.A67]" office:value-type="float" office:value="2.234636871508" calcext:value-type="float">
            <text:p>2.234636871508</text:p>
          </table:table-cell>
        </table:table-row>
        <table:table-row table:style-name="ro1">
          <table:table-cell office:value-type="float" office:value="215.586592178771" calcext:value-type="float">
            <text:p>215.586592178771</text:p>
          </table:table-cell>
          <table:table-cell office:value-type="float" office:value="0.000000361365314" calcext:value-type="float">
            <text:p>3.61365314E-07</text:p>
          </table:table-cell>
          <table:table-cell table:formula="of:=[.A69]-[.A68]" office:value-type="float" office:value="3.12849162011202" calcext:value-type="float">
            <text:p>3.12849162011202</text:p>
          </table:table-cell>
        </table:table-row>
        <table:table-row table:style-name="ro1">
          <table:table-cell office:value-type="float" office:value="217.374301675978" calcext:value-type="float">
            <text:p>217.374301675978</text:p>
          </table:table-cell>
          <table:table-cell office:value-type="float" office:value="0.000000367859779" calcext:value-type="float">
            <text:p>3.67859779E-07</text:p>
          </table:table-cell>
          <table:table-cell table:formula="of:=[.A70]-[.A69]" office:value-type="float" office:value="1.78770949720698" calcext:value-type="float">
            <text:p>1.78770949720698</text:p>
          </table:table-cell>
        </table:table-row>
        <table:table-row table:style-name="ro1">
          <table:table-cell office:value-type="float" office:value="219.832402234637" calcext:value-type="float">
            <text:p>219.832402234637</text:p>
          </table:table-cell>
          <table:table-cell office:value-type="float" office:value="0.000000374354244" calcext:value-type="float">
            <text:p>3.74354244E-07</text:p>
          </table:table-cell>
          <table:table-cell table:formula="of:=[.A71]-[.A70]" office:value-type="float" office:value="2.458100558659" calcext:value-type="float">
            <text:p>2.458100558659</text:p>
          </table:table-cell>
        </table:table-row>
        <table:table-row table:style-name="ro1">
          <table:table-cell office:value-type="float" office:value="222.513966480447" calcext:value-type="float">
            <text:p>222.513966480447</text:p>
          </table:table-cell>
          <table:table-cell office:value-type="float" office:value="0.000000380848708" calcext:value-type="float">
            <text:p>3.80848708E-07</text:p>
          </table:table-cell>
          <table:table-cell table:formula="of:=[.A72]-[.A71]" office:value-type="float" office:value="2.68156424581002" calcext:value-type="float">
            <text:p>2.68156424581002</text:p>
          </table:table-cell>
        </table:table-row>
        <table:table-row table:style-name="ro1">
          <table:table-cell office:value-type="float" office:value="225.642458100559" calcext:value-type="float">
            <text:p>225.642458100559</text:p>
          </table:table-cell>
          <table:table-cell office:value-type="float" office:value="0.000000388523985" calcext:value-type="float">
            <text:p>3.88523985E-07</text:p>
          </table:table-cell>
          <table:table-cell table:formula="of:=[.A73]-[.A72]" office:value-type="float" office:value="3.12849162011199" calcext:value-type="float">
            <text:p>3.12849162011199</text:p>
          </table:table-cell>
        </table:table-row>
        <table:table-row table:style-name="ro1">
          <table:table-cell office:value-type="float" office:value="228.100558659218" calcext:value-type="float">
            <text:p>228.100558659218</text:p>
          </table:table-cell>
          <table:table-cell office:value-type="float" office:value="0.000000394428044" calcext:value-type="float">
            <text:p>3.94428044E-07</text:p>
          </table:table-cell>
          <table:table-cell table:formula="of:=[.A74]-[.A73]" office:value-type="float" office:value="2.458100558659" calcext:value-type="float">
            <text:p>2.458100558659</text:p>
          </table:table-cell>
        </table:table-row>
        <table:table-row table:style-name="ro1">
          <table:table-cell office:value-type="float" office:value="230.111731843575" calcext:value-type="float">
            <text:p>230.111731843575</text:p>
          </table:table-cell>
          <table:table-cell office:value-type="float" office:value="0.000000399446494" calcext:value-type="float">
            <text:p>3.99446494E-07</text:p>
          </table:table-cell>
          <table:table-cell table:formula="of:=[.A75]-[.A74]" office:value-type="float" office:value="2.01117318435701" calcext:value-type="float">
            <text:p>2.01117318435701</text:p>
          </table:table-cell>
        </table:table-row>
        <table:table-row table:style-name="ro1">
          <table:table-cell office:value-type="float" office:value="233.91061452514" calcext:value-type="float">
            <text:p>233.91061452514</text:p>
          </table:table-cell>
          <table:table-cell office:value-type="float" office:value="0.000000399446494" calcext:value-type="float">
            <text:p>3.99446494E-07</text:p>
          </table:table-cell>
          <table:table-cell table:formula="of:=[.A76]-[.A75]" office:value-type="float" office:value="3.798882681565" calcext:value-type="float">
            <text:p>3.798882681565</text:p>
          </table:table-cell>
        </table:table-row>
        <table:table-row table:style-name="ro1">
          <table:table-cell office:value-type="float" office:value="237.486033519553" calcext:value-type="float">
            <text:p>237.486033519553</text:p>
          </table:table-cell>
          <table:table-cell office:value-type="float" office:value="0.000000399741697" calcext:value-type="float">
            <text:p>3.99741697E-07</text:p>
          </table:table-cell>
          <table:table-cell table:formula="of:=[.A77]-[.A76]" office:value-type="float" office:value="3.57541899441298" calcext:value-type="float">
            <text:p>3.57541899441298</text:p>
          </table:table-cell>
        </table:table-row>
        <table:table-row table:style-name="ro1">
          <table:table-cell office:value-type="float" office:value="241.508379888268" calcext:value-type="float">
            <text:p>241.508379888268</text:p>
          </table:table-cell>
          <table:table-cell office:value-type="float" office:value="0.000000399741697" calcext:value-type="float">
            <text:p>3.99741697E-07</text:p>
          </table:table-cell>
          <table:table-cell table:formula="of:=[.A78]-[.A77]" office:value-type="float" office:value="4.02234636871501" calcext:value-type="float">
            <text:p>4.02234636871501</text:p>
          </table:table-cell>
        </table:table-row>
        <table:table-row table:style-name="ro1">
          <table:table-cell office:value-type="float" office:value="245.307262569832" calcext:value-type="float">
            <text:p>245.307262569832</text:p>
          </table:table-cell>
          <table:table-cell office:value-type="float" office:value="0.000000399741697" calcext:value-type="float">
            <text:p>3.99741697E-07</text:p>
          </table:table-cell>
          <table:table-cell table:formula="of:=[.A79]-[.A78]" office:value-type="float" office:value="3.79888268156401" calcext:value-type="float">
            <text:p>3.79888268156401</text:p>
          </table:table-cell>
        </table:table-row>
        <table:table-row table:style-name="ro1">
          <table:table-cell office:value-type="float" office:value="247.988826815642" calcext:value-type="float">
            <text:p>247.988826815642</text:p>
          </table:table-cell>
          <table:table-cell office:value-type="float" office:value="0.000000399741697" calcext:value-type="float">
            <text:p>3.99741697E-07</text:p>
          </table:table-cell>
          <table:table-cell table:formula="of:=[.A80]-[.A79]" office:value-type="float" office:value="2.68156424580999" calcext:value-type="float">
            <text:p>2.68156424580999</text:p>
          </table:table-cell>
        </table:table-row>
        <table:table-row table:style-name="ro1">
          <table:table-cell office:value-type="float" office:value="250.335195530726" calcext:value-type="float">
            <text:p>250.335195530726</text:p>
          </table:table-cell>
          <table:table-cell office:value-type="float" office:value="0.0000004000369" calcext:value-type="float">
            <text:p>4.000369E-07</text:p>
          </table:table-cell>
          <table:table-cell table:formula="of:=[.A81]-[.A80]" office:value-type="float" office:value="2.346368715084" calcext:value-type="float">
            <text:p>2.346368715084</text:p>
          </table:table-cell>
        </table:table-row>
        <table:table-row table:style-name="ro1">
          <table:table-cell office:value-type="float" office:value="252.593310712555" calcext:value-type="float">
            <text:p>252.593310712555</text:p>
          </table:table-cell>
          <table:table-cell office:value-type="float" office:value="0.000000368131868131867" calcext:value-type="float">
            <text:p>3.68131868131867E-07</text:p>
          </table:table-cell>
          <table:table-cell table:formula="of:=[.A82]-[.A81]" office:value-type="float" office:value="2.25811518182857" calcext:value-type="float">
            <text:p>2.25811518182857</text:p>
          </table:table-cell>
        </table:table-row>
        <table:table-row table:style-name="ro1">
          <table:table-cell office:value-type="float" office:value="255.210857973825" calcext:value-type="float">
            <text:p>255.210857973825</text:p>
          </table:table-cell>
          <table:table-cell office:value-type="float" office:value="0.00000034065934065934" calcext:value-type="float">
            <text:p>3.4065934065934E-07</text:p>
          </table:table-cell>
          <table:table-cell table:formula="of:=[.A83]-[.A82]" office:value-type="float" office:value="2.61754726126998" calcext:value-type="float">
            <text:p>2.61754726126998</text:p>
          </table:table-cell>
        </table:table-row>
        <table:table-row table:style-name="ro1">
          <table:table-cell office:value-type="float" office:value="257.828405235095" calcext:value-type="float">
            <text:p>257.828405235095</text:p>
          </table:table-cell>
          <table:table-cell office:value-type="float" office:value="0.000000313186813186812" calcext:value-type="float">
            <text:p>3.13186813186812E-07</text:p>
          </table:table-cell>
          <table:table-cell table:formula="of:=[.A84]-[.A83]" office:value-type="float" office:value="2.61754726126998" calcext:value-type="float">
            <text:p>2.61754726126998</text:p>
          </table:table-cell>
        </table:table-row>
        <table:table-row table:style-name="ro1">
          <table:table-cell office:value-type="float" office:value="260.009694619486" calcext:value-type="float">
            <text:p>260.009694619486</text:p>
          </table:table-cell>
          <table:table-cell office:value-type="float" office:value="0.000000285714285714286" calcext:value-type="float">
            <text:p>2.85714285714286E-07</text:p>
          </table:table-cell>
          <table:table-cell table:formula="of:=[.A85]-[.A84]" office:value-type="float" office:value="2.18128938439168" calcext:value-type="float">
            <text:p>2.18128938439168</text:p>
          </table:table-cell>
        </table:table-row>
        <table:table-row table:style-name="ro1">
          <table:table-cell office:value-type="float" office:value="262.190984003878" calcext:value-type="float">
            <text:p>262.190984003878</text:p>
          </table:table-cell>
          <table:table-cell office:value-type="float" office:value="0.000000258241758241758" calcext:value-type="float">
            <text:p>2.58241758241758E-07</text:p>
          </table:table-cell>
          <table:table-cell table:formula="of:=[.A86]-[.A85]" office:value-type="float" office:value="2.18128938439162" calcext:value-type="float">
            <text:p>2.18128938439162</text:p>
          </table:table-cell>
        </table:table-row>
        <table:table-row table:style-name="ro1">
          <table:table-cell office:value-type="float" office:value="264.590402326709" calcext:value-type="float">
            <text:p>264.590402326709</text:p>
          </table:table-cell>
          <table:table-cell office:value-type="float" office:value="0.00000023076923076923" calcext:value-type="float">
            <text:p>2.3076923076923E-07</text:p>
          </table:table-cell>
          <table:table-cell table:formula="of:=[.A87]-[.A86]" office:value-type="float" office:value="2.39941832283085" calcext:value-type="float">
            <text:p>2.39941832283085</text:p>
          </table:table-cell>
        </table:table-row>
        <table:table-row table:style-name="ro1">
          <table:table-cell office:value-type="float" office:value="266.553562772661" calcext:value-type="float">
            <text:p>266.553562772661</text:p>
          </table:table-cell>
          <table:table-cell office:value-type="float" office:value="0.000000208791208791208" calcext:value-type="float">
            <text:p>2.08791208791208E-07</text:p>
          </table:table-cell>
          <table:table-cell table:formula="of:=[.A88]-[.A87]" office:value-type="float" office:value="1.9631604459525" calcext:value-type="float">
            <text:p>1.9631604459525</text:p>
          </table:table-cell>
        </table:table-row>
        <table:table-row table:style-name="ro1">
          <table:table-cell office:value-type="float" office:value="268.952981095492" calcext:value-type="float">
            <text:p>268.952981095492</text:p>
          </table:table-cell>
          <table:table-cell office:value-type="float" office:value="0.000000184065934065934" calcext:value-type="float">
            <text:p>1.84065934065934E-07</text:p>
          </table:table-cell>
          <table:table-cell table:formula="of:=[.A89]-[.A88]" office:value-type="float" office:value="2.39941832283085" calcext:value-type="float">
            <text:p>2.39941832283085</text:p>
          </table:table-cell>
        </table:table-row>
        <table:table-row table:style-name="ro1">
          <table:table-cell office:value-type="float" office:value="271.134270479884" calcext:value-type="float">
            <text:p>271.134270479884</text:p>
          </table:table-cell>
          <table:table-cell office:value-type="float" office:value="0.000000159340659340659" calcext:value-type="float">
            <text:p>1.59340659340659E-07</text:p>
          </table:table-cell>
          <table:table-cell table:formula="of:=[.A90]-[.A89]" office:value-type="float" office:value="2.18128938439162" calcext:value-type="float">
            <text:p>2.18128938439162</text:p>
          </table:table-cell>
        </table:table-row>
        <table:table-row table:style-name="ro1">
          <table:table-cell office:value-type="float" office:value="274.2517815" calcext:value-type="float">
            <text:p>274.2517815</text:p>
          </table:table-cell>
          <table:table-cell office:value-type="float" office:value="0.0000001030323913" calcext:value-type="float">
            <text:p>1.030323913E-07</text:p>
          </table:table-cell>
          <table:table-cell table:formula="of:=[.A91]-[.A90]" office:value-type="float" office:value="3.11751102011635" calcext:value-type="float">
            <text:p>3.11751102011635</text:p>
          </table:table-cell>
        </table:table-row>
        <table:table-row table:style-name="ro1">
          <table:table-cell office:value-type="float" office:value="276.7220903" calcext:value-type="float">
            <text:p>276.7220903</text:p>
          </table:table-cell>
          <table:table-cell office:value-type="float" office:value="0.0000001030323913" calcext:value-type="float">
            <text:p>1.030323913E-07</text:p>
          </table:table-cell>
          <table:table-cell table:formula="of:=[.A92]-[.A91]" office:value-type="float" office:value="2.4703088" calcext:value-type="float">
            <text:p>2.4703088</text:p>
          </table:table-cell>
        </table:table-row>
        <table:table-row table:style-name="ro1">
          <table:table-cell office:value-type="float" office:value="278.0522565" calcext:value-type="float">
            <text:p>278.0522565</text:p>
          </table:table-cell>
          <table:table-cell office:value-type="float" office:value="0.0000001030323913" calcext:value-type="float">
            <text:p>1.030323913E-07</text:p>
          </table:table-cell>
          <table:table-cell table:formula="of:=[.A93]-[.A92]" office:value-type="float" office:value="1.33016620000001" calcext:value-type="float">
            <text:p>1.33016620000001</text:p>
          </table:table-cell>
        </table:table-row>
        <table:table-row table:style-name="ro1">
          <table:table-cell office:value-type="float" office:value="279.192399" calcext:value-type="float">
            <text:p>279.192399</text:p>
          </table:table-cell>
          <table:table-cell office:value-type="float" office:value="0.0000001030323913" calcext:value-type="float">
            <text:p>1.030323913E-07</text:p>
          </table:table-cell>
          <table:table-cell table:formula="of:=[.A94]-[.A93]" office:value-type="float" office:value="1.14014250000002" calcext:value-type="float">
            <text:p>1.14014250000002</text:p>
          </table:table-cell>
        </table:table-row>
        <table:table-row table:style-name="ro1">
          <table:table-cell office:value-type="float" office:value="280.1425178" calcext:value-type="float">
            <text:p>280.1425178</text:p>
          </table:table-cell>
          <table:table-cell office:value-type="float" office:value="0.0000001030323913" calcext:value-type="float">
            <text:p>1.030323913E-07</text:p>
          </table:table-cell>
          <table:table-cell table:formula="of:=[.A95]-[.A94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281.0926366" calcext:value-type="float">
            <text:p>281.0926366</text:p>
          </table:table-cell>
          <table:table-cell office:value-type="float" office:value="0.0000001030323913" calcext:value-type="float">
            <text:p>1.030323913E-07</text:p>
          </table:table-cell>
          <table:table-cell table:formula="of:=[.A96]-[.A95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282.2327791" calcext:value-type="float">
            <text:p>282.2327791</text:p>
          </table:table-cell>
          <table:table-cell office:value-type="float" office:value="0.0000001030323913" calcext:value-type="float">
            <text:p>1.030323913E-07</text:p>
          </table:table-cell>
          <table:table-cell table:formula="of:=[.A97]-[.A96]" office:value-type="float" office:value="1.14014250000002" calcext:value-type="float">
            <text:p>1.14014250000002</text:p>
          </table:table-cell>
        </table:table-row>
        <table:table-row table:style-name="ro1">
          <table:table-cell office:value-type="float" office:value="283.3729216" calcext:value-type="float">
            <text:p>283.3729216</text:p>
          </table:table-cell>
          <table:table-cell office:value-type="float" office:value="0.0000001030323913" calcext:value-type="float">
            <text:p>1.030323913E-07</text:p>
          </table:table-cell>
          <table:table-cell table:formula="of:=[.A98]-[.A97]" office:value-type="float" office:value="1.14014249999997" calcext:value-type="float">
            <text:p>1.14014249999997</text:p>
          </table:table-cell>
        </table:table-row>
        <table:table-row table:style-name="ro1">
          <table:table-cell office:value-type="float" office:value="284.3230404" calcext:value-type="float">
            <text:p>284.3230404</text:p>
          </table:table-cell>
          <table:table-cell office:value-type="float" office:value="0.0000001030323913" calcext:value-type="float">
            <text:p>1.030323913E-07</text:p>
          </table:table-cell>
          <table:table-cell table:formula="of:=[.A99]-[.A98]" office:value-type="float" office:value="0.950118800000041" calcext:value-type="float">
            <text:p>0.950118800000041</text:p>
          </table:table-cell>
        </table:table-row>
        <table:table-row table:style-name="ro1">
          <table:table-cell office:value-type="float" office:value="285.2731591" calcext:value-type="float">
            <text:p>285.2731591</text:p>
          </table:table-cell>
          <table:table-cell office:value-type="float" office:value="0.0000001030323913" calcext:value-type="float">
            <text:p>1.030323913E-07</text:p>
          </table:table-cell>
          <table:table-cell table:formula="of:=[.A100]-[.A99]" office:value-type="float" office:value="0.950118699999962" calcext:value-type="float">
            <text:p>0.950118699999962</text:p>
          </table:table-cell>
        </table:table-row>
        <table:table-row table:style-name="ro1">
          <table:table-cell office:value-type="float" office:value="286.2232779" calcext:value-type="float">
            <text:p>286.2232779</text:p>
          </table:table-cell>
          <table:table-cell office:value-type="float" office:value="0.0000001030323913" calcext:value-type="float">
            <text:p>1.030323913E-07</text:p>
          </table:table-cell>
          <table:table-cell table:formula="of:=[.A101]-[.A100]" office:value-type="float" office:value="0.950118800000041" calcext:value-type="float">
            <text:p>0.950118800000041</text:p>
          </table:table-cell>
        </table:table-row>
        <table:table-row table:style-name="ro1">
          <table:table-cell office:value-type="float" office:value="287.1733967" calcext:value-type="float">
            <text:p>287.1733967</text:p>
          </table:table-cell>
          <table:table-cell office:value-type="float" office:value="0.0000001021954995" calcext:value-type="float">
            <text:p>1.021954995E-07</text:p>
          </table:table-cell>
          <table:table-cell table:formula="of:=[.A102]-[.A101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288.1235154" calcext:value-type="float">
            <text:p>288.1235154</text:p>
          </table:table-cell>
          <table:table-cell office:value-type="float" office:value="0.0000001021954995" calcext:value-type="float">
            <text:p>1.021954995E-07</text:p>
          </table:table-cell>
          <table:table-cell table:formula="of:=[.A103]-[.A102]" office:value-type="float" office:value="0.950118699999962" calcext:value-type="float">
            <text:p>0.950118699999962</text:p>
          </table:table-cell>
        </table:table-row>
        <table:table-row table:style-name="ro1">
          <table:table-cell office:value-type="float" office:value="289.0736342" calcext:value-type="float">
            <text:p>289.0736342</text:p>
          </table:table-cell>
          <table:table-cell office:value-type="float" office:value="0.0000001021954995" calcext:value-type="float">
            <text:p>1.021954995E-07</text:p>
          </table:table-cell>
          <table:table-cell table:formula="of:=[.A104]-[.A103]" office:value-type="float" office:value="0.950118800000041" calcext:value-type="float">
            <text:p>0.950118800000041</text:p>
          </table:table-cell>
        </table:table-row>
        <table:table-row table:style-name="ro1">
          <table:table-cell office:value-type="float" office:value="290.2137767" calcext:value-type="float">
            <text:p>290.2137767</text:p>
          </table:table-cell>
          <table:table-cell office:value-type="float" office:value="0.0000001021954995" calcext:value-type="float">
            <text:p>1.021954995E-07</text:p>
          </table:table-cell>
          <table:table-cell table:formula="of:=[.A105]-[.A104]" office:value-type="float" office:value="1.14014249999997" calcext:value-type="float">
            <text:p>1.14014249999997</text:p>
          </table:table-cell>
        </table:table-row>
        <table:table-row table:style-name="ro1">
          <table:table-cell office:value-type="float" office:value="290.9738717" calcext:value-type="float">
            <text:p>290.9738717</text:p>
          </table:table-cell>
          <table:table-cell office:value-type="float" office:value="0.0000001021954995" calcext:value-type="float">
            <text:p>1.021954995E-07</text:p>
          </table:table-cell>
          <table:table-cell table:formula="of:=[.A106]-[.A105]" office:value-type="float" office:value="0.760095000000035" calcext:value-type="float">
            <text:p>0.760095000000035</text:p>
          </table:table-cell>
        </table:table-row>
        <table:table-row table:style-name="ro1">
          <table:table-cell office:value-type="float" office:value="291.9239905" calcext:value-type="float">
            <text:p>291.9239905</text:p>
          </table:table-cell>
          <table:table-cell office:value-type="float" office:value="0.0000001021954995" calcext:value-type="float">
            <text:p>1.021954995E-07</text:p>
          </table:table-cell>
          <table:table-cell table:formula="of:=[.A107]-[.A106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292.8741093" calcext:value-type="float">
            <text:p>292.8741093</text:p>
          </table:table-cell>
          <table:table-cell office:value-type="float" office:value="0.0000001021954995" calcext:value-type="float">
            <text:p>1.021954995E-07</text:p>
          </table:table-cell>
          <table:table-cell table:formula="of:=[.A108]-[.A107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293.6342043" calcext:value-type="float">
            <text:p>293.6342043</text:p>
          </table:table-cell>
          <table:table-cell office:value-type="float" office:value="0.0000001021954995" calcext:value-type="float">
            <text:p>1.021954995E-07</text:p>
          </table:table-cell>
          <table:table-cell table:formula="of:=[.A109]-[.A108]" office:value-type="float" office:value="0.760095000000035" calcext:value-type="float">
            <text:p>0.760095000000035</text:p>
          </table:table-cell>
        </table:table-row>
        <table:table-row table:style-name="ro1">
          <table:table-cell office:value-type="float" office:value="294.584323" calcext:value-type="float">
            <text:p>294.584323</text:p>
          </table:table-cell>
          <table:table-cell office:value-type="float" office:value="0.0000001021954995" calcext:value-type="float">
            <text:p>1.021954995E-07</text:p>
          </table:table-cell>
          <table:table-cell table:formula="of:=[.A110]-[.A109]" office:value-type="float" office:value="0.950118699999962" calcext:value-type="float">
            <text:p>0.950118699999962</text:p>
          </table:table-cell>
        </table:table-row>
        <table:table-row table:style-name="ro1">
          <table:table-cell office:value-type="float" office:value="295.5344418" calcext:value-type="float">
            <text:p>295.5344418</text:p>
          </table:table-cell>
          <table:table-cell office:value-type="float" office:value="0.0000001021954995" calcext:value-type="float">
            <text:p>1.021954995E-07</text:p>
          </table:table-cell>
          <table:table-cell table:formula="of:=[.A111]-[.A110]" office:value-type="float" office:value="0.950118800000041" calcext:value-type="float">
            <text:p>0.950118800000041</text:p>
          </table:table-cell>
        </table:table-row>
        <table:table-row table:style-name="ro1">
          <table:table-cell office:value-type="float" office:value="296.4845606" calcext:value-type="float">
            <text:p>296.4845606</text:p>
          </table:table-cell>
          <table:table-cell office:value-type="float" office:value="0.0000001021954995" calcext:value-type="float">
            <text:p>1.021954995E-07</text:p>
          </table:table-cell>
          <table:table-cell table:formula="of:=[.A112]-[.A111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297.6247031" calcext:value-type="float">
            <text:p>297.6247031</text:p>
          </table:table-cell>
          <table:table-cell office:value-type="float" office:value="0.0000001013654055" calcext:value-type="float">
            <text:p>1.013654055E-07</text:p>
          </table:table-cell>
          <table:table-cell table:formula="of:=[.A113]-[.A112]" office:value-type="float" office:value="1.14014249999997" calcext:value-type="float">
            <text:p>1.14014249999997</text:p>
          </table:table-cell>
        </table:table-row>
        <table:table-row table:style-name="ro1">
          <table:table-cell office:value-type="float" office:value="298.7648456" calcext:value-type="float">
            <text:p>298.7648456</text:p>
          </table:table-cell>
          <table:table-cell office:value-type="float" office:value="0.0000001013654055" calcext:value-type="float">
            <text:p>1.013654055E-07</text:p>
          </table:table-cell>
          <table:table-cell table:formula="of:=[.A114]-[.A113]" office:value-type="float" office:value="1.14014250000002" calcext:value-type="float">
            <text:p>1.14014250000002</text:p>
          </table:table-cell>
        </table:table-row>
        <table:table-row table:style-name="ro1">
          <table:table-cell office:value-type="float" office:value="299.9049881" calcext:value-type="float">
            <text:p>299.9049881</text:p>
          </table:table-cell>
          <table:table-cell office:value-type="float" office:value="0.0000001013654055" calcext:value-type="float">
            <text:p>1.013654055E-07</text:p>
          </table:table-cell>
          <table:table-cell table:formula="of:=[.A115]-[.A114]" office:value-type="float" office:value="1.14014250000002" calcext:value-type="float">
            <text:p>1.14014250000002</text:p>
          </table:table-cell>
        </table:table-row>
        <table:table-row table:style-name="ro1">
          <table:table-cell office:value-type="float" office:value="301.4251781" calcext:value-type="float">
            <text:p>301.4251781</text:p>
          </table:table-cell>
          <table:table-cell office:value-type="float" office:value="0.0000001013654055" calcext:value-type="float">
            <text:p>1.013654055E-07</text:p>
          </table:table-cell>
          <table:table-cell table:formula="of:=[.A116]-[.A115]" office:value-type="float" office:value="1.52018999999996" calcext:value-type="float">
            <text:p>1.52018999999996</text:p>
          </table:table-cell>
        </table:table-row>
        <table:table-row table:style-name="ro1">
          <table:table-cell office:value-type="float" office:value="302.5653207" calcext:value-type="float">
            <text:p>302.5653207</text:p>
          </table:table-cell>
          <table:table-cell office:value-type="float" office:value="0.0000001013654055" calcext:value-type="float">
            <text:p>1.013654055E-07</text:p>
          </table:table-cell>
          <table:table-cell table:formula="of:=[.A117]-[.A116]" office:value-type="float" office:value="1.14014259999999" calcext:value-type="float">
            <text:p>1.14014259999999</text:p>
          </table:table-cell>
        </table:table-row>
        <table:table-row table:style-name="ro1">
          <table:table-cell office:value-type="float" office:value="303.3254157" calcext:value-type="float">
            <text:p>303.3254157</text:p>
          </table:table-cell>
          <table:table-cell office:value-type="float" office:value="0.00000009811190908" calcext:value-type="float">
            <text:p>9.811190908E-08</text:p>
          </table:table-cell>
          <table:table-cell table:formula="of:=[.A118]-[.A117]" office:value-type="float" office:value="0.760095000000035" calcext:value-type="float">
            <text:p>0.760095000000035</text:p>
          </table:table-cell>
        </table:table-row>
        <table:table-row table:style-name="ro1">
          <table:table-cell office:value-type="float" office:value="304.0855107" calcext:value-type="float">
            <text:p>304.0855107</text:p>
          </table:table-cell>
          <table:table-cell office:value-type="float" office:value="0.00000009496283924" calcext:value-type="float">
            <text:p>9.496283924E-08</text:p>
          </table:table-cell>
          <table:table-cell table:formula="of:=[.A119]-[.A118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05.0356295" calcext:value-type="float">
            <text:p>305.0356295</text:p>
          </table:table-cell>
          <table:table-cell office:value-type="float" office:value="0.00000009266754642" calcext:value-type="float">
            <text:p>9.266754642E-08</text:p>
          </table:table-cell>
          <table:table-cell table:formula="of:=[.A120]-[.A119]" office:value-type="float" office:value="0.950118800000041" calcext:value-type="float">
            <text:p>0.950118800000041</text:p>
          </table:table-cell>
        </table:table-row>
        <table:table-row table:style-name="ro1">
          <table:table-cell office:value-type="float" office:value="305.7957245" calcext:value-type="float">
            <text:p>305.7957245</text:p>
          </table:table-cell>
          <table:table-cell office:value-type="float" office:value="0.00000008969322273" calcext:value-type="float">
            <text:p>8.969322273E-08</text:p>
          </table:table-cell>
          <table:table-cell table:formula="of:=[.A121]-[.A120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06.5558195" calcext:value-type="float">
            <text:p>306.5558195</text:p>
          </table:table-cell>
          <table:table-cell office:value-type="float" office:value="0.00000008610920594" calcext:value-type="float">
            <text:p>8.610920594E-08</text:p>
          </table:table-cell>
          <table:table-cell table:formula="of:=[.A122]-[.A121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07.3159145" calcext:value-type="float">
            <text:p>307.3159145</text:p>
          </table:table-cell>
          <table:table-cell office:value-type="float" office:value="0.00000008402790925" calcext:value-type="float">
            <text:p>8.402790925E-08</text:p>
          </table:table-cell>
          <table:table-cell table:formula="of:=[.A123]-[.A122]" office:value-type="float" office:value="0.760095000000035" calcext:value-type="float">
            <text:p>0.760095000000035</text:p>
          </table:table-cell>
        </table:table-row>
        <table:table-row table:style-name="ro1">
          <table:table-cell office:value-type="float" office:value="308.0760095" calcext:value-type="float">
            <text:p>308.0760095</text:p>
          </table:table-cell>
          <table:table-cell office:value-type="float" office:value="0.00000008133088952" calcext:value-type="float">
            <text:p>8.133088952E-08</text:p>
          </table:table-cell>
          <table:table-cell table:formula="of:=[.A124]-[.A123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09.0261283" calcext:value-type="float">
            <text:p>309.0261283</text:p>
          </table:table-cell>
          <table:table-cell office:value-type="float" office:value="0.00000007872043526" calcext:value-type="float">
            <text:p>7.872043526E-08</text:p>
          </table:table-cell>
          <table:table-cell table:formula="of:=[.A125]-[.A124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309.976247" calcext:value-type="float">
            <text:p>309.976247</text:p>
          </table:table-cell>
          <table:table-cell office:value-type="float" office:value="0.00000007681772835" calcext:value-type="float">
            <text:p>7.681772835E-08</text:p>
          </table:table-cell>
          <table:table-cell table:formula="of:=[.A126]-[.A125]" office:value-type="float" office:value="0.950118700000019" calcext:value-type="float">
            <text:p>0.950118700000019</text:p>
          </table:table-cell>
        </table:table-row>
        <table:table-row table:style-name="ro1">
          <table:table-cell office:value-type="float" office:value="311.1163895" calcext:value-type="float">
            <text:p>311.1163895</text:p>
          </table:table-cell>
          <table:table-cell office:value-type="float" office:value="0.00000007496101069" calcext:value-type="float">
            <text:p>7.496101069E-08</text:p>
          </table:table-cell>
          <table:table-cell table:formula="of:=[.A127]-[.A126]" office:value-type="float" office:value="1.14014250000002" calcext:value-type="float">
            <text:p>1.14014250000002</text:p>
          </table:table-cell>
        </table:table-row>
        <table:table-row table:style-name="ro1">
          <table:table-cell office:value-type="float" office:value="312.2565321" calcext:value-type="float">
            <text:p>312.2565321</text:p>
          </table:table-cell>
          <table:table-cell office:value-type="float" office:value="0.0000000731491707" calcext:value-type="float">
            <text:p>7.31491707E-08</text:p>
          </table:table-cell>
          <table:table-cell table:formula="of:=[.A128]-[.A127]" office:value-type="float" office:value="1.14014259999999" calcext:value-type="float">
            <text:p>1.14014259999999</text:p>
          </table:table-cell>
        </table:table-row>
        <table:table-row table:style-name="ro1">
          <table:table-cell office:value-type="float" office:value="313.2066508" calcext:value-type="float">
            <text:p>313.2066508</text:p>
          </table:table-cell>
          <table:table-cell office:value-type="float" office:value="0.00000007138112366" calcext:value-type="float">
            <text:p>7.138112366E-08</text:p>
          </table:table-cell>
          <table:table-cell table:formula="of:=[.A129]-[.A128]" office:value-type="float" office:value="0.950118699999962" calcext:value-type="float">
            <text:p>0.950118699999962</text:p>
          </table:table-cell>
        </table:table-row>
        <table:table-row table:style-name="ro1">
          <table:table-cell office:value-type="float" office:value="314.3467933" calcext:value-type="float">
            <text:p>314.3467933</text:p>
          </table:table-cell>
          <table:table-cell office:value-type="float" office:value="0.00000006965581109" calcext:value-type="float">
            <text:p>6.965581109E-08</text:p>
          </table:table-cell>
          <table:table-cell table:formula="of:=[.A130]-[.A129]" office:value-type="float" office:value="1.14014250000002" calcext:value-type="float">
            <text:p>1.14014250000002</text:p>
          </table:table-cell>
        </table:table-row>
        <table:table-row table:style-name="ro1">
          <table:table-cell office:value-type="float" office:value="314.9168646" calcext:value-type="float">
            <text:p>314.9168646</text:p>
          </table:table-cell>
          <table:table-cell office:value-type="float" office:value="0.00000006797220006" calcext:value-type="float">
            <text:p>6.797220006E-08</text:p>
          </table:table-cell>
          <table:table-cell table:formula="of:=[.A131]-[.A130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15.6769596" calcext:value-type="float">
            <text:p>315.6769596</text:p>
          </table:table-cell>
          <table:table-cell office:value-type="float" office:value="0.00000006687246148" calcext:value-type="float">
            <text:p>6.687246148E-08</text:p>
          </table:table-cell>
          <table:table-cell table:formula="of:=[.A132]-[.A131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16.6270784" calcext:value-type="float">
            <text:p>316.6270784</text:p>
          </table:table-cell>
          <table:table-cell office:value-type="float" office:value="0.00000006525612521" calcext:value-type="float">
            <text:p>6.525612521E-08</text:p>
          </table:table-cell>
          <table:table-cell table:formula="of:=[.A133]-[.A132]" office:value-type="float" office:value="0.950118800000041" calcext:value-type="float">
            <text:p>0.950118800000041</text:p>
          </table:table-cell>
        </table:table-row>
        <table:table-row table:style-name="ro1">
          <table:table-cell office:value-type="float" office:value="317.3871734" calcext:value-type="float">
            <text:p>317.3871734</text:p>
          </table:table-cell>
          <table:table-cell office:value-type="float" office:value="0.00000006367885649" calcext:value-type="float">
            <text:p>6.367885649E-08</text:p>
          </table:table-cell>
          <table:table-cell table:formula="of:=[.A134]-[.A133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18.3372922" calcext:value-type="float">
            <text:p>318.3372922</text:p>
          </table:table-cell>
          <table:table-cell office:value-type="float" office:value="0.00000006264858095" calcext:value-type="float">
            <text:p>6.264858095E-08</text:p>
          </table:table-cell>
          <table:table-cell table:formula="of:=[.A135]-[.A134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319.2874109" calcext:value-type="float">
            <text:p>319.2874109</text:p>
          </table:table-cell>
          <table:table-cell office:value-type="float" office:value="0.00000006163497448" calcext:value-type="float">
            <text:p>6.163497448E-08</text:p>
          </table:table-cell>
          <table:table-cell table:formula="of:=[.A136]-[.A135]" office:value-type="float" office:value="0.950118700000019" calcext:value-type="float">
            <text:p>0.950118700000019</text:p>
          </table:table-cell>
        </table:table-row>
        <table:table-row table:style-name="ro1">
          <table:table-cell office:value-type="float" office:value="320.4275534" calcext:value-type="float">
            <text:p>320.4275534</text:p>
          </table:table-cell>
          <table:table-cell office:value-type="float" office:value="0.00000006014523053" calcext:value-type="float">
            <text:p>6.014523053E-08</text:p>
          </table:table-cell>
          <table:table-cell table:formula="of:=[.A137]-[.A136]" office:value-type="float" office:value="1.14014250000002" calcext:value-type="float">
            <text:p>1.14014250000002</text:p>
          </table:table-cell>
        </table:table-row>
        <table:table-row table:style-name="ro1">
          <table:table-cell office:value-type="float" office:value="321.3776722" calcext:value-type="float">
            <text:p>321.3776722</text:p>
          </table:table-cell>
          <table:table-cell office:value-type="float" office:value="0.00000005869149434" calcext:value-type="float">
            <text:p>5.869149434E-08</text:p>
          </table:table-cell>
          <table:table-cell table:formula="of:=[.A138]-[.A137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322.327791" calcext:value-type="float">
            <text:p>322.327791</text:p>
          </table:table-cell>
          <table:table-cell office:value-type="float" office:value="0.00000005727289559" calcext:value-type="float">
            <text:p>5.727289559E-08</text:p>
          </table:table-cell>
          <table:table-cell table:formula="of:=[.A139]-[.A138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323.2779097" calcext:value-type="float">
            <text:p>323.2779097</text:p>
          </table:table-cell>
          <table:table-cell office:value-type="float" office:value="0.00000005588858497" calcext:value-type="float">
            <text:p>5.588858497E-08</text:p>
          </table:table-cell>
          <table:table-cell table:formula="of:=[.A140]-[.A139]" office:value-type="float" office:value="0.950118700000019" calcext:value-type="float">
            <text:p>0.950118700000019</text:p>
          </table:table-cell>
        </table:table-row>
        <table:table-row table:style-name="ro1">
          <table:table-cell office:value-type="float" office:value="324.2280285" calcext:value-type="float">
            <text:p>324.2280285</text:p>
          </table:table-cell>
          <table:table-cell office:value-type="float" office:value="0.00000005453773374" calcext:value-type="float">
            <text:p>5.453773374E-08</text:p>
          </table:table-cell>
          <table:table-cell table:formula="of:=[.A141]-[.A140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324.9881235" calcext:value-type="float">
            <text:p>324.9881235</text:p>
          </table:table-cell>
          <table:table-cell office:value-type="float" office:value="0.00000005321953317" calcext:value-type="float">
            <text:p>5.321953317E-08</text:p>
          </table:table-cell>
          <table:table-cell table:formula="of:=[.A142]-[.A141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25.8432304" calcext:value-type="float">
            <text:p>325.8432304</text:p>
          </table:table-cell>
          <table:table-cell office:value-type="float" office:value="0.00000005151136106" calcext:value-type="float">
            <text:p>5.151136106E-08</text:p>
          </table:table-cell>
          <table:table-cell table:formula="of:=[.A143]-[.A142]" office:value-type="float" office:value="0.85510690000001" calcext:value-type="float">
            <text:p>0.85510690000001</text:p>
          </table:table-cell>
        </table:table-row>
        <table:table-row table:style-name="ro1">
          <table:table-cell office:value-type="float" office:value="326.6983373" calcext:value-type="float">
            <text:p>326.6983373</text:p>
          </table:table-cell>
          <table:table-cell office:value-type="float" office:value="0.00000005026630923" calcext:value-type="float">
            <text:p>5.026630923E-08</text:p>
          </table:table-cell>
          <table:table-cell table:formula="of:=[.A144]-[.A143]" office:value-type="float" office:value="0.85510690000001" calcext:value-type="float">
            <text:p>0.85510690000001</text:p>
          </table:table-cell>
        </table:table-row>
        <table:table-row table:style-name="ro1">
          <table:table-cell office:value-type="float" office:value="327.8384798" calcext:value-type="float">
            <text:p>327.8384798</text:p>
          </table:table-cell>
          <table:table-cell office:value-type="float" office:value="0.00000004945303851" calcext:value-type="float">
            <text:p>4.945303851E-08</text:p>
          </table:table-cell>
          <table:table-cell table:formula="of:=[.A145]-[.A144]" office:value-type="float" office:value="1.14014250000002" calcext:value-type="float">
            <text:p>1.14014250000002</text:p>
          </table:table-cell>
        </table:table-row>
        <table:table-row table:style-name="ro1">
          <table:table-cell office:value-type="float" office:value="328.7885986" calcext:value-type="float">
            <text:p>328.7885986</text:p>
          </table:table-cell>
          <table:table-cell office:value-type="float" office:value="0.0000000486529259" calcext:value-type="float">
            <text:p>4.86529259E-08</text:p>
          </table:table-cell>
          <table:table-cell table:formula="of:=[.A146]-[.A145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329.7387173" calcext:value-type="float">
            <text:p>329.7387173</text:p>
          </table:table-cell>
          <table:table-cell office:value-type="float" office:value="0.0000000478657585" calcext:value-type="float">
            <text:p>4.78657585E-08</text:p>
          </table:table-cell>
          <table:table-cell table:formula="of:=[.A147]-[.A146]" office:value-type="float" office:value="0.950118700000019" calcext:value-type="float">
            <text:p>0.950118700000019</text:p>
          </table:table-cell>
        </table:table-row>
        <table:table-row table:style-name="ro1">
          <table:table-cell office:value-type="float" office:value="330.6888361" calcext:value-type="float">
            <text:p>330.6888361</text:p>
          </table:table-cell>
          <table:table-cell office:value-type="float" office:value="0.00000004747696368" calcext:value-type="float">
            <text:p>4.747696368E-08</text:p>
          </table:table-cell>
          <table:table-cell table:formula="of:=[.A148]-[.A147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331.8289786" calcext:value-type="float">
            <text:p>331.8289786</text:p>
          </table:table-cell>
          <table:table-cell office:value-type="float" office:value="0.00000004670882245" calcext:value-type="float">
            <text:p>4.670882245E-08</text:p>
          </table:table-cell>
          <table:table-cell table:formula="of:=[.A149]-[.A148]" office:value-type="float" office:value="1.14014250000002" calcext:value-type="float">
            <text:p>1.14014250000002</text:p>
          </table:table-cell>
        </table:table-row>
        <table:table-row table:style-name="ro1">
          <table:table-cell office:value-type="float" office:value="332.9691211" calcext:value-type="float">
            <text:p>332.9691211</text:p>
          </table:table-cell>
          <table:table-cell office:value-type="float" office:value="0.00000004670882245" calcext:value-type="float">
            <text:p>4.670882245E-08</text:p>
          </table:table-cell>
          <table:table-cell table:formula="of:=[.A150]-[.A149]" office:value-type="float" office:value="1.14014249999997" calcext:value-type="float">
            <text:p>1.14014249999997</text:p>
          </table:table-cell>
        </table:table-row>
        <table:table-row table:style-name="ro1">
          <table:table-cell office:value-type="float" office:value="334.0142518" calcext:value-type="float">
            <text:p>334.0142518</text:p>
          </table:table-cell>
          <table:table-cell office:value-type="float" office:value="0.00000004670882245" calcext:value-type="float">
            <text:p>4.670882245E-08</text:p>
          </table:table-cell>
          <table:table-cell table:formula="of:=[.A151]-[.A150]" office:value-type="float" office:value="1.04513070000002" calcext:value-type="float">
            <text:p>1.04513070000002</text:p>
          </table:table-cell>
        </table:table-row>
        <table:table-row table:style-name="ro1">
          <table:table-cell office:value-type="float" office:value="335.0593824" calcext:value-type="float">
            <text:p>335.0593824</text:p>
          </table:table-cell>
          <table:table-cell office:value-type="float" office:value="0.00000004670882245" calcext:value-type="float">
            <text:p>4.670882245E-08</text:p>
          </table:table-cell>
          <table:table-cell table:formula="of:=[.A152]-[.A151]" office:value-type="float" office:value="1.04513059999999" calcext:value-type="float">
            <text:p>1.04513059999999</text:p>
          </table:table-cell>
        </table:table-row>
        <table:table-row table:style-name="ro1">
          <table:table-cell office:value-type="float" office:value="336.1995249" calcext:value-type="float">
            <text:p>336.1995249</text:p>
          </table:table-cell>
          <table:table-cell office:value-type="float" office:value="0.00000004670882245" calcext:value-type="float">
            <text:p>4.670882245E-08</text:p>
          </table:table-cell>
          <table:table-cell table:formula="of:=[.A153]-[.A152]" office:value-type="float" office:value="1.14014249999997" calcext:value-type="float">
            <text:p>1.14014249999997</text:p>
          </table:table-cell>
        </table:table-row>
        <table:table-row table:style-name="ro1">
          <table:table-cell office:value-type="float" office:value="337.3396675" calcext:value-type="float">
            <text:p>337.3396675</text:p>
          </table:table-cell>
          <table:table-cell office:value-type="float" office:value="0.00000004632942497" calcext:value-type="float">
            <text:p>4.632942497E-08</text:p>
          </table:table-cell>
          <table:table-cell table:formula="of:=[.A154]-[.A153]" office:value-type="float" office:value="1.14014260000005" calcext:value-type="float">
            <text:p>1.14014260000005</text:p>
          </table:table-cell>
        </table:table-row>
        <table:table-row table:style-name="ro1">
          <table:table-cell office:value-type="float" office:value="338.47981" calcext:value-type="float">
            <text:p>338.47981</text:p>
          </table:table-cell>
          <table:table-cell office:value-type="float" office:value="0.00000004632942497" calcext:value-type="float">
            <text:p>4.632942497E-08</text:p>
          </table:table-cell>
          <table:table-cell table:formula="of:=[.A155]-[.A154]" office:value-type="float" office:value="1.14014249999997" calcext:value-type="float">
            <text:p>1.14014249999997</text:p>
          </table:table-cell>
        </table:table-row>
        <table:table-row table:style-name="ro1">
          <table:table-cell office:value-type="float" office:value="339.6199525" calcext:value-type="float">
            <text:p>339.6199525</text:p>
          </table:table-cell>
          <table:table-cell office:value-type="float" office:value="0.00000004632942497" calcext:value-type="float">
            <text:p>4.632942497E-08</text:p>
          </table:table-cell>
          <table:table-cell table:formula="of:=[.A156]-[.A155]" office:value-type="float" office:value="1.14014250000002" calcext:value-type="float">
            <text:p>1.14014250000002</text:p>
          </table:table-cell>
        </table:table-row>
        <table:table-row table:style-name="ro1">
          <table:table-cell office:value-type="float" office:value="340.5700713" calcext:value-type="float">
            <text:p>340.5700713</text:p>
          </table:table-cell>
          <table:table-cell office:value-type="float" office:value="0.00000004632942497" calcext:value-type="float">
            <text:p>4.632942497E-08</text:p>
          </table:table-cell>
          <table:table-cell table:formula="of:=[.A157]-[.A156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341.52019" calcext:value-type="float">
            <text:p>341.52019</text:p>
          </table:table-cell>
          <table:table-cell office:value-type="float" office:value="0.00000004595310917" calcext:value-type="float">
            <text:p>4.595310917E-08</text:p>
          </table:table-cell>
          <table:table-cell table:formula="of:=[.A158]-[.A157]" office:value-type="float" office:value="0.950118700000019" calcext:value-type="float">
            <text:p>0.950118700000019</text:p>
          </table:table-cell>
        </table:table-row>
        <table:table-row table:style-name="ro1">
          <table:table-cell office:value-type="float" office:value="342.6603325" calcext:value-type="float">
            <text:p>342.6603325</text:p>
          </table:table-cell>
          <table:table-cell office:value-type="float" office:value="0.00000004595310917" calcext:value-type="float">
            <text:p>4.595310917E-08</text:p>
          </table:table-cell>
          <table:table-cell table:formula="of:=[.A159]-[.A158]" office:value-type="float" office:value="1.14014249999997" calcext:value-type="float">
            <text:p>1.14014249999997</text:p>
          </table:table-cell>
        </table:table-row>
        <table:table-row table:style-name="ro1">
          <table:table-cell office:value-type="float" office:value="343.8004751" calcext:value-type="float">
            <text:p>343.8004751</text:p>
          </table:table-cell>
          <table:table-cell office:value-type="float" office:value="0.00000004595310917" calcext:value-type="float">
            <text:p>4.595310917E-08</text:p>
          </table:table-cell>
          <table:table-cell table:formula="of:=[.A160]-[.A159]" office:value-type="float" office:value="1.14014260000005" calcext:value-type="float">
            <text:p>1.14014260000005</text:p>
          </table:table-cell>
        </table:table-row>
        <table:table-row table:style-name="ro1">
          <table:table-cell office:value-type="float" office:value="344.9406176" calcext:value-type="float">
            <text:p>344.9406176</text:p>
          </table:table-cell>
          <table:table-cell office:value-type="float" office:value="0.00000004595310917" calcext:value-type="float">
            <text:p>4.595310917E-08</text:p>
          </table:table-cell>
          <table:table-cell table:formula="of:=[.A161]-[.A160]" office:value-type="float" office:value="1.14014249999997" calcext:value-type="float">
            <text:p>1.14014249999997</text:p>
          </table:table-cell>
        </table:table-row>
        <table:table-row table:style-name="ro1">
          <table:table-cell office:value-type="float" office:value="346.2707838" calcext:value-type="float">
            <text:p>346.2707838</text:p>
          </table:table-cell>
          <table:table-cell office:value-type="float" office:value="0.00000004576609909" calcext:value-type="float">
            <text:p>4.576609909E-08</text:p>
          </table:table-cell>
          <table:table-cell table:formula="of:=[.A162]-[.A161]" office:value-type="float" office:value="1.33016620000001" calcext:value-type="float">
            <text:p>1.33016620000001</text:p>
          </table:table-cell>
        </table:table-row>
        <table:table-row table:style-name="ro1">
          <table:table-cell office:value-type="float" office:value="347.4109264" calcext:value-type="float">
            <text:p>347.4109264</text:p>
          </table:table-cell>
          <table:table-cell office:value-type="float" office:value="0.00000004576609909" calcext:value-type="float">
            <text:p>4.576609909E-08</text:p>
          </table:table-cell>
          <table:table-cell table:formula="of:=[.A163]-[.A162]" office:value-type="float" office:value="1.14014259999999" calcext:value-type="float">
            <text:p>1.14014259999999</text:p>
          </table:table-cell>
        </table:table-row>
        <table:table-row table:style-name="ro1">
          <table:table-cell office:value-type="float" office:value="348.5510689" calcext:value-type="float">
            <text:p>348.5510689</text:p>
          </table:table-cell>
          <table:table-cell office:value-type="float" office:value="0.00000004576609909" calcext:value-type="float">
            <text:p>4.576609909E-08</text:p>
          </table:table-cell>
          <table:table-cell table:formula="of:=[.A164]-[.A163]" office:value-type="float" office:value="1.14014250000002" calcext:value-type="float">
            <text:p>1.14014250000002</text:p>
          </table:table-cell>
        </table:table-row>
        <table:table-row table:style-name="ro1">
          <table:table-cell office:value-type="float" office:value="349.6912114" calcext:value-type="float">
            <text:p>349.6912114</text:p>
          </table:table-cell>
          <table:table-cell office:value-type="float" office:value="0.00000004576609909" calcext:value-type="float">
            <text:p>4.576609909E-08</text:p>
          </table:table-cell>
          <table:table-cell table:formula="of:=[.A165]-[.A164]" office:value-type="float" office:value="1.14014249999997" calcext:value-type="float">
            <text:p>1.14014249999997</text:p>
          </table:table-cell>
        </table:table-row>
        <table:table-row table:style-name="ro1">
          <table:table-cell office:value-type="float" office:value="350.8313539" calcext:value-type="float">
            <text:p>350.8313539</text:p>
          </table:table-cell>
          <table:table-cell office:value-type="float" office:value="0.00000004576609909" calcext:value-type="float">
            <text:p>4.576609909E-08</text:p>
          </table:table-cell>
          <table:table-cell table:formula="of:=[.A166]-[.A165]" office:value-type="float" office:value="1.14014250000002" calcext:value-type="float">
            <text:p>1.14014250000002</text:p>
          </table:table-cell>
        </table:table-row>
        <table:table-row table:style-name="ro1">
          <table:table-cell office:value-type="float" office:value="352.0665083" calcext:value-type="float">
            <text:p>352.0665083</text:p>
          </table:table-cell>
          <table:table-cell office:value-type="float" office:value="0.00000004576609909" calcext:value-type="float">
            <text:p>4.576609909E-08</text:p>
          </table:table-cell>
          <table:table-cell table:formula="of:=[.A167]-[.A166]" office:value-type="float" office:value="1.2351544" calcext:value-type="float">
            <text:p>1.2351544</text:p>
          </table:table-cell>
        </table:table-row>
        <table:table-row table:style-name="ro1">
          <table:table-cell office:value-type="float" office:value="353.2066508" calcext:value-type="float">
            <text:p>353.2066508</text:p>
          </table:table-cell>
          <table:table-cell office:value-type="float" office:value="0.00000004576609909" calcext:value-type="float">
            <text:p>4.576609909E-08</text:p>
          </table:table-cell>
          <table:table-cell table:formula="of:=[.A168]-[.A167]" office:value-type="float" office:value="1.14014249999997" calcext:value-type="float">
            <text:p>1.14014249999997</text:p>
          </table:table-cell>
        </table:table-row>
        <table:table-row table:style-name="ro1">
          <table:table-cell office:value-type="float" office:value="354.2517815" calcext:value-type="float">
            <text:p>354.2517815</text:p>
          </table:table-cell>
          <table:table-cell office:value-type="float" office:value="0.00000004576609909" calcext:value-type="float">
            <text:p>4.576609909E-08</text:p>
          </table:table-cell>
          <table:table-cell table:formula="of:=[.A169]-[.A168]" office:value-type="float" office:value="1.04513070000002" calcext:value-type="float">
            <text:p>1.04513070000002</text:p>
          </table:table-cell>
        </table:table-row>
        <table:table-row table:style-name="ro1">
          <table:table-cell office:value-type="float" office:value="355.2019002" calcext:value-type="float">
            <text:p>355.2019002</text:p>
          </table:table-cell>
          <table:table-cell office:value-type="float" office:value="0.00000004670882245" calcext:value-type="float">
            <text:p>4.670882245E-08</text:p>
          </table:table-cell>
          <table:table-cell table:formula="of:=[.A170]-[.A169]" office:value-type="float" office:value="0.950118700000019" calcext:value-type="float">
            <text:p>0.950118700000019</text:p>
          </table:table-cell>
        </table:table-row>
        <table:table-row table:style-name="ro1">
          <table:table-cell office:value-type="float" office:value="356.152019" calcext:value-type="float">
            <text:p>356.152019</text:p>
          </table:table-cell>
          <table:table-cell office:value-type="float" office:value="0.00000004747696368" calcext:value-type="float">
            <text:p>4.747696368E-08</text:p>
          </table:table-cell>
          <table:table-cell table:formula="of:=[.A171]-[.A170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357.1021378" calcext:value-type="float">
            <text:p>357.1021378</text:p>
          </table:table-cell>
          <table:table-cell office:value-type="float" office:value="0.00000004845492868" calcext:value-type="float">
            <text:p>4.845492868E-08</text:p>
          </table:table-cell>
          <table:table-cell table:formula="of:=[.A172]-[.A171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358.0522565" calcext:value-type="float">
            <text:p>358.0522565</text:p>
          </table:table-cell>
          <table:table-cell office:value-type="float" office:value="0.00000004945303851" calcext:value-type="float">
            <text:p>4.945303851E-08</text:p>
          </table:table-cell>
          <table:table-cell table:formula="of:=[.A173]-[.A172]" office:value-type="float" office:value="0.950118700000019" calcext:value-type="float">
            <text:p>0.950118700000019</text:p>
          </table:table-cell>
        </table:table-row>
        <table:table-row table:style-name="ro1">
          <table:table-cell office:value-type="float" office:value="359.0023753" calcext:value-type="float">
            <text:p>359.0023753</text:p>
          </table:table-cell>
          <table:table-cell office:value-type="float" office:value="0.00000005026630923" calcext:value-type="float">
            <text:p>5.026630923E-08</text:p>
          </table:table-cell>
          <table:table-cell table:formula="of:=[.A174]-[.A173]" office:value-type="float" office:value="0.950118799999984" calcext:value-type="float">
            <text:p>0.950118799999984</text:p>
          </table:table-cell>
        </table:table-row>
        <table:table-row table:style-name="ro1">
          <table:table-cell office:value-type="float" office:value="359.9524941" calcext:value-type="float">
            <text:p>359.9524941</text:p>
          </table:table-cell>
          <table:table-cell office:value-type="float" office:value="0.00000005109295443" calcext:value-type="float">
            <text:p>5.109295443E-08</text:p>
          </table:table-cell>
          <table:table-cell table:formula="of:=[.A175]-[.A174]" office:value-type="float" office:value="0.950118800000041" calcext:value-type="float">
            <text:p>0.950118800000041</text:p>
          </table:table-cell>
        </table:table-row>
        <table:table-row table:style-name="ro1">
          <table:table-cell office:value-type="float" office:value="360.9026128" calcext:value-type="float">
            <text:p>360.9026128</text:p>
          </table:table-cell>
          <table:table-cell office:value-type="float" office:value="0.00000005193319408" calcext:value-type="float">
            <text:p>5.193319408E-08</text:p>
          </table:table-cell>
          <table:table-cell table:formula="of:=[.A176]-[.A175]" office:value-type="float" office:value="0.950118699999962" calcext:value-type="float">
            <text:p>0.950118699999962</text:p>
          </table:table-cell>
        </table:table-row>
        <table:table-row table:style-name="ro1">
          <table:table-cell office:value-type="float" office:value="361.8527316" calcext:value-type="float">
            <text:p>361.8527316</text:p>
          </table:table-cell>
          <table:table-cell office:value-type="float" office:value="0.00000005278725173" calcext:value-type="float">
            <text:p>5.278725173E-08</text:p>
          </table:table-cell>
          <table:table-cell table:formula="of:=[.A177]-[.A176]" office:value-type="float" office:value="0.950118800000041" calcext:value-type="float">
            <text:p>0.950118800000041</text:p>
          </table:table-cell>
        </table:table-row>
        <table:table-row table:style-name="ro1">
          <table:table-cell office:value-type="float" office:value="362.9928741" calcext:value-type="float">
            <text:p>362.9928741</text:p>
          </table:table-cell>
          <table:table-cell office:value-type="float" office:value="0.00000005409474507" calcext:value-type="float">
            <text:p>5.409474507E-08</text:p>
          </table:table-cell>
          <table:table-cell table:formula="of:=[.A178]-[.A177]" office:value-type="float" office:value="1.14014249999997" calcext:value-type="float">
            <text:p>1.14014249999997</text:p>
          </table:table-cell>
        </table:table-row>
        <table:table-row table:style-name="ro1">
          <table:table-cell office:value-type="float" office:value="364.1330166" calcext:value-type="float">
            <text:p>364.1330166</text:p>
          </table:table-cell>
          <table:table-cell office:value-type="float" office:value="0.00000005498435011" calcext:value-type="float">
            <text:p>5.498435011E-08</text:p>
          </table:table-cell>
          <table:table-cell table:formula="of:=[.A179]-[.A178]" office:value-type="float" office:value="1.14014250000002" calcext:value-type="float">
            <text:p>1.14014250000002</text:p>
          </table:table-cell>
        </table:table-row>
        <table:table-row table:style-name="ro1">
          <table:table-cell office:value-type="float" office:value="364.8931116" calcext:value-type="float">
            <text:p>364.8931116</text:p>
          </table:table-cell>
          <table:table-cell office:value-type="float" office:value="0.00000005657650653" calcext:value-type="float">
            <text:p>5.657650653E-08</text:p>
          </table:table-cell>
          <table:table-cell table:formula="of:=[.A180]-[.A179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65.6532067" calcext:value-type="float">
            <text:p>365.6532067</text:p>
          </table:table-cell>
          <table:table-cell office:value-type="float" office:value="0.0000000582147663" calcext:value-type="float">
            <text:p>5.82147663E-08</text:p>
          </table:table-cell>
          <table:table-cell table:formula="of:=[.A181]-[.A180]" office:value-type="float" office:value="0.760095100000001" calcext:value-type="float">
            <text:p>0.760095100000001</text:p>
          </table:table-cell>
        </table:table-row>
        <table:table-row table:style-name="ro1">
          <table:table-cell office:value-type="float" office:value="366.2232779" calcext:value-type="float">
            <text:p>366.2232779</text:p>
          </table:table-cell>
          <table:table-cell office:value-type="float" office:value="0.00000006014523053" calcext:value-type="float">
            <text:p>6.014523053E-08</text:p>
          </table:table-cell>
          <table:table-cell table:formula="of:=[.A182]-[.A181]" office:value-type="float" office:value="0.570071200000029" calcext:value-type="float">
            <text:p>0.570071200000029</text:p>
          </table:table-cell>
        </table:table-row>
        <table:table-row table:style-name="ro1">
          <table:table-cell office:value-type="float" office:value="366.9833729" calcext:value-type="float">
            <text:p>366.9833729</text:p>
          </table:table-cell>
          <table:table-cell office:value-type="float" office:value="0.00000006264858095" calcext:value-type="float">
            <text:p>6.264858095E-08</text:p>
          </table:table-cell>
          <table:table-cell table:formula="of:=[.A183]-[.A182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67.5534442" calcext:value-type="float">
            <text:p>367.5534442</text:p>
          </table:table-cell>
          <table:table-cell office:value-type="float" office:value="0.00000006525612521" calcext:value-type="float">
            <text:p>6.525612521E-08</text:p>
          </table:table-cell>
          <table:table-cell table:formula="of:=[.A184]-[.A183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68.3135392" calcext:value-type="float">
            <text:p>368.3135392</text:p>
          </table:table-cell>
          <table:table-cell office:value-type="float" office:value="0.00000006687246148" calcext:value-type="float">
            <text:p>6.687246148E-08</text:p>
          </table:table-cell>
          <table:table-cell table:formula="of:=[.A185]-[.A184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69.0736342" calcext:value-type="float">
            <text:p>369.0736342</text:p>
          </table:table-cell>
          <table:table-cell office:value-type="float" office:value="0.00000006852883296" calcext:value-type="float">
            <text:p>6.852883296E-08</text:p>
          </table:table-cell>
          <table:table-cell table:formula="of:=[.A186]-[.A185]" office:value-type="float" office:value="0.760095000000035" calcext:value-type="float">
            <text:p>0.760095000000035</text:p>
          </table:table-cell>
        </table:table-row>
        <table:table-row table:style-name="ro1">
          <table:table-cell office:value-type="float" office:value="369.8337292" calcext:value-type="float">
            <text:p>369.8337292</text:p>
          </table:table-cell>
          <table:table-cell office:value-type="float" office:value="0.00000007138112366" calcext:value-type="float">
            <text:p>7.138112366E-08</text:p>
          </table:table-cell>
          <table:table-cell table:formula="of:=[.A187]-[.A186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70.5938242" calcext:value-type="float">
            <text:p>370.5938242</text:p>
          </table:table-cell>
          <table:table-cell office:value-type="float" office:value="0.0000000731491707" calcext:value-type="float">
            <text:p>7.31491707E-08</text:p>
          </table:table-cell>
          <table:table-cell table:formula="of:=[.A188]-[.A187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71.3539192" calcext:value-type="float">
            <text:p>371.3539192</text:p>
          </table:table-cell>
          <table:table-cell office:value-type="float" office:value="0.00000007496101069" calcext:value-type="float">
            <text:p>7.496101069E-08</text:p>
          </table:table-cell>
          <table:table-cell table:formula="of:=[.A189]-[.A188]" office:value-type="float" office:value="0.760095000000035" calcext:value-type="float">
            <text:p>0.760095000000035</text:p>
          </table:table-cell>
        </table:table-row>
        <table:table-row table:style-name="ro1">
          <table:table-cell office:value-type="float" office:value="371.9239905" calcext:value-type="float">
            <text:p>371.9239905</text:p>
          </table:table-cell>
          <table:table-cell office:value-type="float" office:value="0.00000007744679839" calcext:value-type="float">
            <text:p>7.744679839E-08</text:p>
          </table:table-cell>
          <table:table-cell table:formula="of:=[.A190]-[.A189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72.4940618" calcext:value-type="float">
            <text:p>372.4940618</text:p>
          </table:table-cell>
          <table:table-cell office:value-type="float" office:value="0.00000008001501749" calcext:value-type="float">
            <text:p>8.001501749E-08</text:p>
          </table:table-cell>
          <table:table-cell table:formula="of:=[.A191]-[.A190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73.2541568" calcext:value-type="float">
            <text:p>373.2541568</text:p>
          </table:table-cell>
          <table:table-cell office:value-type="float" office:value="0.00000008266840149" calcext:value-type="float">
            <text:p>8.266840149E-08</text:p>
          </table:table-cell>
          <table:table-cell table:formula="of:=[.A192]-[.A191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73.824228" calcext:value-type="float">
            <text:p>373.824228</text:p>
          </table:table-cell>
          <table:table-cell office:value-type="float" office:value="0.00000008540977455" calcext:value-type="float">
            <text:p>8.540977455E-08</text:p>
          </table:table-cell>
          <table:table-cell table:formula="of:=[.A193]-[.A192]" office:value-type="float" office:value="0.570071200000029" calcext:value-type="float">
            <text:p>0.570071200000029</text:p>
          </table:table-cell>
        </table:table-row>
        <table:table-row table:style-name="ro1">
          <table:table-cell office:value-type="float" office:value="374.3942993" calcext:value-type="float">
            <text:p>374.3942993</text:p>
          </table:table-cell>
          <table:table-cell office:value-type="float" office:value="0.00000008896467978" calcext:value-type="float">
            <text:p>8.896467978E-08</text:p>
          </table:table-cell>
          <table:table-cell table:formula="of:=[.A194]-[.A193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74.7743468" calcext:value-type="float">
            <text:p>374.7743468</text:p>
          </table:table-cell>
          <table:table-cell office:value-type="float" office:value="0.00000009116825588" calcext:value-type="float">
            <text:p>9.116825588E-08</text:p>
          </table:table-cell>
          <table:table-cell table:formula="of:=[.A195]-[.A194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375.3444181" calcext:value-type="float">
            <text:p>375.3444181</text:p>
          </table:table-cell>
          <table:table-cell office:value-type="float" office:value="0.00000009342641261" calcext:value-type="float">
            <text:p>9.342641261E-08</text:p>
          </table:table-cell>
          <table:table-cell table:formula="of:=[.A196]-[.A195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75.9144893" calcext:value-type="float">
            <text:p>375.9144893</text:p>
          </table:table-cell>
          <table:table-cell office:value-type="float" office:value="0.00000009574050188" calcext:value-type="float">
            <text:p>9.574050188E-08</text:p>
          </table:table-cell>
          <table:table-cell table:formula="of:=[.A197]-[.A196]" office:value-type="float" office:value="0.570071200000029" calcext:value-type="float">
            <text:p>0.570071200000029</text:p>
          </table:table-cell>
        </table:table-row>
        <table:table-row table:style-name="ro1">
          <table:table-cell office:value-type="float" office:value="376.4845606" calcext:value-type="float">
            <text:p>376.4845606</text:p>
          </table:table-cell>
          <table:table-cell office:value-type="float" office:value="0.00000009972539017" calcext:value-type="float">
            <text:p>9.972539017E-08</text:p>
          </table:table-cell>
          <table:table-cell table:formula="of:=[.A198]-[.A197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77.0546318" calcext:value-type="float">
            <text:p>377.0546318</text:p>
          </table:table-cell>
          <table:table-cell office:value-type="float" office:value="0.0000001021954995" calcext:value-type="float">
            <text:p>1.021954995E-07</text:p>
          </table:table-cell>
          <table:table-cell table:formula="of:=[.A199]-[.A198]" office:value-type="float" office:value="0.570071199999973" calcext:value-type="float">
            <text:p>0.570071199999973</text:p>
          </table:table-cell>
        </table:table-row>
        <table:table-row table:style-name="ro1">
          <table:table-cell office:value-type="float" office:value="377.8147268" calcext:value-type="float">
            <text:p>377.8147268</text:p>
          </table:table-cell>
          <table:table-cell office:value-type="float" office:value="0.0000001055844121" calcext:value-type="float">
            <text:p>1.055844121E-07</text:p>
          </table:table-cell>
          <table:table-cell table:formula="of:=[.A200]-[.A199]" office:value-type="float" office:value="0.760095000000035" calcext:value-type="float">
            <text:p>0.760095000000035</text:p>
          </table:table-cell>
        </table:table-row>
        <table:table-row table:style-name="ro1">
          <table:table-cell office:value-type="float" office:value="378.3847981" calcext:value-type="float">
            <text:p>378.3847981</text:p>
          </table:table-cell>
          <table:table-cell office:value-type="float" office:value="0.0000001090857048" calcext:value-type="float">
            <text:p>1.090857048E-07</text:p>
          </table:table-cell>
          <table:table-cell table:formula="of:=[.A201]-[.A200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78.9548694" calcext:value-type="float">
            <text:p>378.9548694</text:p>
          </table:table-cell>
          <table:table-cell office:value-type="float" office:value="0.0000001136260439" calcext:value-type="float">
            <text:p>1.136260439E-07</text:p>
          </table:table-cell>
          <table:table-cell table:formula="of:=[.A202]-[.A201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79.5249406" calcext:value-type="float">
            <text:p>379.5249406</text:p>
          </table:table-cell>
          <table:table-cell office:value-type="float" office:value="0.0000001173940057" calcext:value-type="float">
            <text:p>1.173940057E-07</text:p>
          </table:table-cell>
          <table:table-cell table:formula="of:=[.A203]-[.A202]" office:value-type="float" office:value="0.570071199999973" calcext:value-type="float">
            <text:p>0.570071199999973</text:p>
          </table:table-cell>
        </table:table-row>
        <table:table-row table:style-name="ro1">
          <table:table-cell office:value-type="float" office:value="380.2850356" calcext:value-type="float">
            <text:p>380.2850356</text:p>
          </table:table-cell>
          <table:table-cell office:value-type="float" office:value="0.0000001212869171" calcext:value-type="float">
            <text:p>1.212869171E-07</text:p>
          </table:table-cell>
          <table:table-cell table:formula="of:=[.A204]-[.A203]" office:value-type="float" office:value="0.760095000000035" calcext:value-type="float">
            <text:p>0.760095000000035</text:p>
          </table:table-cell>
        </table:table-row>
        <table:table-row table:style-name="ro1">
          <table:table-cell office:value-type="float" office:value="381.0451306" calcext:value-type="float">
            <text:p>381.0451306</text:p>
          </table:table-cell>
          <table:table-cell office:value-type="float" office:value="0.0000001253089216" calcext:value-type="float">
            <text:p>1.253089216E-07</text:p>
          </table:table-cell>
          <table:table-cell table:formula="of:=[.A205]-[.A204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81.2351544" calcext:value-type="float">
            <text:p>381.2351544</text:p>
          </table:table-cell>
          <table:table-cell office:value-type="float" office:value="0.0000001305244996" calcext:value-type="float">
            <text:p>1.305244996E-07</text:p>
          </table:table-cell>
          <table:table-cell table:formula="of:=[.A206]-[.A205]" office:value-type="float" office:value="0.190023800000006" calcext:value-type="float">
            <text:p>0.190023800000006</text:p>
          </table:table-cell>
        </table:table-row>
        <table:table-row table:style-name="ro1">
          <table:table-cell office:value-type="float" office:value="381.4251781" calcext:value-type="float">
            <text:p>381.4251781</text:p>
          </table:table-cell>
          <table:table-cell office:value-type="float" office:value="0.0000001370705294" calcext:value-type="float">
            <text:p>1.370705294E-07</text:p>
          </table:table-cell>
          <table:table-cell table:formula="of:=[.A207]-[.A206]" office:value-type="float" office:value="0.190023699999983" calcext:value-type="float">
            <text:p>0.190023699999983</text:p>
          </table:table-cell>
        </table:table-row>
        <table:table-row table:style-name="ro1">
          <table:table-cell office:value-type="float" office:value="381.6152019" calcext:value-type="float">
            <text:p>381.6152019</text:p>
          </table:table-cell>
          <table:table-cell office:value-type="float" office:value="0.0000001451236365" calcext:value-type="float">
            <text:p>1.451236365E-07</text:p>
          </table:table-cell>
          <table:table-cell table:formula="of:=[.A208]-[.A207]" office:value-type="float" office:value="0.190023800000006" calcext:value-type="float">
            <text:p>0.190023800000006</text:p>
          </table:table-cell>
        </table:table-row>
        <table:table-row table:style-name="ro1">
          <table:table-cell office:value-type="float" office:value="381.9952494" calcext:value-type="float">
            <text:p>381.9952494</text:p>
          </table:table-cell>
          <table:table-cell office:value-type="float" office:value="0.0000001499360923" calcext:value-type="float">
            <text:p>1.499360923E-07</text:p>
          </table:table-cell>
          <table:table-cell table:formula="of:=[.A209]-[.A208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382.0902613" calcext:value-type="float">
            <text:p>382.0902613</text:p>
          </table:table-cell>
          <table:table-cell office:value-type="float" office:value="0.0000001574556471" calcext:value-type="float">
            <text:p>1.574556471E-07</text:p>
          </table:table-cell>
          <table:table-cell table:formula="of:=[.A210]-[.A209]" office:value-type="float" office:value="0.0950119000000313" calcext:value-type="float">
            <text:p>0.095011900000031</text:p>
          </table:table-cell>
        </table:table-row>
        <table:table-row table:style-name="ro1">
          <table:table-cell office:value-type="float" office:value="382.4703088" calcext:value-type="float">
            <text:p>382.4703088</text:p>
          </table:table-cell>
          <table:table-cell office:value-type="float" office:value="0.0000001633417789" calcext:value-type="float">
            <text:p>1.633417789E-07</text:p>
          </table:table-cell>
          <table:table-cell table:formula="of:=[.A211]-[.A210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382.9453682" calcext:value-type="float">
            <text:p>382.9453682</text:p>
          </table:table-cell>
          <table:table-cell office:value-type="float" office:value="0.0000001694479508" calcext:value-type="float">
            <text:p>1.694479508E-07</text:p>
          </table:table-cell>
          <table:table-cell table:formula="of:=[.A212]-[.A211]" office:value-type="float" office:value="0.475059400000021" calcext:value-type="float">
            <text:p>0.475059400000021</text:p>
          </table:table-cell>
        </table:table-row>
        <table:table-row table:style-name="ro1">
          <table:table-cell office:value-type="float" office:value="383.5154394" calcext:value-type="float">
            <text:p>383.5154394</text:p>
          </table:table-cell>
          <table:table-cell office:value-type="float" office:value="0.0000001757823884" calcext:value-type="float">
            <text:p>1.757823884E-07</text:p>
          </table:table-cell>
          <table:table-cell table:formula="of:=[.A213]-[.A212]" office:value-type="float" office:value="0.570071199999973" calcext:value-type="float">
            <text:p>0.570071199999973</text:p>
          </table:table-cell>
        </table:table-row>
        <table:table-row table:style-name="ro1">
          <table:table-cell office:value-type="float" office:value="383.8954869" calcext:value-type="float">
            <text:p>383.8954869</text:p>
          </table:table-cell>
          <table:table-cell office:value-type="float" office:value="0.0000001823536249" calcext:value-type="float">
            <text:p>1.823536249E-07</text:p>
          </table:table-cell>
          <table:table-cell table:formula="of:=[.A214]-[.A213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384.4655582" calcext:value-type="float">
            <text:p>384.4655582</text:p>
          </table:table-cell>
          <table:table-cell office:value-type="float" office:value="0.0000001884006672" calcext:value-type="float">
            <text:p>1.884006672E-07</text:p>
          </table:table-cell>
          <table:table-cell table:formula="of:=[.A215]-[.A214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85.0356295" calcext:value-type="float">
            <text:p>385.0356295</text:p>
          </table:table-cell>
          <table:table-cell office:value-type="float" office:value="0.0000001962422347" calcext:value-type="float">
            <text:p>1.962422347E-07</text:p>
          </table:table-cell>
          <table:table-cell table:formula="of:=[.A216]-[.A215]" office:value-type="float" office:value="0.570071300000052" calcext:value-type="float">
            <text:p>0.570071300000052</text:p>
          </table:table-cell>
        </table:table-row>
        <table:table-row table:style-name="ro1">
          <table:table-cell office:value-type="float" office:value="385.6057007" calcext:value-type="float">
            <text:p>385.6057007</text:p>
          </table:table-cell>
          <table:table-cell office:value-type="float" office:value="0.0000002044101821" calcext:value-type="float">
            <text:p>2.044101821E-07</text:p>
          </table:table-cell>
          <table:table-cell table:formula="of:=[.A217]-[.A216]" office:value-type="float" office:value="0.570071199999973" calcext:value-type="float">
            <text:p>0.570071199999973</text:p>
          </table:table-cell>
        </table:table-row>
        <table:table-row table:style-name="ro1">
          <table:table-cell office:value-type="float" office:value="386.175772" calcext:value-type="float">
            <text:p>386.175772</text:p>
          </table:table-cell>
          <table:table-cell office:value-type="float" office:value="0.0000002129180939" calcext:value-type="float">
            <text:p>2.129180939E-07</text:p>
          </table:table-cell>
          <table:table-cell table:formula="of:=[.A218]-[.A217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86.5558195" calcext:value-type="float">
            <text:p>386.5558195</text:p>
          </table:table-cell>
          <table:table-cell office:value-type="float" office:value="0.0000002245099676" calcext:value-type="float">
            <text:p>2.245099676E-07</text:p>
          </table:table-cell>
          <table:table-cell table:formula="of:=[.A219]-[.A218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386.6508314" calcext:value-type="float">
            <text:p>386.6508314</text:p>
          </table:table-cell>
          <table:table-cell office:value-type="float" office:value="0.0000002348100473" calcext:value-type="float">
            <text:p>2.348100473E-07</text:p>
          </table:table-cell>
          <table:table-cell table:formula="of:=[.A220]-[.A219]" office:value-type="float" office:value="0.0950119000000313" calcext:value-type="float">
            <text:p>0.095011900000031</text:p>
          </table:table-cell>
        </table:table-row>
        <table:table-row table:style-name="ro1">
          <table:table-cell office:value-type="float" office:value="386.935867" calcext:value-type="float">
            <text:p>386.935867</text:p>
          </table:table-cell>
          <table:table-cell office:value-type="float" office:value="0.000000244583255" calcext:value-type="float">
            <text:p>2.44583255E-07</text:p>
          </table:table-cell>
          <table:table-cell table:formula="of:=[.A221]-[.A220]" office:value-type="float" office:value="0.285035599999958" calcext:value-type="float">
            <text:p>0.285035599999958</text:p>
          </table:table-cell>
        </table:table-row>
        <table:table-row table:style-name="ro1">
          <table:table-cell office:value-type="float" office:value="387.1258907" calcext:value-type="float">
            <text:p>387.1258907</text:p>
          </table:table-cell>
          <table:table-cell office:value-type="float" office:value="0.0000002589529021" calcext:value-type="float">
            <text:p>2.589529021E-07</text:p>
          </table:table-cell>
          <table:table-cell table:formula="of:=[.A222]-[.A221]" office:value-type="float" office:value="0.19002370000004" calcext:value-type="float">
            <text:p>0.19002370000004</text:p>
          </table:table-cell>
        </table:table-row>
        <table:table-row table:style-name="ro1">
          <table:table-cell office:value-type="float" office:value="387.5059382" calcext:value-type="float">
            <text:p>387.5059382</text:p>
          </table:table-cell>
          <table:table-cell office:value-type="float" office:value="0.0000002675400587" calcext:value-type="float">
            <text:p>2.675400587E-07</text:p>
          </table:table-cell>
          <table:table-cell table:formula="of:=[.A223]-[.A222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387.695962" calcext:value-type="float">
            <text:p>387.695962</text:p>
          </table:table-cell>
          <table:table-cell office:value-type="float" office:value="0.0000002809576562" calcext:value-type="float">
            <text:p>2.809576562E-07</text:p>
          </table:table-cell>
          <table:table-cell table:formula="of:=[.A224]-[.A223]" office:value-type="float" office:value="0.190023800000006" calcext:value-type="float">
            <text:p>0.190023800000006</text:p>
          </table:table-cell>
        </table:table-row>
        <table:table-row table:style-name="ro1">
          <table:table-cell office:value-type="float" office:value="387.9809976" calcext:value-type="float">
            <text:p>387.9809976</text:p>
          </table:table-cell>
          <table:table-cell office:value-type="float" office:value="0.0000002938474458" calcext:value-type="float">
            <text:p>2.938474458E-07</text:p>
          </table:table-cell>
          <table:table-cell table:formula="of:=[.A225]-[.A224]" office:value-type="float" office:value="0.285035600000015" calcext:value-type="float">
            <text:p>0.285035600000015</text:p>
          </table:table-cell>
        </table:table-row>
        <table:table-row table:style-name="ro1">
          <table:table-cell office:value-type="float" office:value="388.456057" calcext:value-type="float">
            <text:p>388.456057</text:p>
          </table:table-cell>
          <table:table-cell office:value-type="float" office:value="0.000000304832284" calcext:value-type="float">
            <text:p>3.04832284E-07</text:p>
          </table:table-cell>
          <table:table-cell table:formula="of:=[.A226]-[.A225]" office:value-type="float" office:value="0.475059399999964" calcext:value-type="float">
            <text:p>0.475059399999964</text:p>
          </table:table-cell>
        </table:table-row>
        <table:table-row table:style-name="ro1">
          <table:table-cell office:value-type="float" office:value="388.6460808" calcext:value-type="float">
            <text:p>388.6460808</text:p>
          </table:table-cell>
          <table:table-cell office:value-type="float" office:value="0.0000003201201512" calcext:value-type="float">
            <text:p>3.201201512E-07</text:p>
          </table:table-cell>
          <table:table-cell table:formula="of:=[.A227]-[.A226]" office:value-type="float" office:value="0.190023800000006" calcext:value-type="float">
            <text:p>0.190023800000006</text:p>
          </table:table-cell>
        </table:table-row>
        <table:table-row table:style-name="ro1">
          <table:table-cell office:value-type="float" office:value="388.8361045" calcext:value-type="float">
            <text:p>388.8361045</text:p>
          </table:table-cell>
          <table:table-cell office:value-type="float" office:value="0.0000003334441156" calcext:value-type="float">
            <text:p>3.334441156E-07</text:p>
          </table:table-cell>
          <table:table-cell table:formula="of:=[.A228]-[.A227]" office:value-type="float" office:value="0.190023699999983" calcext:value-type="float">
            <text:p>0.190023699999983</text:p>
          </table:table-cell>
        </table:table-row>
        <table:table-row table:style-name="ro1">
          <table:table-cell office:value-type="float" office:value="389.4061758" calcext:value-type="float">
            <text:p>389.4061758</text:p>
          </table:table-cell>
          <table:table-cell office:value-type="float" office:value="0.0000003417032302" calcext:value-type="float">
            <text:p>3.417032302E-07</text:p>
          </table:table-cell>
          <table:table-cell table:formula="of:=[.A229]-[.A228]" office:value-type="float" office:value="0.570071300000052" calcext:value-type="float">
            <text:p>0.570071300000052</text:p>
          </table:table-cell>
        </table:table-row>
        <table:table-row table:style-name="ro1">
          <table:table-cell office:value-type="float" office:value="389.5961995" calcext:value-type="float">
            <text:p>389.5961995</text:p>
          </table:table-cell>
          <table:table-cell office:value-type="float" office:value="0.0000003559255204" calcext:value-type="float">
            <text:p>3.559255204E-07</text:p>
          </table:table-cell>
          <table:table-cell table:formula="of:=[.A230]-[.A229]" office:value-type="float" office:value="0.190023699999983" calcext:value-type="float">
            <text:p>0.190023699999983</text:p>
          </table:table-cell>
        </table:table-row>
        <table:table-row table:style-name="ro1">
          <table:table-cell office:value-type="float" office:value="389.976247" calcext:value-type="float">
            <text:p>389.976247</text:p>
          </table:table-cell>
          <table:table-cell office:value-type="float" office:value="0.0000003737758019" calcext:value-type="float">
            <text:p>3.737758019E-07</text:p>
          </table:table-cell>
          <table:table-cell table:formula="of:=[.A231]-[.A230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390.3562945" calcext:value-type="float">
            <text:p>390.3562945</text:p>
          </table:table-cell>
          <table:table-cell office:value-type="float" office:value="0.000000392521306" calcext:value-type="float">
            <text:p>3.92521306E-07</text:p>
          </table:table-cell>
          <table:table-cell table:formula="of:=[.A232]-[.A231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390.736342" calcext:value-type="float">
            <text:p>390.736342</text:p>
          </table:table-cell>
          <table:table-cell office:value-type="float" office:value="0.0000004122069296" calcext:value-type="float">
            <text:p>4.122069296E-07</text:p>
          </table:table-cell>
          <table:table-cell table:formula="of:=[.A233]-[.A232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391.1163895" calcext:value-type="float">
            <text:p>391.1163895</text:p>
          </table:table-cell>
          <table:table-cell office:value-type="float" office:value="0.000000429363708" calcext:value-type="float">
            <text:p>4.29363708E-07</text:p>
          </table:table-cell>
          <table:table-cell table:formula="of:=[.A234]-[.A233]" office:value-type="float" office:value="0.380047500000046" calcext:value-type="float">
            <text:p>0.380047500000046</text:p>
          </table:table-cell>
        </table:table-row>
        <table:table-row table:style-name="ro1">
          <table:table-cell office:value-type="float" office:value="391.6864608" calcext:value-type="float">
            <text:p>391.6864608</text:p>
          </table:table-cell>
          <table:table-cell office:value-type="float" office:value="0.0000004472345816" calcext:value-type="float">
            <text:p>4.472345816E-07</text:p>
          </table:table-cell>
          <table:table-cell table:formula="of:=[.A235]-[.A234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92.4465558" calcext:value-type="float">
            <text:p>392.4465558</text:p>
          </table:table-cell>
          <table:table-cell office:value-type="float" office:value="0.0000004658492725" calcext:value-type="float">
            <text:p>4.658492725E-07</text:p>
          </table:table-cell>
          <table:table-cell table:formula="of:=[.A236]-[.A235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92.8266033" calcext:value-type="float">
            <text:p>392.8266033</text:p>
          </table:table-cell>
          <table:table-cell office:value-type="float" office:value="0.0000004852387396" calcext:value-type="float">
            <text:p>4.852387396E-07</text:p>
          </table:table-cell>
          <table:table-cell table:formula="of:=[.A237]-[.A236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393.5866983" calcext:value-type="float">
            <text:p>393.5866983</text:p>
          </table:table-cell>
          <table:table-cell office:value-type="float" office:value="0.0000005013297778" calcext:value-type="float">
            <text:p>5.013297778E-07</text:p>
          </table:table-cell>
          <table:table-cell table:formula="of:=[.A238]-[.A237]" office:value-type="float" office:value="0.760095000000035" calcext:value-type="float">
            <text:p>0.760095000000035</text:p>
          </table:table-cell>
        </table:table-row>
        <table:table-row table:style-name="ro1">
          <table:table-cell office:value-type="float" office:value="393.9667458" calcext:value-type="float">
            <text:p>393.9667458</text:p>
          </table:table-cell>
          <table:table-cell office:value-type="float" office:value="0.0000005264723348" calcext:value-type="float">
            <text:p>5.264723348E-07</text:p>
          </table:table-cell>
          <table:table-cell table:formula="of:=[.A239]-[.A238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394.5368171" calcext:value-type="float">
            <text:p>394.5368171</text:p>
          </table:table-cell>
          <table:table-cell office:value-type="float" office:value="0.0000005439307234" calcext:value-type="float">
            <text:p>5.439307234E-07</text:p>
          </table:table-cell>
          <table:table-cell table:formula="of:=[.A240]-[.A239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95.2969121" calcext:value-type="float">
            <text:p>395.2969121</text:p>
          </table:table-cell>
          <table:table-cell office:value-type="float" office:value="0.000000566570078" calcext:value-type="float">
            <text:p>5.66570078E-07</text:p>
          </table:table-cell>
          <table:table-cell table:formula="of:=[.A241]-[.A240]" office:value-type="float" office:value="0.760094999999978" calcext:value-type="float">
            <text:p>0.760094999999978</text:p>
          </table:table-cell>
        </table:table-row>
        <table:table-row table:style-name="ro1">
          <table:table-cell office:value-type="float" office:value="395.6769596" calcext:value-type="float">
            <text:p>395.6769596</text:p>
          </table:table-cell>
          <table:table-cell office:value-type="float" office:value="0.0000005853581509" calcext:value-type="float">
            <text:p>5.853581509E-07</text:p>
          </table:table-cell>
          <table:table-cell table:formula="of:=[.A242]-[.A241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396.2470309" calcext:value-type="float">
            <text:p>396.2470309</text:p>
          </table:table-cell>
          <table:table-cell office:value-type="float" office:value="0.0000006047692564" calcext:value-type="float">
            <text:p>6.047692564E-07</text:p>
          </table:table-cell>
          <table:table-cell table:formula="of:=[.A243]-[.A242]" office:value-type="float" office:value="0.570071300000052" calcext:value-type="float">
            <text:p>0.570071300000052</text:p>
          </table:table-cell>
        </table:table-row>
        <table:table-row table:style-name="ro1">
          <table:table-cell office:value-type="float" office:value="396.8171021" calcext:value-type="float">
            <text:p>396.8171021</text:p>
          </table:table-cell>
          <table:table-cell office:value-type="float" office:value="0.0000006350994825" calcext:value-type="float">
            <text:p>6.350994825E-07</text:p>
          </table:table-cell>
          <table:table-cell table:formula="of:=[.A244]-[.A243]" office:value-type="float" office:value="0.570071199999973" calcext:value-type="float">
            <text:p>0.570071199999973</text:p>
          </table:table-cell>
        </table:table-row>
        <table:table-row table:style-name="ro1">
          <table:table-cell office:value-type="float" office:value="397.3871734" calcext:value-type="float">
            <text:p>397.3871734</text:p>
          </table:table-cell>
          <table:table-cell office:value-type="float" office:value="0.0000006561600641" calcext:value-type="float">
            <text:p>6.561600641E-07</text:p>
          </table:table-cell>
          <table:table-cell table:formula="of:=[.A245]-[.A244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97.9572447" calcext:value-type="float">
            <text:p>397.9572447</text:p>
          </table:table-cell>
          <table:table-cell office:value-type="float" office:value="0.0000006834706015" calcext:value-type="float">
            <text:p>6.834706015E-07</text:p>
          </table:table-cell>
          <table:table-cell table:formula="of:=[.A246]-[.A245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98.5273159" calcext:value-type="float">
            <text:p>398.5273159</text:p>
          </table:table-cell>
          <table:table-cell office:value-type="float" office:value="0.0000007119178515" calcext:value-type="float">
            <text:p>7.119178515E-07</text:p>
          </table:table-cell>
          <table:table-cell table:formula="of:=[.A247]-[.A246]" office:value-type="float" office:value="0.570071200000029" calcext:value-type="float">
            <text:p>0.570071200000029</text:p>
          </table:table-cell>
        </table:table-row>
        <table:table-row table:style-name="ro1">
          <table:table-cell office:value-type="float" office:value="399.0973872" calcext:value-type="float">
            <text:p>399.0973872</text:p>
          </table:table-cell>
          <table:table-cell office:value-type="float" office:value="0.0000007415491262" calcext:value-type="float">
            <text:p>7.415491262E-07</text:p>
          </table:table-cell>
          <table:table-cell table:formula="of:=[.A248]-[.A247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399.4774347" calcext:value-type="float">
            <text:p>399.4774347</text:p>
          </table:table-cell>
          <table:table-cell office:value-type="float" office:value="0.0000007755699547" calcext:value-type="float">
            <text:p>7.755699547E-07</text:p>
          </table:table-cell>
          <table:table-cell table:formula="of:=[.A249]-[.A248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399.8574822" calcext:value-type="float">
            <text:p>399.8574822</text:p>
          </table:table-cell>
          <table:table-cell office:value-type="float" office:value="0.0000008045629254" calcext:value-type="float">
            <text:p>8.045629254E-07</text:p>
          </table:table-cell>
          <table:table-cell table:formula="of:=[.A250]-[.A249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00.2375297" calcext:value-type="float">
            <text:p>400.2375297</text:p>
          </table:table-cell>
          <table:table-cell office:value-type="float" office:value="0.0000008380502512" calcext:value-type="float">
            <text:p>8.380502512E-07</text:p>
          </table:table-cell>
          <table:table-cell table:formula="of:=[.A251]-[.A250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00.807601" calcext:value-type="float">
            <text:p>400.807601</text:p>
          </table:table-cell>
          <table:table-cell office:value-type="float" office:value="0.0000008800799234" calcext:value-type="float">
            <text:p>8.800799234E-07</text:p>
          </table:table-cell>
          <table:table-cell table:formula="of:=[.A252]-[.A251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400.9976247" calcext:value-type="float">
            <text:p>400.9976247</text:p>
          </table:table-cell>
          <table:table-cell office:value-type="float" office:value="0.0000009204562748" calcext:value-type="float">
            <text:p>9.204562748E-07</text:p>
          </table:table-cell>
          <table:table-cell table:formula="of:=[.A253]-[.A252]" office:value-type="float" office:value="0.19002370000004" calcext:value-type="float">
            <text:p>0.19002370000004</text:p>
          </table:table-cell>
        </table:table-row>
        <table:table-row table:style-name="ro1">
          <table:table-cell office:value-type="float" office:value="401.567696" calcext:value-type="float">
            <text:p>401.567696</text:p>
          </table:table-cell>
          <table:table-cell office:value-type="float" office:value="0.0000009626850145" calcext:value-type="float">
            <text:p>9.626850145E-07</text:p>
          </table:table-cell>
          <table:table-cell table:formula="of:=[.A254]-[.A253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401.9477435" calcext:value-type="float">
            <text:p>401.9477435</text:p>
          </table:table-cell>
          <table:table-cell office:value-type="float" office:value="0.0000009946086845" calcext:value-type="float">
            <text:p>9.946086845E-07</text:p>
          </table:table-cell>
          <table:table-cell table:formula="of:=[.A255]-[.A254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02.327791" calcext:value-type="float">
            <text:p>402.327791</text:p>
          </table:table-cell>
          <table:table-cell office:value-type="float" office:value="0.000001044490033" calcext:value-type="float">
            <text:p>1.044490033E-06</text:p>
          </table:table-cell>
          <table:table-cell table:formula="of:=[.A256]-[.A255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02.8978622" calcext:value-type="float">
            <text:p>402.8978622</text:p>
          </table:table-cell>
          <table:table-cell office:value-type="float" office:value="0.000001087963548" calcext:value-type="float">
            <text:p>1.087963548E-06</text:p>
          </table:table-cell>
          <table:table-cell table:formula="of:=[.A257]-[.A256]" office:value-type="float" office:value="0.570071200000029" calcext:value-type="float">
            <text:p>0.570071200000029</text:p>
          </table:table-cell>
        </table:table-row>
        <table:table-row table:style-name="ro1">
          <table:table-cell office:value-type="float" office:value="403.4679335" calcext:value-type="float">
            <text:p>403.4679335</text:p>
          </table:table-cell>
          <table:table-cell office:value-type="float" office:value="0.000001124041589" calcext:value-type="float">
            <text:p>1.124041589E-06</text:p>
          </table:table-cell>
          <table:table-cell table:formula="of:=[.A258]-[.A257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403.847981" calcext:value-type="float">
            <text:p>403.847981</text:p>
          </table:table-cell>
          <table:table-cell office:value-type="float" office:value="0.000001170826179" calcext:value-type="float">
            <text:p>1.170826179E-06</text:p>
          </table:table-cell>
          <table:table-cell table:formula="of:=[.A259]-[.A258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04.2280285" calcext:value-type="float">
            <text:p>404.2280285</text:p>
          </table:table-cell>
          <table:table-cell office:value-type="float" office:value="0.000001209652034" calcext:value-type="float">
            <text:p>1.209652034E-06</text:p>
          </table:table-cell>
          <table:table-cell table:formula="of:=[.A260]-[.A259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04.7980998" calcext:value-type="float">
            <text:p>404.7980998</text:p>
          </table:table-cell>
          <table:table-cell office:value-type="float" office:value="0.000001259999882" calcext:value-type="float">
            <text:p>1.259999882E-06</text:p>
          </table:table-cell>
          <table:table-cell table:formula="of:=[.A261]-[.A260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405.368171" calcext:value-type="float">
            <text:p>405.368171</text:p>
          </table:table-cell>
          <table:table-cell office:value-type="float" office:value="0.000001312443296" calcext:value-type="float">
            <text:p>1.312443296E-06</text:p>
          </table:table-cell>
          <table:table-cell table:formula="of:=[.A262]-[.A261]" office:value-type="float" office:value="0.570071200000029" calcext:value-type="float">
            <text:p>0.570071200000029</text:p>
          </table:table-cell>
        </table:table-row>
        <table:table-row table:style-name="ro1">
          <table:table-cell office:value-type="float" office:value="405.7482185" calcext:value-type="float">
            <text:p>405.7482185</text:p>
          </table:table-cell>
          <table:table-cell office:value-type="float" office:value="0.000001367069497" calcext:value-type="float">
            <text:p>1.367069497E-06</text:p>
          </table:table-cell>
          <table:table-cell table:formula="of:=[.A263]-[.A262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06.3182898" calcext:value-type="float">
            <text:p>406.3182898</text:p>
          </table:table-cell>
          <table:table-cell office:value-type="float" office:value="0.000001423969337" calcext:value-type="float">
            <text:p>1.423969337E-06</text:p>
          </table:table-cell>
          <table:table-cell table:formula="of:=[.A264]-[.A263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406.888361" calcext:value-type="float">
            <text:p>406.888361</text:p>
          </table:table-cell>
          <table:table-cell office:value-type="float" office:value="0.000001471189691" calcext:value-type="float">
            <text:p>1.471189691E-06</text:p>
          </table:table-cell>
          <table:table-cell table:formula="of:=[.A265]-[.A264]" office:value-type="float" office:value="0.570071199999973" calcext:value-type="float">
            <text:p>0.570071199999973</text:p>
          </table:table-cell>
        </table:table-row>
        <table:table-row table:style-name="ro1">
          <table:table-cell office:value-type="float" office:value="407.4584323" calcext:value-type="float">
            <text:p>407.4584323</text:p>
          </table:table-cell>
          <table:table-cell office:value-type="float" office:value="0.000001519975923" calcext:value-type="float">
            <text:p>1.519975923E-06</text:p>
          </table:table-cell>
          <table:table-cell table:formula="of:=[.A266]-[.A265]" office:value-type="float" office:value="0.570071300000052" calcext:value-type="float">
            <text:p>0.570071300000052</text:p>
          </table:table-cell>
        </table:table-row>
        <table:table-row table:style-name="ro1">
          <table:table-cell office:value-type="float" office:value="408.0285036" calcext:value-type="float">
            <text:p>408.0285036</text:p>
          </table:table-cell>
          <table:table-cell office:value-type="float" office:value="0.000001583239997" calcext:value-type="float">
            <text:p>1.583239997E-06</text:p>
          </table:table-cell>
          <table:table-cell table:formula="of:=[.A267]-[.A266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408.4085511" calcext:value-type="float">
            <text:p>408.4085511</text:p>
          </table:table-cell>
          <table:table-cell office:value-type="float" office:value="0.000001649137234" calcext:value-type="float">
            <text:p>1.649137234E-06</text:p>
          </table:table-cell>
          <table:table-cell table:formula="of:=[.A268]-[.A267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08.7885986" calcext:value-type="float">
            <text:p>408.7885986</text:p>
          </table:table-cell>
          <table:table-cell office:value-type="float" office:value="0.00000171777723" calcext:value-type="float">
            <text:p>1.71777723E-06</text:p>
          </table:table-cell>
          <table:table-cell table:formula="of:=[.A269]-[.A268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09.3586698" calcext:value-type="float">
            <text:p>409.3586698</text:p>
          </table:table-cell>
          <table:table-cell office:value-type="float" office:value="0.000001789274143" calcext:value-type="float">
            <text:p>1.789274143E-06</text:p>
          </table:table-cell>
          <table:table-cell table:formula="of:=[.A270]-[.A269]" office:value-type="float" office:value="0.570071199999973" calcext:value-type="float">
            <text:p>0.570071199999973</text:p>
          </table:table-cell>
        </table:table-row>
        <table:table-row table:style-name="ro1">
          <table:table-cell office:value-type="float" office:value="409.7387173" calcext:value-type="float">
            <text:p>409.7387173</text:p>
          </table:table-cell>
          <table:table-cell office:value-type="float" office:value="0.000001863746884" calcext:value-type="float">
            <text:p>1.863746884E-06</text:p>
          </table:table-cell>
          <table:table-cell table:formula="of:=[.A271]-[.A270]" office:value-type="float" office:value="0.380047500000046" calcext:value-type="float">
            <text:p>0.380047500000046</text:p>
          </table:table-cell>
        </table:table-row>
        <table:table-row table:style-name="ro1">
          <table:table-cell office:value-type="float" office:value="410.3087886" calcext:value-type="float">
            <text:p>410.3087886</text:p>
          </table:table-cell>
          <table:table-cell office:value-type="float" office:value="0.000001941319312" calcext:value-type="float">
            <text:p>1.941319312E-06</text:p>
          </table:table-cell>
          <table:table-cell table:formula="of:=[.A272]-[.A271]" office:value-type="float" office:value="0.570071299999995" calcext:value-type="float">
            <text:p>0.570071299999995</text:p>
          </table:table-cell>
        </table:table-row>
        <table:table-row table:style-name="ro1">
          <table:table-cell office:value-type="float" office:value="410.6888361" calcext:value-type="float">
            <text:p>410.6888361</text:p>
          </table:table-cell>
          <table:table-cell office:value-type="float" office:value="0.00000202212044" calcext:value-type="float">
            <text:p>2.02212044E-06</text:p>
          </table:table-cell>
          <table:table-cell table:formula="of:=[.A273]-[.A272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11.0688836" calcext:value-type="float">
            <text:p>411.0688836</text:p>
          </table:table-cell>
          <table:table-cell office:value-type="float" office:value="0.000002123533284" calcext:value-type="float">
            <text:p>2.123533284E-06</text:p>
          </table:table-cell>
          <table:table-cell table:formula="of:=[.A274]-[.A273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11.4489311" calcext:value-type="float">
            <text:p>411.4489311</text:p>
          </table:table-cell>
          <table:table-cell office:value-type="float" office:value="0.000002176131317" calcext:value-type="float">
            <text:p>2.176131317E-06</text:p>
          </table:table-cell>
          <table:table-cell table:formula="of:=[.A275]-[.A274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11.9239905" calcext:value-type="float">
            <text:p>411.9239905</text:p>
          </table:table-cell>
          <table:table-cell office:value-type="float" office:value="0.000002266705735" calcext:value-type="float">
            <text:p>2.266705735E-06</text:p>
          </table:table-cell>
          <table:table-cell table:formula="of:=[.A276]-[.A275]" office:value-type="float" office:value="0.475059400000021" calcext:value-type="float">
            <text:p>0.475059400000021</text:p>
          </table:table-cell>
        </table:table-row>
        <table:table-row table:style-name="ro1">
          <table:table-cell office:value-type="float" office:value="412.3990499" calcext:value-type="float">
            <text:p>412.3990499</text:p>
          </table:table-cell>
          <table:table-cell office:value-type="float" office:value="0.000002361050019" calcext:value-type="float">
            <text:p>2.361050019E-06</text:p>
          </table:table-cell>
          <table:table-cell table:formula="of:=[.A277]-[.A276]" office:value-type="float" office:value="0.475059400000021" calcext:value-type="float">
            <text:p>0.475059400000021</text:p>
          </table:table-cell>
        </table:table-row>
        <table:table-row table:style-name="ro1">
          <table:table-cell office:value-type="float" office:value="412.7790974" calcext:value-type="float">
            <text:p>412.7790974</text:p>
          </table:table-cell>
          <table:table-cell office:value-type="float" office:value="0.000002459321079" calcext:value-type="float">
            <text:p>2.459321079E-06</text:p>
          </table:table-cell>
          <table:table-cell table:formula="of:=[.A278]-[.A277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12.9691211" calcext:value-type="float">
            <text:p>412.9691211</text:p>
          </table:table-cell>
          <table:table-cell office:value-type="float" office:value="0.000002582660292" calcext:value-type="float">
            <text:p>2.582660292E-06</text:p>
          </table:table-cell>
          <table:table-cell table:formula="of:=[.A279]-[.A278]" office:value-type="float" office:value="0.190023699999983" calcext:value-type="float">
            <text:p>0.190023699999983</text:p>
          </table:table-cell>
        </table:table-row>
        <table:table-row table:style-name="ro1">
          <table:table-cell office:value-type="float" office:value="413.1591449" calcext:value-type="float">
            <text:p>413.1591449</text:p>
          </table:table-cell>
          <table:table-cell office:value-type="float" office:value="0.000002690155162" calcext:value-type="float">
            <text:p>2.690155162E-06</text:p>
          </table:table-cell>
          <table:table-cell table:formula="of:=[.A280]-[.A279]" office:value-type="float" office:value="0.190023800000006" calcext:value-type="float">
            <text:p>0.190023800000006</text:p>
          </table:table-cell>
        </table:table-row>
        <table:table-row table:style-name="ro1">
          <table:table-cell office:value-type="float" office:value="413.5391924" calcext:value-type="float">
            <text:p>413.5391924</text:p>
          </table:table-cell>
          <table:table-cell office:value-type="float" office:value="0.000002825071104" calcext:value-type="float">
            <text:p>2.825071104E-06</text:p>
          </table:table-cell>
          <table:table-cell table:formula="of:=[.A281]-[.A280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13.9192399" calcext:value-type="float">
            <text:p>413.9192399</text:p>
          </table:table-cell>
          <table:table-cell office:value-type="float" office:value="0.000002942655539" calcext:value-type="float">
            <text:p>2.942655539E-06</text:p>
          </table:table-cell>
          <table:table-cell table:formula="of:=[.A282]-[.A281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14.2992874" calcext:value-type="float">
            <text:p>414.2992874</text:p>
          </table:table-cell>
          <table:table-cell office:value-type="float" office:value="0.000003090234812" calcext:value-type="float">
            <text:p>3.090234812E-06</text:p>
          </table:table-cell>
          <table:table-cell table:formula="of:=[.A283]-[.A282]" office:value-type="float" office:value="0.380047500000046" calcext:value-type="float">
            <text:p>0.380047500000046</text:p>
          </table:table-cell>
        </table:table-row>
        <table:table-row table:style-name="ro1">
          <table:table-cell office:value-type="float" office:value="414.6793349" calcext:value-type="float">
            <text:p>414.6793349</text:p>
          </table:table-cell>
          <table:table-cell office:value-type="float" office:value="0.000003218855827" calcext:value-type="float">
            <text:p>3.218855827E-06</text:p>
          </table:table-cell>
          <table:table-cell table:formula="of:=[.A284]-[.A283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15.0593824" calcext:value-type="float">
            <text:p>415.0593824</text:p>
          </table:table-cell>
          <table:table-cell office:value-type="float" office:value="0.000003352830275" calcext:value-type="float">
            <text:p>3.352830275E-06</text:p>
          </table:table-cell>
          <table:table-cell table:formula="of:=[.A285]-[.A284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15.4394299" calcext:value-type="float">
            <text:p>415.4394299</text:p>
          </table:table-cell>
          <table:table-cell office:value-type="float" office:value="0.000003520980523" calcext:value-type="float">
            <text:p>3.520980523E-06</text:p>
          </table:table-cell>
          <table:table-cell table:formula="of:=[.A286]-[.A285]" office:value-type="float" office:value="0.380047499999989" calcext:value-type="float">
            <text:p>0.380047499999989</text:p>
          </table:table-cell>
        </table:table-row>
        <table:table-row table:style-name="ro1">
          <table:table-cell office:value-type="float" office:value="415.6294537" calcext:value-type="float">
            <text:p>415.6294537</text:p>
          </table:table-cell>
          <table:table-cell office:value-type="float" office:value="0.000003697563797" calcext:value-type="float">
            <text:p>3.697563797E-06</text:p>
          </table:table-cell>
          <table:table-cell table:formula="of:=[.A287]-[.A286]" office:value-type="float" office:value="0.190023800000006" calcext:value-type="float">
            <text:p>0.190023800000006</text:p>
          </table:table-cell>
        </table:table-row>
        <table:table-row table:style-name="ro1">
          <table:table-cell office:value-type="float" office:value="415.9144893" calcext:value-type="float">
            <text:p>415.9144893</text:p>
          </table:table-cell>
          <table:table-cell office:value-type="float" office:value="0.000003789149168" calcext:value-type="float">
            <text:p>3.789149168E-06</text:p>
          </table:table-cell>
          <table:table-cell table:formula="of:=[.A288]-[.A287]" office:value-type="float" office:value="0.285035600000015" calcext:value-type="float">
            <text:p>0.2850356000000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" calcext:value-type="float">
            <text:p>10</text:p>
          </table:table-cell>
          <table:table-cell table:formula="of:=[.A289]-[.A288]" office:value-type="float" office:value="0.0855106999999862" calcext:value-type="float">
            <text:p>0.085510699999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1-05-27T15:15:01.862195513</dc:date>
    <meta:editing-duration>PT1M31S</meta:editing-duration>
    <meta:editing-cycles>1</meta:editing-cycles>
    <meta:document-statistic meta:table-count="1" meta:cell-count="866" meta:object-count="1"/>
    <meta:generator>LibreOffice/6.3.6.2$Linux_X86_64 LibreOffice_project/30$Build-2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3_TPB_WLSabsorptionLegnth_GERDA_50-415nm'.A2:'3_TPB_WLSabsorptionLegnth_GERDA_50-415nm'.B288" svg:x="0.32cm" svg:y="0.18cm" svg:width="12.508cm" svg:height="8.64cm">
          <chartooo:coordinate-region svg:x="1.471cm" svg:y="0.379cm" svg:width="10.78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_TPB_WLSabsorptionLegnth_GERDA_50-415nm'.B2:'3_TPB_WLSabsorptionLegnth_GERDA_50-415nm'.B288" chart:class="chart:scatter">
            <chart:domain table:cell-range-address="'3_TPB_WLSabsorptionLegnth_GERDA_50-415nm'.A2:'3_TPB_WLSabsorptionLegnth_GERDA_50-415nm'.A288"/>
            <chart:data-point chart:repeated="2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4469273743017">
                <text:p>50.4469273743017</text:p>
                <draw:g>
                  <svg:desc>'3_TPB_WLSabsorptionLegnth_GERDA_50-415nm'.A2:'3_TPB_WLSabsorptionLegnth_GERDA_50-415nm'.A288</svg:desc>
                </draw:g>
              </table:table-cell>
              <table:table-cell office:value-type="float" office:value="0.000000397380074">
                <text:p>0.000000397380074</text:p>
                <draw:g>
                  <svg:desc>'3_TPB_WLSabsorptionLegnth_GERDA_50-415nm'.B2:'3_TPB_WLSabsorptionLegnth_GERDA_50-415nm'.B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5754189944134">
                <text:p>53.5754189944134</text:p>
              </table:table-cell>
              <table:table-cell office:value-type="float" office:value="0.000000390295203">
                <text:p>0.000000390295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927374301676">
                <text:p>56.927374301676</text:p>
              </table:table-cell>
              <table:table-cell office:value-type="float" office:value="0.00000038498155">
                <text:p>0.00000038498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2793296089386">
                <text:p>60.2793296089386</text:p>
              </table:table-cell>
              <table:table-cell office:value-type="float" office:value="0.000000376715867">
                <text:p>0.000000376715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1843575418994">
                <text:p>63.1843575418994</text:p>
              </table:table-cell>
              <table:table-cell office:value-type="float" office:value="0.000000370811808">
                <text:p>0.000000370811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.0893854748603">
                <text:p>66.0893854748603</text:p>
              </table:table-cell>
              <table:table-cell office:value-type="float" office:value="0.000000365498155">
                <text:p>0.000000365498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5474860335196">
                <text:p>68.5474860335196</text:p>
              </table:table-cell>
              <table:table-cell office:value-type="float" office:value="0.00000035900369">
                <text:p>0.00000035900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6759776536313">
                <text:p>71.6759776536313</text:p>
              </table:table-cell>
              <table:table-cell office:value-type="float" office:value="0.000000352509225">
                <text:p>0.000000352509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.4748603351955">
                <text:p>75.4748603351955</text:p>
              </table:table-cell>
              <table:table-cell office:value-type="float" office:value="0.000000353099631">
                <text:p>0.000000353099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.2625698324022">
                <text:p>77.2625698324022</text:p>
              </table:table-cell>
              <table:table-cell office:value-type="float" office:value="0.000000358413284">
                <text:p>0.000000358413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7206703910615">
                <text:p>79.7206703910615</text:p>
              </table:table-cell>
              <table:table-cell office:value-type="float" office:value="0.000000363136531">
                <text:p>0.0000003631365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6256983240224">
                <text:p>82.6256983240224</text:p>
              </table:table-cell>
              <table:table-cell office:value-type="float" office:value="0.000000367269373">
                <text:p>0.000000367269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.7541899441341">
                <text:p>85.7541899441341</text:p>
              </table:table-cell>
              <table:table-cell office:value-type="float" office:value="0.00000037199262">
                <text:p>0.00000037199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.2122905027933">
                <text:p>88.2122905027933</text:p>
              </table:table-cell>
              <table:table-cell office:value-type="float" office:value="0.000000379077491">
                <text:p>0.000000379077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.2346368715084">
                <text:p>92.2346368715084</text:p>
              </table:table-cell>
              <table:table-cell office:value-type="float" office:value="0.000000385571956">
                <text:p>0.000000385571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.6927374301676">
                <text:p>94.6927374301676</text:p>
              </table:table-cell>
              <table:table-cell office:value-type="float" office:value="0.000000390295203">
                <text:p>0.0000003902952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.3743016759777">
                <text:p>97.3743016759777</text:p>
              </table:table-cell>
              <table:table-cell office:value-type="float" office:value="0.000000395608856">
                <text:p>0.000000395608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.279329608939">
                <text:p>100.279329608939</text:p>
              </table:table-cell>
              <table:table-cell office:value-type="float" office:value="0.000000399151292">
                <text:p>0.000000399151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.301675977654">
                <text:p>104.301675977654</text:p>
              </table:table-cell>
              <table:table-cell office:value-type="float" office:value="0.000000400332103">
                <text:p>0.000000400332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.877094972067">
                <text:p>107.877094972067</text:p>
              </table:table-cell>
              <table:table-cell office:value-type="float" office:value="0.000000400332103">
                <text:p>0.000000400332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.111731843575">
                <text:p>110.111731843575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.463687150838">
                <text:p>113.463687150838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.59217877095">
                <text:p>116.59217877095</text:p>
              </table:table-cell>
              <table:table-cell office:value-type="float" office:value="0.00000039797048">
                <text:p>0.00000039797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.720670391061">
                <text:p>119.720670391061</text:p>
              </table:table-cell>
              <table:table-cell office:value-type="float" office:value="0.000000398560886">
                <text:p>0.000000398560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.072625698324">
                <text:p>123.072625698324</text:p>
              </table:table-cell>
              <table:table-cell office:value-type="float" office:value="0.000000399151292">
                <text:p>0.000000399151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.424581005587">
                <text:p>126.424581005587</text:p>
              </table:table-cell>
              <table:table-cell office:value-type="float" office:value="0.000000399151292">
                <text:p>0.000000399151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">
                <text:p>128</text:p>
              </table:table-cell>
              <table:table-cell office:value-type="float" office:value="0.000000399551292">
                <text:p>0.000000399551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.776536312849">
                <text:p>129.776536312849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.575418994413">
                <text:p>133.575418994413</text:p>
              </table:table-cell>
              <table:table-cell office:value-type="float" office:value="0.000000398560886">
                <text:p>0.000000398560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.597765363128">
                <text:p>137.597765363128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1.620111731844">
                <text:p>141.620111731844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312849162011">
                <text:p>146.312849162011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.558659217877">
                <text:p>150.558659217877</text:p>
              </table:table-cell>
              <table:table-cell office:value-type="float" office:value="0.000000399151292">
                <text:p>0.0000003991512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2.569832402235">
                <text:p>152.569832402235</text:p>
              </table:table-cell>
              <table:table-cell office:value-type="float" office:value="0.000000393247232">
                <text:p>0.000000393247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.251396648045">
                <text:p>155.251396648045</text:p>
              </table:table-cell>
              <table:table-cell office:value-type="float" office:value="0.000000386752768">
                <text:p>0.000000386752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8.379888268156">
                <text:p>158.379888268156</text:p>
              </table:table-cell>
              <table:table-cell office:value-type="float" office:value="0.000000380258303">
                <text:p>0.0000003802583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.614525139665">
                <text:p>160.614525139665</text:p>
              </table:table-cell>
              <table:table-cell office:value-type="float" office:value="0.000000373763838">
                <text:p>0.000000373763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.072625698324">
                <text:p>163.072625698324</text:p>
              </table:table-cell>
              <table:table-cell office:value-type="float" office:value="0.000000366088561">
                <text:p>0.0000003660885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.307262569832">
                <text:p>165.307262569832</text:p>
              </table:table-cell>
              <table:table-cell office:value-type="float" office:value="0.000000359594096">
                <text:p>0.0000003595940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7.988826815642">
                <text:p>167.988826815642</text:p>
              </table:table-cell>
              <table:table-cell office:value-type="float" office:value="0.000000353099631">
                <text:p>0.0000003530996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0">
                <text:p>170</text:p>
              </table:table-cell>
              <table:table-cell office:value-type="float" office:value="0.00000034896679">
                <text:p>0.000000348966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1.787709497207">
                <text:p>171.787709497207</text:p>
              </table:table-cell>
              <table:table-cell office:value-type="float" office:value="0.000000340110701">
                <text:p>0.0000003401107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3.128491620112">
                <text:p>173.128491620112</text:p>
              </table:table-cell>
              <table:table-cell office:value-type="float" office:value="0.000000332435424">
                <text:p>0.0000003324354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5.139664804469">
                <text:p>175.139664804469</text:p>
              </table:table-cell>
              <table:table-cell office:value-type="float" office:value="0.000000325940959">
                <text:p>0.0000003259409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.480446927374">
                <text:p>176.480446927374</text:p>
              </table:table-cell>
              <table:table-cell office:value-type="float" office:value="0.000000318265683">
                <text:p>0.0000003182656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7.374301675978">
                <text:p>177.374301675978</text:p>
              </table:table-cell>
              <table:table-cell office:value-type="float" office:value="0.000000310590406">
                <text:p>0.0000003105904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9.385474860335">
                <text:p>179.385474860335</text:p>
              </table:table-cell>
              <table:table-cell office:value-type="float" office:value="0.000000302324723">
                <text:p>0.000000302324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0.502793296089">
                <text:p>180.502793296089</text:p>
              </table:table-cell>
              <table:table-cell office:value-type="float" office:value="0.000000295239852">
                <text:p>0.000000295239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2.290502793296">
                <text:p>182.290502793296</text:p>
              </table:table-cell>
              <table:table-cell office:value-type="float" office:value="0.000000287564576">
                <text:p>0.0000002875645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3.854748603352">
                <text:p>183.854748603352</text:p>
              </table:table-cell>
              <table:table-cell office:value-type="float" office:value="0.000000280479705">
                <text:p>0.0000002804797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.195530726257">
                <text:p>185.195530726257</text:p>
              </table:table-cell>
              <table:table-cell office:value-type="float" office:value="0.00000027398524">
                <text:p>0.000000273985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6.536312849162">
                <text:p>186.536312849162</text:p>
              </table:table-cell>
              <table:table-cell office:value-type="float" office:value="0.000000267490775">
                <text:p>0.000000267490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7.877094972067">
                <text:p>187.877094972067</text:p>
              </table:table-cell>
              <table:table-cell office:value-type="float" office:value="0.000000258634686">
                <text:p>0.0000002586346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9.664804469274">
                <text:p>189.664804469274</text:p>
              </table:table-cell>
              <table:table-cell office:value-type="float" office:value="0.000000252140221">
                <text:p>0.0000002521402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1.45251396648">
                <text:p>191.45251396648</text:p>
              </table:table-cell>
              <table:table-cell office:value-type="float" office:value="0.000000256273063">
                <text:p>0.0000002562730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3.016759776536">
                <text:p>193.016759776536</text:p>
              </table:table-cell>
              <table:table-cell office:value-type="float" office:value="0.000000263357934">
                <text:p>0.0000002633579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4.357541899441">
                <text:p>194.357541899441</text:p>
              </table:table-cell>
              <table:table-cell office:value-type="float" office:value="0.000000273099631">
                <text:p>0.0000002730996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6.59217877095">
                <text:p>196.59217877095</text:p>
              </table:table-cell>
              <table:table-cell office:value-type="float" office:value="0.000000283431734">
                <text:p>0.000000283431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.379888268156">
                <text:p>198.379888268156</text:p>
              </table:table-cell>
              <table:table-cell office:value-type="float" office:value="0.000000289926199">
                <text:p>0.0000002899261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.167597765363">
                <text:p>200.167597765363</text:p>
              </table:table-cell>
              <table:table-cell office:value-type="float" office:value="0.000000299372694">
                <text:p>0.0000002993726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1.95530726257">
                <text:p>201.95530726257</text:p>
              </table:table-cell>
              <table:table-cell office:value-type="float" office:value="0.000000309409594">
                <text:p>0.0000003094095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3.296089385475">
                <text:p>203.296089385475</text:p>
              </table:table-cell>
              <table:table-cell office:value-type="float" office:value="0.000000317084871">
                <text:p>0.000000317084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5.083798882682">
                <text:p>205.083798882682</text:p>
              </table:table-cell>
              <table:table-cell office:value-type="float" office:value="0.000000325350554">
                <text:p>0.0000003253505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6.871508379888">
                <text:p>206.871508379888</text:p>
              </table:table-cell>
              <table:table-cell office:value-type="float" office:value="0.000000331845018">
                <text:p>0.000000331845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.435754189944">
                <text:p>208.435754189944</text:p>
              </table:table-cell>
              <table:table-cell office:value-type="float" office:value="0.000000340701107">
                <text:p>0.000000340701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0.223463687151">
                <text:p>210.223463687151</text:p>
              </table:table-cell>
              <table:table-cell office:value-type="float" office:value="0.000000347785978">
                <text:p>0.0000003477859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2.458100558659">
                <text:p>212.458100558659</text:p>
              </table:table-cell>
              <table:table-cell office:value-type="float" office:value="0.000000356642066">
                <text:p>0.000000356642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5.586592178771">
                <text:p>215.586592178771</text:p>
              </table:table-cell>
              <table:table-cell office:value-type="float" office:value="0.000000361365314">
                <text:p>0.0000003613653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7.374301675978">
                <text:p>217.374301675978</text:p>
              </table:table-cell>
              <table:table-cell office:value-type="float" office:value="0.000000367859779">
                <text:p>0.0000003678597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9.832402234637">
                <text:p>219.832402234637</text:p>
              </table:table-cell>
              <table:table-cell office:value-type="float" office:value="0.000000374354244">
                <text:p>0.000000374354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2.513966480447">
                <text:p>222.513966480447</text:p>
              </table:table-cell>
              <table:table-cell office:value-type="float" office:value="0.000000380848708">
                <text:p>0.0000003808487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.642458100559">
                <text:p>225.642458100559</text:p>
              </table:table-cell>
              <table:table-cell office:value-type="float" office:value="0.000000388523985">
                <text:p>0.0000003885239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8.100558659218">
                <text:p>228.100558659218</text:p>
              </table:table-cell>
              <table:table-cell office:value-type="float" office:value="0.000000394428044">
                <text:p>0.0000003944280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0.111731843575">
                <text:p>230.111731843575</text:p>
              </table:table-cell>
              <table:table-cell office:value-type="float" office:value="0.000000399446494">
                <text:p>0.000000399446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3.91061452514">
                <text:p>233.91061452514</text:p>
              </table:table-cell>
              <table:table-cell office:value-type="float" office:value="0.000000399446494">
                <text:p>0.000000399446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7.486033519553">
                <text:p>237.486033519553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1.508379888268">
                <text:p>241.508379888268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5.307262569832">
                <text:p>245.307262569832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7.988826815642">
                <text:p>247.988826815642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0.335195530726">
                <text:p>250.335195530726</text:p>
              </table:table-cell>
              <table:table-cell office:value-type="float" office:value="0.0000004000369">
                <text:p>0.00000040003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2.593310712555">
                <text:p>252.593310712555</text:p>
              </table:table-cell>
              <table:table-cell office:value-type="float" office:value="0.000000368131868131867">
                <text:p>0.0000003681318681318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5.210857973825">
                <text:p>255.210857973825</text:p>
              </table:table-cell>
              <table:table-cell office:value-type="float" office:value="0.00000034065934065934">
                <text:p>0.000000340659340659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7.828405235095">
                <text:p>257.828405235095</text:p>
              </table:table-cell>
              <table:table-cell office:value-type="float" office:value="0.000000313186813186812">
                <text:p>0.0000003131868131868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0.009694619486">
                <text:p>260.009694619486</text:p>
              </table:table-cell>
              <table:table-cell office:value-type="float" office:value="0.000000285714285714286">
                <text:p>0.000000285714285714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2.190984003878">
                <text:p>262.190984003878</text:p>
              </table:table-cell>
              <table:table-cell office:value-type="float" office:value="0.000000258241758241758">
                <text:p>0.0000002582417582417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4.590402326709">
                <text:p>264.590402326709</text:p>
              </table:table-cell>
              <table:table-cell office:value-type="float" office:value="0.00000023076923076923">
                <text:p>0.00000023076923076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6.553562772661">
                <text:p>266.553562772661</text:p>
              </table:table-cell>
              <table:table-cell office:value-type="float" office:value="0.000000208791208791208">
                <text:p>0.0000002087912087912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8.952981095492">
                <text:p>268.952981095492</text:p>
              </table:table-cell>
              <table:table-cell office:value-type="float" office:value="0.000000184065934065934">
                <text:p>0.0000001840659340659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1.134270479884">
                <text:p>271.134270479884</text:p>
              </table:table-cell>
              <table:table-cell office:value-type="float" office:value="0.000000159340659340659">
                <text:p>0.0000001593406593406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4.2517815">
                <text:p>274.2517815</text:p>
              </table:table-cell>
              <table:table-cell office:value-type="float" office:value="0.0000001030323913">
                <text:p>0.00000010303239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6.7220903">
                <text:p>276.7220903</text:p>
              </table:table-cell>
              <table:table-cell office:value-type="float" office:value="0.0000001030323913">
                <text:p>0.00000010303239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8.0522565">
                <text:p>278.0522565</text:p>
              </table:table-cell>
              <table:table-cell office:value-type="float" office:value="0.0000001030323913">
                <text:p>0.0000001030323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192399">
                <text:p>279.192399</text:p>
              </table:table-cell>
              <table:table-cell office:value-type="float" office:value="0.0000001030323913">
                <text:p>0.00000010303239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0.1425178">
                <text:p>280.1425178</text:p>
              </table:table-cell>
              <table:table-cell office:value-type="float" office:value="0.0000001030323913">
                <text:p>0.00000010303239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1.0926366">
                <text:p>281.0926366</text:p>
              </table:table-cell>
              <table:table-cell office:value-type="float" office:value="0.0000001030323913">
                <text:p>0.00000010303239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2.2327791">
                <text:p>282.2327791</text:p>
              </table:table-cell>
              <table:table-cell office:value-type="float" office:value="0.0000001030323913">
                <text:p>0.00000010303239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3.3729216">
                <text:p>283.3729216</text:p>
              </table:table-cell>
              <table:table-cell office:value-type="float" office:value="0.0000001030323913">
                <text:p>0.00000010303239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4.3230404">
                <text:p>284.3230404</text:p>
              </table:table-cell>
              <table:table-cell office:value-type="float" office:value="0.0000001030323913">
                <text:p>0.00000010303239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5.2731591">
                <text:p>285.2731591</text:p>
              </table:table-cell>
              <table:table-cell office:value-type="float" office:value="0.0000001030323913">
                <text:p>0.00000010303239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6.2232779">
                <text:p>286.2232779</text:p>
              </table:table-cell>
              <table:table-cell office:value-type="float" office:value="0.0000001030323913">
                <text:p>0.00000010303239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7.1733967">
                <text:p>287.1733967</text:p>
              </table:table-cell>
              <table:table-cell office:value-type="float" office:value="0.0000001021954995">
                <text:p>0.00000010219549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8.1235154">
                <text:p>288.1235154</text:p>
              </table:table-cell>
              <table:table-cell office:value-type="float" office:value="0.0000001021954995">
                <text:p>0.00000010219549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9.0736342">
                <text:p>289.0736342</text:p>
              </table:table-cell>
              <table:table-cell office:value-type="float" office:value="0.0000001021954995">
                <text:p>0.00000010219549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0.2137767">
                <text:p>290.2137767</text:p>
              </table:table-cell>
              <table:table-cell office:value-type="float" office:value="0.0000001021954995">
                <text:p>0.00000010219549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0.9738717">
                <text:p>290.9738717</text:p>
              </table:table-cell>
              <table:table-cell office:value-type="float" office:value="0.0000001021954995">
                <text:p>0.00000010219549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1.9239905">
                <text:p>291.9239905</text:p>
              </table:table-cell>
              <table:table-cell office:value-type="float" office:value="0.0000001021954995">
                <text:p>0.00000010219549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2.8741093">
                <text:p>292.8741093</text:p>
              </table:table-cell>
              <table:table-cell office:value-type="float" office:value="0.0000001021954995">
                <text:p>0.00000010219549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3.6342043">
                <text:p>293.6342043</text:p>
              </table:table-cell>
              <table:table-cell office:value-type="float" office:value="0.0000001021954995">
                <text:p>0.00000010219549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4.584323">
                <text:p>294.584323</text:p>
              </table:table-cell>
              <table:table-cell office:value-type="float" office:value="0.0000001021954995">
                <text:p>0.00000010219549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5.5344418">
                <text:p>295.5344418</text:p>
              </table:table-cell>
              <table:table-cell office:value-type="float" office:value="0.0000001021954995">
                <text:p>0.00000010219549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6.4845606">
                <text:p>296.4845606</text:p>
              </table:table-cell>
              <table:table-cell office:value-type="float" office:value="0.0000001021954995">
                <text:p>0.00000010219549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7.6247031">
                <text:p>297.6247031</text:p>
              </table:table-cell>
              <table:table-cell office:value-type="float" office:value="0.0000001013654055">
                <text:p>0.00000010136540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8.7648456">
                <text:p>298.7648456</text:p>
              </table:table-cell>
              <table:table-cell office:value-type="float" office:value="0.0000001013654055">
                <text:p>0.0000001013654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9.9049881">
                <text:p>299.9049881</text:p>
              </table:table-cell>
              <table:table-cell office:value-type="float" office:value="0.0000001013654055">
                <text:p>0.00000010136540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1.4251781">
                <text:p>301.4251781</text:p>
              </table:table-cell>
              <table:table-cell office:value-type="float" office:value="0.0000001013654055">
                <text:p>0.00000010136540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2.5653207">
                <text:p>302.5653207</text:p>
              </table:table-cell>
              <table:table-cell office:value-type="float" office:value="0.0000001013654055">
                <text:p>0.00000010136540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.3254157">
                <text:p>303.3254157</text:p>
              </table:table-cell>
              <table:table-cell office:value-type="float" office:value="0.00000009811190908">
                <text:p>0.000000098111909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4.0855107">
                <text:p>304.0855107</text:p>
              </table:table-cell>
              <table:table-cell office:value-type="float" office:value="0.00000009496283924">
                <text:p>0.000000094962839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5.0356295">
                <text:p>305.0356295</text:p>
              </table:table-cell>
              <table:table-cell office:value-type="float" office:value="0.00000009266754642">
                <text:p>0.000000092667546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5.7957245">
                <text:p>305.7957245</text:p>
              </table:table-cell>
              <table:table-cell office:value-type="float" office:value="0.00000008969322273">
                <text:p>0.000000089693222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6.5558195">
                <text:p>306.5558195</text:p>
              </table:table-cell>
              <table:table-cell office:value-type="float" office:value="0.00000008610920594">
                <text:p>0.000000086109205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7.3159145">
                <text:p>307.3159145</text:p>
              </table:table-cell>
              <table:table-cell office:value-type="float" office:value="0.00000008402790925">
                <text:p>0.000000084027909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8.0760095">
                <text:p>308.0760095</text:p>
              </table:table-cell>
              <table:table-cell office:value-type="float" office:value="0.00000008133088952">
                <text:p>0.000000081330889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9.0261283">
                <text:p>309.0261283</text:p>
              </table:table-cell>
              <table:table-cell office:value-type="float" office:value="0.00000007872043526">
                <text:p>0.000000078720435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9.976247">
                <text:p>309.976247</text:p>
              </table:table-cell>
              <table:table-cell office:value-type="float" office:value="0.00000007681772835">
                <text:p>0.000000076817728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1.1163895">
                <text:p>311.1163895</text:p>
              </table:table-cell>
              <table:table-cell office:value-type="float" office:value="0.00000007496101069">
                <text:p>0.000000074961010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2.2565321">
                <text:p>312.2565321</text:p>
              </table:table-cell>
              <table:table-cell office:value-type="float" office:value="0.0000000731491707">
                <text:p>0.00000007314917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3.2066508">
                <text:p>313.2066508</text:p>
              </table:table-cell>
              <table:table-cell office:value-type="float" office:value="0.00000007138112366">
                <text:p>0.000000071381123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4.3467933">
                <text:p>314.3467933</text:p>
              </table:table-cell>
              <table:table-cell office:value-type="float" office:value="0.00000006965581109">
                <text:p>0.00000006965581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4.9168646">
                <text:p>314.9168646</text:p>
              </table:table-cell>
              <table:table-cell office:value-type="float" office:value="0.00000006797220006">
                <text:p>0.00000006797220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5.6769596">
                <text:p>315.6769596</text:p>
              </table:table-cell>
              <table:table-cell office:value-type="float" office:value="0.00000006687246148">
                <text:p>0.000000066872461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6.6270784">
                <text:p>316.6270784</text:p>
              </table:table-cell>
              <table:table-cell office:value-type="float" office:value="0.00000006525612521">
                <text:p>0.000000065256125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7.3871734">
                <text:p>317.3871734</text:p>
              </table:table-cell>
              <table:table-cell office:value-type="float" office:value="0.00000006367885649">
                <text:p>0.000000063678856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8.3372922">
                <text:p>318.3372922</text:p>
              </table:table-cell>
              <table:table-cell office:value-type="float" office:value="0.00000006264858095">
                <text:p>0.000000062648580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9.2874109">
                <text:p>319.2874109</text:p>
              </table:table-cell>
              <table:table-cell office:value-type="float" office:value="0.00000006163497448">
                <text:p>0.000000061634974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0.4275534">
                <text:p>320.4275534</text:p>
              </table:table-cell>
              <table:table-cell office:value-type="float" office:value="0.00000006014523053">
                <text:p>0.000000060145230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1.3776722">
                <text:p>321.3776722</text:p>
              </table:table-cell>
              <table:table-cell office:value-type="float" office:value="0.00000005869149434">
                <text:p>0.000000058691494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2.327791">
                <text:p>322.327791</text:p>
              </table:table-cell>
              <table:table-cell office:value-type="float" office:value="0.00000005727289559">
                <text:p>0.000000057272895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3.2779097">
                <text:p>323.2779097</text:p>
              </table:table-cell>
              <table:table-cell office:value-type="float" office:value="0.00000005588858497">
                <text:p>0.000000055888584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4.2280285">
                <text:p>324.2280285</text:p>
              </table:table-cell>
              <table:table-cell office:value-type="float" office:value="0.00000005453773374">
                <text:p>0.000000054537733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4.9881235">
                <text:p>324.9881235</text:p>
              </table:table-cell>
              <table:table-cell office:value-type="float" office:value="0.00000005321953317">
                <text:p>0.000000053219533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5.8432304">
                <text:p>325.8432304</text:p>
              </table:table-cell>
              <table:table-cell office:value-type="float" office:value="0.00000005151136106">
                <text:p>0.000000051511361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6.6983373">
                <text:p>326.6983373</text:p>
              </table:table-cell>
              <table:table-cell office:value-type="float" office:value="0.00000005026630923">
                <text:p>0.000000050266309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7.8384798">
                <text:p>327.8384798</text:p>
              </table:table-cell>
              <table:table-cell office:value-type="float" office:value="0.00000004945303851">
                <text:p>0.000000049453038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8.7885986">
                <text:p>328.7885986</text:p>
              </table:table-cell>
              <table:table-cell office:value-type="float" office:value="0.0000000486529259">
                <text:p>0.00000004865292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9.7387173">
                <text:p>329.7387173</text:p>
              </table:table-cell>
              <table:table-cell office:value-type="float" office:value="0.0000000478657585">
                <text:p>0.00000004786575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0.6888361">
                <text:p>330.6888361</text:p>
              </table:table-cell>
              <table:table-cell office:value-type="float" office:value="0.00000004747696368">
                <text:p>0.000000047476963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1.8289786">
                <text:p>331.8289786</text:p>
              </table:table-cell>
              <table:table-cell office:value-type="float" office:value="0.00000004670882245">
                <text:p>0.000000046708822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2.9691211">
                <text:p>332.9691211</text:p>
              </table:table-cell>
              <table:table-cell office:value-type="float" office:value="0.00000004670882245">
                <text:p>0.000000046708822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4.0142518">
                <text:p>334.0142518</text:p>
              </table:table-cell>
              <table:table-cell office:value-type="float" office:value="0.00000004670882245">
                <text:p>0.000000046708822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5.0593824">
                <text:p>335.0593824</text:p>
              </table:table-cell>
              <table:table-cell office:value-type="float" office:value="0.00000004670882245">
                <text:p>0.000000046708822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6.1995249">
                <text:p>336.1995249</text:p>
              </table:table-cell>
              <table:table-cell office:value-type="float" office:value="0.00000004670882245">
                <text:p>0.000000046708822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7.3396675">
                <text:p>337.3396675</text:p>
              </table:table-cell>
              <table:table-cell office:value-type="float" office:value="0.00000004632942497">
                <text:p>0.000000046329424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8.47981">
                <text:p>338.47981</text:p>
              </table:table-cell>
              <table:table-cell office:value-type="float" office:value="0.00000004632942497">
                <text:p>0.000000046329424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9.6199525">
                <text:p>339.6199525</text:p>
              </table:table-cell>
              <table:table-cell office:value-type="float" office:value="0.00000004632942497">
                <text:p>0.000000046329424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0.5700713">
                <text:p>340.5700713</text:p>
              </table:table-cell>
              <table:table-cell office:value-type="float" office:value="0.00000004632942497">
                <text:p>0.000000046329424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1.52019">
                <text:p>341.52019</text:p>
              </table:table-cell>
              <table:table-cell office:value-type="float" office:value="0.00000004595310917">
                <text:p>0.000000045953109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2.6603325">
                <text:p>342.6603325</text:p>
              </table:table-cell>
              <table:table-cell office:value-type="float" office:value="0.00000004595310917">
                <text:p>0.000000045953109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3.8004751">
                <text:p>343.8004751</text:p>
              </table:table-cell>
              <table:table-cell office:value-type="float" office:value="0.00000004595310917">
                <text:p>0.000000045953109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4.9406176">
                <text:p>344.9406176</text:p>
              </table:table-cell>
              <table:table-cell office:value-type="float" office:value="0.00000004595310917">
                <text:p>0.000000045953109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6.2707838">
                <text:p>346.2707838</text:p>
              </table:table-cell>
              <table:table-cell office:value-type="float" office:value="0.00000004576609909">
                <text:p>0.000000045766099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7.4109264">
                <text:p>347.4109264</text:p>
              </table:table-cell>
              <table:table-cell office:value-type="float" office:value="0.00000004576609909">
                <text:p>0.000000045766099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8.5510689">
                <text:p>348.5510689</text:p>
              </table:table-cell>
              <table:table-cell office:value-type="float" office:value="0.00000004576609909">
                <text:p>0.000000045766099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.6912114">
                <text:p>349.6912114</text:p>
              </table:table-cell>
              <table:table-cell office:value-type="float" office:value="0.00000004576609909">
                <text:p>0.000000045766099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0.8313539">
                <text:p>350.8313539</text:p>
              </table:table-cell>
              <table:table-cell office:value-type="float" office:value="0.00000004576609909">
                <text:p>0.000000045766099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2.0665083">
                <text:p>352.0665083</text:p>
              </table:table-cell>
              <table:table-cell office:value-type="float" office:value="0.00000004576609909">
                <text:p>0.000000045766099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3.2066508">
                <text:p>353.2066508</text:p>
              </table:table-cell>
              <table:table-cell office:value-type="float" office:value="0.00000004576609909">
                <text:p>0.000000045766099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4.2517815">
                <text:p>354.2517815</text:p>
              </table:table-cell>
              <table:table-cell office:value-type="float" office:value="0.00000004576609909">
                <text:p>0.000000045766099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5.2019002">
                <text:p>355.2019002</text:p>
              </table:table-cell>
              <table:table-cell office:value-type="float" office:value="0.00000004670882245">
                <text:p>0.000000046708822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6.152019">
                <text:p>356.152019</text:p>
              </table:table-cell>
              <table:table-cell office:value-type="float" office:value="0.00000004747696368">
                <text:p>0.000000047476963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7.1021378">
                <text:p>357.1021378</text:p>
              </table:table-cell>
              <table:table-cell office:value-type="float" office:value="0.00000004845492868">
                <text:p>0.000000048454928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8.0522565">
                <text:p>358.0522565</text:p>
              </table:table-cell>
              <table:table-cell office:value-type="float" office:value="0.00000004945303851">
                <text:p>0.000000049453038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9.0023753">
                <text:p>359.0023753</text:p>
              </table:table-cell>
              <table:table-cell office:value-type="float" office:value="0.00000005026630923">
                <text:p>0.000000050266309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9.9524941">
                <text:p>359.9524941</text:p>
              </table:table-cell>
              <table:table-cell office:value-type="float" office:value="0.00000005109295443">
                <text:p>0.000000051092954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0.9026128">
                <text:p>360.9026128</text:p>
              </table:table-cell>
              <table:table-cell office:value-type="float" office:value="0.00000005193319408">
                <text:p>0.000000051933194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1.8527316">
                <text:p>361.8527316</text:p>
              </table:table-cell>
              <table:table-cell office:value-type="float" office:value="0.00000005278725173">
                <text:p>0.000000052787251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2.9928741">
                <text:p>362.9928741</text:p>
              </table:table-cell>
              <table:table-cell office:value-type="float" office:value="0.00000005409474507">
                <text:p>0.000000054094745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4.1330166">
                <text:p>364.1330166</text:p>
              </table:table-cell>
              <table:table-cell office:value-type="float" office:value="0.00000005498435011">
                <text:p>0.000000054984350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4.8931116">
                <text:p>364.8931116</text:p>
              </table:table-cell>
              <table:table-cell office:value-type="float" office:value="0.00000005657650653">
                <text:p>0.000000056576506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5.6532067">
                <text:p>365.6532067</text:p>
              </table:table-cell>
              <table:table-cell office:value-type="float" office:value="0.0000000582147663">
                <text:p>0.00000005821476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6.2232779">
                <text:p>366.2232779</text:p>
              </table:table-cell>
              <table:table-cell office:value-type="float" office:value="0.00000006014523053">
                <text:p>0.000000060145230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6.9833729">
                <text:p>366.9833729</text:p>
              </table:table-cell>
              <table:table-cell office:value-type="float" office:value="0.00000006264858095">
                <text:p>0.000000062648580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7.5534442">
                <text:p>367.5534442</text:p>
              </table:table-cell>
              <table:table-cell office:value-type="float" office:value="0.00000006525612521">
                <text:p>0.000000065256125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.3135392">
                <text:p>368.3135392</text:p>
              </table:table-cell>
              <table:table-cell office:value-type="float" office:value="0.00000006687246148">
                <text:p>0.000000066872461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.0736342">
                <text:p>369.0736342</text:p>
              </table:table-cell>
              <table:table-cell office:value-type="float" office:value="0.00000006852883296">
                <text:p>0.000000068528832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9.8337292">
                <text:p>369.8337292</text:p>
              </table:table-cell>
              <table:table-cell office:value-type="float" office:value="0.00000007138112366">
                <text:p>0.000000071381123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0.5938242">
                <text:p>370.5938242</text:p>
              </table:table-cell>
              <table:table-cell office:value-type="float" office:value="0.0000000731491707">
                <text:p>0.00000007314917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1.3539192">
                <text:p>371.3539192</text:p>
              </table:table-cell>
              <table:table-cell office:value-type="float" office:value="0.00000007496101069">
                <text:p>0.000000074961010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1.9239905">
                <text:p>371.9239905</text:p>
              </table:table-cell>
              <table:table-cell office:value-type="float" office:value="0.00000007744679839">
                <text:p>0.000000077446798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2.4940618">
                <text:p>372.4940618</text:p>
              </table:table-cell>
              <table:table-cell office:value-type="float" office:value="0.00000008001501749">
                <text:p>0.000000080015017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3.2541568">
                <text:p>373.2541568</text:p>
              </table:table-cell>
              <table:table-cell office:value-type="float" office:value="0.00000008266840149">
                <text:p>0.000000082668401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3.824228">
                <text:p>373.824228</text:p>
              </table:table-cell>
              <table:table-cell office:value-type="float" office:value="0.00000008540977455">
                <text:p>0.000000085409774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4.3942993">
                <text:p>374.3942993</text:p>
              </table:table-cell>
              <table:table-cell office:value-type="float" office:value="0.00000008896467978">
                <text:p>0.000000088964679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4.7743468">
                <text:p>374.7743468</text:p>
              </table:table-cell>
              <table:table-cell office:value-type="float" office:value="0.00000009116825588">
                <text:p>0.000000091168255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5.3444181">
                <text:p>375.3444181</text:p>
              </table:table-cell>
              <table:table-cell office:value-type="float" office:value="0.00000009342641261">
                <text:p>0.000000093426412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5.9144893">
                <text:p>375.9144893</text:p>
              </table:table-cell>
              <table:table-cell office:value-type="float" office:value="0.00000009574050188">
                <text:p>0.000000095740501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6.4845606">
                <text:p>376.4845606</text:p>
              </table:table-cell>
              <table:table-cell office:value-type="float" office:value="0.00000009972539017">
                <text:p>0.000000099725390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7.0546318">
                <text:p>377.0546318</text:p>
              </table:table-cell>
              <table:table-cell office:value-type="float" office:value="0.0000001021954995">
                <text:p>0.00000010219549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7.8147268">
                <text:p>377.8147268</text:p>
              </table:table-cell>
              <table:table-cell office:value-type="float" office:value="0.0000001055844121">
                <text:p>0.00000010558441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8.3847981">
                <text:p>378.3847981</text:p>
              </table:table-cell>
              <table:table-cell office:value-type="float" office:value="0.0000001090857048">
                <text:p>0.00000010908570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8.9548694">
                <text:p>378.9548694</text:p>
              </table:table-cell>
              <table:table-cell office:value-type="float" office:value="0.0000001136260439">
                <text:p>0.00000011362604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9.5249406">
                <text:p>379.5249406</text:p>
              </table:table-cell>
              <table:table-cell office:value-type="float" office:value="0.0000001173940057">
                <text:p>0.00000011739400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0.2850356">
                <text:p>380.2850356</text:p>
              </table:table-cell>
              <table:table-cell office:value-type="float" office:value="0.0000001212869171">
                <text:p>0.00000012128691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1.0451306">
                <text:p>381.0451306</text:p>
              </table:table-cell>
              <table:table-cell office:value-type="float" office:value="0.0000001253089216">
                <text:p>0.00000012530892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1.2351544">
                <text:p>381.2351544</text:p>
              </table:table-cell>
              <table:table-cell office:value-type="float" office:value="0.0000001305244996">
                <text:p>0.00000013052449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1.4251781">
                <text:p>381.4251781</text:p>
              </table:table-cell>
              <table:table-cell office:value-type="float" office:value="0.0000001370705294">
                <text:p>0.00000013707052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1.6152019">
                <text:p>381.6152019</text:p>
              </table:table-cell>
              <table:table-cell office:value-type="float" office:value="0.0000001451236365">
                <text:p>0.00000014512363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1.9952494">
                <text:p>381.9952494</text:p>
              </table:table-cell>
              <table:table-cell office:value-type="float" office:value="0.0000001499360923">
                <text:p>0.00000014993609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2.0902613">
                <text:p>382.0902613</text:p>
              </table:table-cell>
              <table:table-cell office:value-type="float" office:value="0.0000001574556471">
                <text:p>0.00000015745564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2.4703088">
                <text:p>382.4703088</text:p>
              </table:table-cell>
              <table:table-cell office:value-type="float" office:value="0.0000001633417789">
                <text:p>0.00000016334177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2.9453682">
                <text:p>382.9453682</text:p>
              </table:table-cell>
              <table:table-cell office:value-type="float" office:value="0.0000001694479508">
                <text:p>0.00000016944795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3.5154394">
                <text:p>383.5154394</text:p>
              </table:table-cell>
              <table:table-cell office:value-type="float" office:value="0.0000001757823884">
                <text:p>0.00000017578238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3.8954869">
                <text:p>383.8954869</text:p>
              </table:table-cell>
              <table:table-cell office:value-type="float" office:value="0.0000001823536249">
                <text:p>0.00000018235362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4.4655582">
                <text:p>384.4655582</text:p>
              </table:table-cell>
              <table:table-cell office:value-type="float" office:value="0.0000001884006672">
                <text:p>0.00000018840066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5.0356295">
                <text:p>385.0356295</text:p>
              </table:table-cell>
              <table:table-cell office:value-type="float" office:value="0.0000001962422347">
                <text:p>0.00000019624223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5.6057007">
                <text:p>385.6057007</text:p>
              </table:table-cell>
              <table:table-cell office:value-type="float" office:value="0.0000002044101821">
                <text:p>0.00000020441018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6.175772">
                <text:p>386.175772</text:p>
              </table:table-cell>
              <table:table-cell office:value-type="float" office:value="0.0000002129180939">
                <text:p>0.00000021291809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6.5558195">
                <text:p>386.5558195</text:p>
              </table:table-cell>
              <table:table-cell office:value-type="float" office:value="0.0000002245099676">
                <text:p>0.00000022450996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6.6508314">
                <text:p>386.6508314</text:p>
              </table:table-cell>
              <table:table-cell office:value-type="float" office:value="0.0000002348100473">
                <text:p>0.00000023481004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6.935867">
                <text:p>386.935867</text:p>
              </table:table-cell>
              <table:table-cell office:value-type="float" office:value="0.000000244583255">
                <text:p>0.0000002445832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87.1258907">
                <text:p>387.1258907</text:p>
              </table:table-cell>
              <table:table-cell office:value-type="float" office:value="0.0000002589529021">
                <text:p>0.00000025895290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87.5059382">
                <text:p>387.5059382</text:p>
              </table:table-cell>
              <table:table-cell office:value-type="float" office:value="0.0000002675400587">
                <text:p>0.00000026754005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87.695962">
                <text:p>387.695962</text:p>
              </table:table-cell>
              <table:table-cell office:value-type="float" office:value="0.0000002809576562">
                <text:p>0.00000028095765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7.9809976">
                <text:p>387.9809976</text:p>
              </table:table-cell>
              <table:table-cell office:value-type="float" office:value="0.0000002938474458">
                <text:p>0.00000029384744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88.456057">
                <text:p>388.456057</text:p>
              </table:table-cell>
              <table:table-cell office:value-type="float" office:value="0.000000304832284">
                <text:p>0.0000003048322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8.6460808">
                <text:p>388.6460808</text:p>
              </table:table-cell>
              <table:table-cell office:value-type="float" office:value="0.0000003201201512">
                <text:p>0.00000032012015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8.8361045">
                <text:p>388.8361045</text:p>
              </table:table-cell>
              <table:table-cell office:value-type="float" office:value="0.0000003334441156">
                <text:p>0.00000033344411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9.4061758">
                <text:p>389.4061758</text:p>
              </table:table-cell>
              <table:table-cell office:value-type="float" office:value="0.0000003417032302">
                <text:p>0.00000034170323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9.5961995">
                <text:p>389.5961995</text:p>
              </table:table-cell>
              <table:table-cell office:value-type="float" office:value="0.0000003559255204">
                <text:p>0.00000035592552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9.976247">
                <text:p>389.976247</text:p>
              </table:table-cell>
              <table:table-cell office:value-type="float" office:value="0.0000003737758019">
                <text:p>0.00000037377580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0.3562945">
                <text:p>390.3562945</text:p>
              </table:table-cell>
              <table:table-cell office:value-type="float" office:value="0.000000392521306">
                <text:p>0.0000003925213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0.736342">
                <text:p>390.736342</text:p>
              </table:table-cell>
              <table:table-cell office:value-type="float" office:value="0.0000004122069296">
                <text:p>0.00000041220692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1.1163895">
                <text:p>391.1163895</text:p>
              </table:table-cell>
              <table:table-cell office:value-type="float" office:value="0.000000429363708">
                <text:p>0.0000004293637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1.6864608">
                <text:p>391.6864608</text:p>
              </table:table-cell>
              <table:table-cell office:value-type="float" office:value="0.0000004472345816">
                <text:p>0.00000044723458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2.4465558">
                <text:p>392.4465558</text:p>
              </table:table-cell>
              <table:table-cell office:value-type="float" office:value="0.0000004658492725">
                <text:p>0.00000046584927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2.8266033">
                <text:p>392.8266033</text:p>
              </table:table-cell>
              <table:table-cell office:value-type="float" office:value="0.0000004852387396">
                <text:p>0.00000048523873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3.5866983">
                <text:p>393.5866983</text:p>
              </table:table-cell>
              <table:table-cell office:value-type="float" office:value="0.0000005013297778">
                <text:p>0.00000050132977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3.9667458">
                <text:p>393.9667458</text:p>
              </table:table-cell>
              <table:table-cell office:value-type="float" office:value="0.0000005264723348">
                <text:p>0.00000052647233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4.5368171">
                <text:p>394.5368171</text:p>
              </table:table-cell>
              <table:table-cell office:value-type="float" office:value="0.0000005439307234">
                <text:p>0.00000054393072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5.2969121">
                <text:p>395.2969121</text:p>
              </table:table-cell>
              <table:table-cell office:value-type="float" office:value="0.000000566570078">
                <text:p>0.0000005665700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5.6769596">
                <text:p>395.6769596</text:p>
              </table:table-cell>
              <table:table-cell office:value-type="float" office:value="0.0000005853581509">
                <text:p>0.00000058535815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6.2470309">
                <text:p>396.2470309</text:p>
              </table:table-cell>
              <table:table-cell office:value-type="float" office:value="0.0000006047692564">
                <text:p>0.00000060476925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6.8171021">
                <text:p>396.8171021</text:p>
              </table:table-cell>
              <table:table-cell office:value-type="float" office:value="0.0000006350994825">
                <text:p>0.00000063509948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7.3871734">
                <text:p>397.3871734</text:p>
              </table:table-cell>
              <table:table-cell office:value-type="float" office:value="0.0000006561600641">
                <text:p>0.00000065616006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7.9572447">
                <text:p>397.9572447</text:p>
              </table:table-cell>
              <table:table-cell office:value-type="float" office:value="0.0000006834706015">
                <text:p>0.00000068347060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8.5273159">
                <text:p>398.5273159</text:p>
              </table:table-cell>
              <table:table-cell office:value-type="float" office:value="0.0000007119178515">
                <text:p>0.00000071191785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9.0973872">
                <text:p>399.0973872</text:p>
              </table:table-cell>
              <table:table-cell office:value-type="float" office:value="0.0000007415491262">
                <text:p>0.00000074154912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9.4774347">
                <text:p>399.4774347</text:p>
              </table:table-cell>
              <table:table-cell office:value-type="float" office:value="0.0000007755699547">
                <text:p>0.00000077556995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9.8574822">
                <text:p>399.8574822</text:p>
              </table:table-cell>
              <table:table-cell office:value-type="float" office:value="0.0000008045629254">
                <text:p>0.00000080456292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0.2375297">
                <text:p>400.2375297</text:p>
              </table:table-cell>
              <table:table-cell office:value-type="float" office:value="0.0000008380502512">
                <text:p>0.00000083805025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0.807601">
                <text:p>400.807601</text:p>
              </table:table-cell>
              <table:table-cell office:value-type="float" office:value="0.0000008800799234">
                <text:p>0.00000088007992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0.9976247">
                <text:p>400.9976247</text:p>
              </table:table-cell>
              <table:table-cell office:value-type="float" office:value="0.0000009204562748">
                <text:p>0.00000092045627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1.567696">
                <text:p>401.567696</text:p>
              </table:table-cell>
              <table:table-cell office:value-type="float" office:value="0.0000009626850145">
                <text:p>0.00000096268501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1.9477435">
                <text:p>401.9477435</text:p>
              </table:table-cell>
              <table:table-cell office:value-type="float" office:value="0.0000009946086845">
                <text:p>0.00000099460868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2.327791">
                <text:p>402.327791</text:p>
              </table:table-cell>
              <table:table-cell office:value-type="float" office:value="0.000001044490033">
                <text:p>0.0000010444900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2.8978622">
                <text:p>402.8978622</text:p>
              </table:table-cell>
              <table:table-cell office:value-type="float" office:value="0.000001087963548">
                <text:p>0.0000010879635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3.4679335">
                <text:p>403.4679335</text:p>
              </table:table-cell>
              <table:table-cell office:value-type="float" office:value="0.000001124041589">
                <text:p>0.0000011240415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3.847981">
                <text:p>403.847981</text:p>
              </table:table-cell>
              <table:table-cell office:value-type="float" office:value="0.000001170826179">
                <text:p>0.0000011708261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04.2280285">
                <text:p>404.2280285</text:p>
              </table:table-cell>
              <table:table-cell office:value-type="float" office:value="0.000001209652034">
                <text:p>0.0000012096520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4.7980998">
                <text:p>404.7980998</text:p>
              </table:table-cell>
              <table:table-cell office:value-type="float" office:value="0.000001259999882">
                <text:p>0.0000012599998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5.368171">
                <text:p>405.368171</text:p>
              </table:table-cell>
              <table:table-cell office:value-type="float" office:value="0.000001312443296">
                <text:p>0.0000013124432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5.7482185">
                <text:p>405.7482185</text:p>
              </table:table-cell>
              <table:table-cell office:value-type="float" office:value="0.000001367069497">
                <text:p>0.0000013670694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6.3182898">
                <text:p>406.3182898</text:p>
              </table:table-cell>
              <table:table-cell office:value-type="float" office:value="0.000001423969337">
                <text:p>0.0000014239693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6.888361">
                <text:p>406.888361</text:p>
              </table:table-cell>
              <table:table-cell office:value-type="float" office:value="0.000001471189691">
                <text:p>0.0000014711896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7.4584323">
                <text:p>407.4584323</text:p>
              </table:table-cell>
              <table:table-cell office:value-type="float" office:value="0.000001519975923">
                <text:p>0.0000015199759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8.0285036">
                <text:p>408.0285036</text:p>
              </table:table-cell>
              <table:table-cell office:value-type="float" office:value="0.000001583239997">
                <text:p>0.0000015832399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8.4085511">
                <text:p>408.4085511</text:p>
              </table:table-cell>
              <table:table-cell office:value-type="float" office:value="0.000001649137234">
                <text:p>0.0000016491372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8.7885986">
                <text:p>408.7885986</text:p>
              </table:table-cell>
              <table:table-cell office:value-type="float" office:value="0.00000171777723">
                <text:p>0.000001717777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9.3586698">
                <text:p>409.3586698</text:p>
              </table:table-cell>
              <table:table-cell office:value-type="float" office:value="0.000001789274143">
                <text:p>0.0000017892741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9.7387173">
                <text:p>409.7387173</text:p>
              </table:table-cell>
              <table:table-cell office:value-type="float" office:value="0.000001863746884">
                <text:p>0.0000018637468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10.3087886">
                <text:p>410.3087886</text:p>
              </table:table-cell>
              <table:table-cell office:value-type="float" office:value="0.000001941319312">
                <text:p>0.0000019413193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0.6888361">
                <text:p>410.6888361</text:p>
              </table:table-cell>
              <table:table-cell office:value-type="float" office:value="0.00000202212044">
                <text:p>0.000002022120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1.0688836">
                <text:p>411.0688836</text:p>
              </table:table-cell>
              <table:table-cell office:value-type="float" office:value="0.000002123533284">
                <text:p>0.0000021235332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1.4489311">
                <text:p>411.4489311</text:p>
              </table:table-cell>
              <table:table-cell office:value-type="float" office:value="0.000002176131317">
                <text:p>0.0000021761313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11.9239905">
                <text:p>411.9239905</text:p>
              </table:table-cell>
              <table:table-cell office:value-type="float" office:value="0.000002266705735">
                <text:p>0.0000022667057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2.3990499">
                <text:p>412.3990499</text:p>
              </table:table-cell>
              <table:table-cell office:value-type="float" office:value="0.000002361050019">
                <text:p>0.0000023610500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12.7790974">
                <text:p>412.7790974</text:p>
              </table:table-cell>
              <table:table-cell office:value-type="float" office:value="0.000002459321079">
                <text:p>0.0000024593210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2.9691211">
                <text:p>412.9691211</text:p>
              </table:table-cell>
              <table:table-cell office:value-type="float" office:value="0.000002582660292">
                <text:p>0.0000025826602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13.1591449">
                <text:p>413.1591449</text:p>
              </table:table-cell>
              <table:table-cell office:value-type="float" office:value="0.000002690155162">
                <text:p>0.0000026901551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13.5391924">
                <text:p>413.5391924</text:p>
              </table:table-cell>
              <table:table-cell office:value-type="float" office:value="0.000002825071104">
                <text:p>0.0000028250711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13.9192399">
                <text:p>413.9192399</text:p>
              </table:table-cell>
              <table:table-cell office:value-type="float" office:value="0.000002942655539">
                <text:p>0.0000029426555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4.2992874">
                <text:p>414.2992874</text:p>
              </table:table-cell>
              <table:table-cell office:value-type="float" office:value="0.000003090234812">
                <text:p>0.0000030902348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14.6793349">
                <text:p>414.6793349</text:p>
              </table:table-cell>
              <table:table-cell office:value-type="float" office:value="0.000003218855827">
                <text:p>0.0000032188558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15.0593824">
                <text:p>415.0593824</text:p>
              </table:table-cell>
              <table:table-cell office:value-type="float" office:value="0.000003352830275">
                <text:p>0.0000033528302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5.4394299">
                <text:p>415.4394299</text:p>
              </table:table-cell>
              <table:table-cell office:value-type="float" office:value="0.000003520980523">
                <text:p>0.0000035209805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15.6294537">
                <text:p>415.6294537</text:p>
              </table:table-cell>
              <table:table-cell office:value-type="float" office:value="0.000003697563797">
                <text:p>0.0000036975637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5.9144893">
                <text:p>415.9144893</text:p>
              </table:table-cell>
              <table:table-cell office:value-type="float" office:value="0.000003789149168">
                <text:p>0.000003789149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